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6"/>Несколько независимых информационных процедур без предустановок</text:span></text:h>
      <text:h text:style-name="Default"><text:s text:c="2"/>3<text:s text:c="2"/><text:span text:style-name="style2">//<text:s text:c="6"/>отрабатываются в текущем/произвольном графическом окне OpenGL</text:span></text:h>
      <text:h text:style-name="Default"><text:s text:c="2"/>4<text:s text:c="2"/><text:span text:style-name="style2">//</text:span></text:h>
      <text:h text:style-name="Default"><text:s text:c="2"/>5<text:s text:c="2"/><text:span text:style-name="style2">//<text:s text:c="59"/>2021-03-23 יְרוּשָׁלַיִם</text:span></text:h>
      <text:h text:style-name="Default"><text:s text:c="2"/>6<text:s text:c="2"/><text:span text:style-name="style2">//</text:span></text:h>
      <text:h text:style-name="Default"><text:s text:c="2"/>7<text:s text:c="2"/><text:span text:style-name="style9">#include "Aurora.h"<text:s text:c="7"/></text:span><text:span text:style-name="style2">// объекты и производные операции с корпусом на волне</text:span></text:h>
      <text:h text:style-name="Default"><text:s text:c="2"/>8<text:s text:c="2"/></text:h>
      <text:h text:style-name="Default"><text:s text:c="2"/>9<text:s text:c="2"/><text:span text:style-name="style11">Hull</text:span><text:span text:style-name="style10">&amp; </text:span><text:span text:style-name="style11">Hull</text:span><text:span text:style-name="style10">::</text:span><text:span text:style-name="style11">Contour_Lines</text:span><text:span text:style-name="style10">()<text:s text:c="6"/></text:span><text:span text:style-name="style2">// рисуем контуры габаритного прямоугольного</text:span></text:h>
      <text:h text:style-name="Default"><text:s text:c="1"/>10<text:s text:c="2"/><text:span text:style-name="style10">{ </text:span><text:span text:style-name="style11">glLineWidth</text:span><text:span text:style-name="style10">( </text:span><text:span text:style-name="style4">0.05 </text:span><text:span text:style-name="style10">);<text:s text:c="11"/></text:span><text:span text:style-name="style2">// параллелепипеда по заданным размерениям</text:span></text:h>
      <text:h text:style-name="Default"><text:s text:c="1"/>11<text:s text:c="2"/><text:s text:c="2"/><text:span text:style-name="style11">glEnable</text:span><text:span text:style-name="style10">( </text:span><text:span text:style-name="style11">GL_LINE_SMOOTH </text:span><text:span text:style-name="style10">);<text:s text:c="4"/></text:span><text:span text:style-name="style2">// сглаживание линий</text:span></text:h>
      <text:h text:style-name="Default"><text:s text:c="1"/>12<text:s text:c="2"/><text:span text:style-name="style9">#define V(a,b,c)glVertex3dv \</text:span></text:h>
      <text:h text:style-name="Default"><text:s text:c="1"/>13<text:s text:c="2"/><text:s text:c="6"/><text:span text:style-name="style9">( out( (Vector){xm a Length/2,b Breadth/2,c Draught/2-Draught/2} ) ),</text:span></text:h>
      <text:h text:style-name="Default"><text:s text:c="1"/>14<text:s text:c="2"/><text:s text:c="1"/><text:span text:style-name="style5">Real </text:span><text:span text:style-name="style11">xm</text:span><text:span text:style-name="style10">=(</text:span><text:span text:style-name="style11">Keel</text:span><text:span text:style-name="style10">[</text:span><text:span text:style-name="style4">0</text:span><text:span text:style-name="style10">]+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)/</text:span><text:span text:style-name="style4">2</text:span><text:span text:style-name="style10">;</text:span></text:h>
      <text:h text:style-name="Default"><text:s text:c="1"/>15<text:s text:c="2"/><text:s text:c="2"/><text:span text:style-name="style11">color</text:span><text:span text:style-name="style10">( </text:span><text:span text:style-name="style11">cyan </text:span><text:span text:style-name="style10">),</text:span><text:span text:style-name="style11">glBegin</text:span><text:span text:style-name="style10">(</text:span><text:span text:style-name="style11">GL_LINE_LOOP</text:span><text:span text:style-name="style10">),</text:span><text:span text:style-name="style11">V</text:span><text:span text:style-name="style10">(+,+,+)</text:span><text:span text:style-name="style11">V</text:span><text:span text:style-name="style10">(+,-,+)</text:span><text:span text:style-name="style11">V</text:span><text:span text:style-name="style10">(-,-,+)</text:span><text:span text:style-name="style11">V</text:span><text:span text:style-name="style10">(-,+,+)</text:span><text:span text:style-name="style11">glEnd</text:span><text:span text:style-name="style10">();</text:span></text:h>
      <text:h text:style-name="Default"><text:s text:c="1"/>16<text:s text:c="2"/><text:s text:c="2"/><text:span text:style-name="style11">color</text:span><text:span text:style-name="style10">( </text:span><text:span text:style-name="style11">gray </text:span><text:span text:style-name="style10">),</text:span><text:span text:style-name="style11">glBegin</text:span><text:span text:style-name="style10">(</text:span><text:span text:style-name="style11">GL_LINE_LOOP</text:span><text:span text:style-name="style10">),</text:span><text:span text:style-name="style11">V</text:span><text:span text:style-name="style10">(+,+,-)</text:span><text:span text:style-name="style11">V</text:span><text:span text:style-name="style10">(+,-,-)</text:span><text:span text:style-name="style11">V</text:span><text:span text:style-name="style10">(-,-,-)</text:span><text:span text:style-name="style11">V</text:span><text:span text:style-name="style10">(-,+,-)</text:span><text:span text:style-name="style11">glEnd</text:span><text:span text:style-name="style10">();</text:span></text:h>
      <text:h text:style-name="Default"><text:s text:c="1"/>17<text:s text:c="2"/><text:span text:style-name="style9">#undef V</text:span></text:h>
      <text:h text:style-name="Default"><text:s text:c="1"/>18<text:s text:c="2"/><text:span text:style-name="style15">///</text:span></text:h>
      <text:h text:style-name="Default"><text:s text:c="1"/>19<text:s text:c="2"/><text:span text:style-name="style15">//!<text:s text:c="3"/>прорисовка линий тока и профилей волн по курсу и траверзу корабля</text:span></text:h>
      <text:h text:style-name="Default"><text:s text:c="1"/>20<text:s text:c="2"/><text:span text:style-name="style2">//</text:span></text:h>
      <text:h text:style-name="Default"><text:s text:c="1"/>21<text:s text:c="2"/><text:s text:c="1"/><text:span text:style-name="style11">Field </text:span><text:span text:style-name="style10">&amp;</text:span><text:span text:style-name="style11">F</text:span><text:span text:style-name="style10">=*</text:span><text:span text:style-name="style11">Storm</text:span><text:span text:style-name="style10">;</text:span></text:h>
      <text:h text:style-name="Default"><text:s text:c="1"/>22<text:s text:c="2"/><text:s text:c="1"/><text:span text:style-name="style5">const Real </text:span><text:span text:style-name="style10">&amp;</text:span><text:span text:style-name="style11">Trun</text:span><text:span text:style-name="style10">=</text:span><text:span text:style-name="style11">F</text:span><text:span text:style-name="style10">.</text:span><text:span text:style-name="style11">Trun</text:span><text:span text:style-name="style10">,</text:span></text:h>
      <text:h text:style-name="Default"><text:s text:c="1"/>23<text:s text:c="2"/><text:s text:c="6"/><text:span text:style-name="style11">D</text:span><text:span text:style-name="style10">=-</text:span><text:span text:style-name="style4">1.5</text:span><text:span text:style-name="style10">*</text:span><text:span text:style-name="style11">Draught</text:span><text:span text:style-name="style10">,</text:span><text:span text:style-name="style11">dP</text:span><text:span text:style-name="style10">=</text:span><text:span text:style-name="style11">D</text:span><text:span text:style-name="style10">/</text:span><text:span text:style-name="style4">9</text:span><text:span text:style-name="style10">,</text:span><text:span text:style-name="style11">dQ</text:span><text:span text:style-name="style10">=</text:span><text:span text:style-name="style11">dP</text:span><text:span text:style-name="style10">/</text:span><text:span text:style-name="style4">6</text:span><text:span text:style-name="style10">;<text:s text:c="4"/></text:span><text:span text:style-name="style2">// профильное заглубление и детальность</text:span></text:h>
      <text:h text:style-name="Default"><text:s text:c="1"/>24<text:s text:c="2"/><text:s text:c="1"/><text:span text:style-name="style5">Real </text:span><text:span text:style-name="style11">S</text:span><text:span text:style-name="style10">=</text:span><text:span text:style-name="style11">hypot</text:span><text:span text:style-name="style10">( </text:span><text:span text:style-name="style11">F</text:span><text:span text:style-name="style10">.</text:span><text:span text:style-name="style11">Long</text:span><text:span text:style-name="style10">,</text:span><text:span text:style-name="style11">F</text:span><text:span text:style-name="style10">.</text:span><text:span text:style-name="style11">Wide </text:span><text:span text:style-name="style10">),</text:span><text:span text:style-name="style11">dS</text:span><text:span text:style-name="style10">=</text:span><text:span text:style-name="style11">F</text:span><text:span text:style-name="style10">.</text:span><text:span text:style-name="style11">dS</text:span><text:span text:style-name="style10">; </text:span><text:span text:style-name="style2">// дистанция и шаг разметки профиля</text:span></text:h>
      <text:h text:style-name="Default"><text:s text:c="1"/>25<text:s text:c="2"/><text:s text:c="1"/><text:span text:style-name="style5">Vector </text:span><text:span text:style-name="style11">Ahead</text:span><text:span text:style-name="style10">=</text:span><text:span text:style-name="style11">x</text:span><text:span text:style-name="style10">;<text:s text:c="4"/></text:span><text:span text:style-name="style11">Ahead</text:span><text:span text:style-name="style10">.</text:span><text:span text:style-name="style11">z</text:span><text:span text:style-name="style10">=</text:span><text:span text:style-name="style4">0</text:span><text:span text:style-name="style10">;<text:s text:c="4"/></text:span><text:span text:style-name="style11">Ahead</text:span><text:span text:style-name="style10">=</text:span><text:span text:style-name="style11">dir</text:span><text:span text:style-name="style10">( </text:span><text:span text:style-name="style11">Ahead </text:span><text:span text:style-name="style10">)*</text:span><text:span text:style-name="style11">S</text:span><text:span text:style-name="style10">;</text:span></text:h>
      <text:h text:style-name="Default"><text:s text:c="1"/>26<text:s text:c="2"/><text:s text:c="1"/><text:span text:style-name="style5">Vector </text:span><text:span text:style-name="style11">Traverse</text:span><text:span text:style-name="style10">=</text:span><text:span text:style-name="style11">y</text:span><text:span text:style-name="style10">; </text:span><text:span text:style-name="style11">Traverse</text:span><text:span text:style-name="style10">.</text:span><text:span text:style-name="style11">z</text:span><text:span text:style-name="style10">=</text:span><text:span text:style-name="style4">0</text:span><text:span text:style-name="style10">; </text:span><text:span text:style-name="style11">Traverse</text:span><text:span text:style-name="style10">=</text:span><text:span text:style-name="style11">dir</text:span><text:span text:style-name="style10">( </text:span><text:span text:style-name="style11">Traverse </text:span><text:span text:style-name="style10">)*</text:span><text:span text:style-name="style11">S</text:span><text:span text:style-name="style10">;</text:span></text:h>
      <text:h text:style-name="Default"><text:s text:c="1"/>27<text:s text:c="2"/><text:s text:c="1"/><text:span text:style-name="style5">Vector </text:span><text:span text:style-name="style11">R</text:span><text:span text:style-name="style10">,</text:span><text:span text:style-name="style11">V</text:span><text:span text:style-name="style10">,</text:span><text:span text:style-name="style11">P</text:span><text:span text:style-name="style10">; </text:span><text:span text:style-name="style11">R</text:span><text:span text:style-name="style10">.</text:span><text:span text:style-name="style11">x</text:span><text:span text:style-name="style10">=</text:span><text:span text:style-name="style11">fabs</text:span><text:span text:style-name="style10">( </text:span><text:span text:style-name="style11">F</text:span><text:span text:style-name="style10">.</text:span><text:span text:style-name="style11">Long</text:span><text:span text:style-name="style10">/</text:span><text:span text:style-name="style11">Ahead</text:span><text:span text:style-name="style10">.</text:span><text:span text:style-name="style11">x </text:span><text:span text:style-name="style10">)/</text:span><text:span text:style-name="style4">2</text:span><text:span text:style-name="style10">;</text:span></text:h>
      <text:h text:style-name="Default"><text:s text:c="1"/>28<text:s text:c="2"/><text:s text:c="15"/><text:span text:style-name="style11">R</text:span><text:span text:style-name="style10">.</text:span><text:span text:style-name="style11">y</text:span><text:span text:style-name="style10">=</text:span><text:span text:style-name="style11">fabs</text:span><text:span text:style-name="style10">( </text:span><text:span text:style-name="style11">F</text:span><text:span text:style-name="style10">.</text:span><text:span text:style-name="style11">Long</text:span><text:span text:style-name="style10">/</text:span><text:span text:style-name="style11">Traverse</text:span><text:span text:style-name="style10">.</text:span><text:span text:style-name="style11">x </text:span><text:span text:style-name="style10">)/</text:span><text:span text:style-name="style4">2</text:span><text:span text:style-name="style10">;</text:span></text:h>
      <text:h text:style-name="Default"><text:s text:c="1"/>29<text:s text:c="2"/><text:s text:c="2"/><text:span text:style-name="style11">Ahead </text:span><text:span text:style-name="style10">*= </text:span><text:span text:style-name="style11">R</text:span><text:span text:style-name="style10">.</text:span><text:span text:style-name="style11">x</text:span><text:span text:style-name="style10">&lt;</text:span><text:span text:style-name="style4">0.5 </text:span><text:span text:style-name="style10">? </text:span><text:span text:style-name="style11">R</text:span><text:span text:style-name="style10">.</text:span><text:span text:style-name="style11">x </text:span><text:span text:style-name="style10">: </text:span><text:span text:style-name="style11">F</text:span><text:span text:style-name="style10">.</text:span><text:span text:style-name="style11">Wide</text:span><text:span text:style-name="style10">/</text:span><text:span text:style-name="style11">fabs</text:span><text:span text:style-name="style10">( </text:span><text:span text:style-name="style11">Ahead</text:span><text:span text:style-name="style10">.</text:span><text:span text:style-name="style11">y </text:span><text:span text:style-name="style10">)/</text:span><text:span text:style-name="style4">2</text:span><text:span text:style-name="style10">;</text:span></text:h>
      <text:h text:style-name="Default"><text:s text:c="1"/>30<text:s text:c="2"/><text:s text:c="2"/><text:span text:style-name="style11">Traverse</text:span><text:span text:style-name="style10">*=</text:span><text:span text:style-name="style11">R</text:span><text:span text:style-name="style10">.</text:span><text:span text:style-name="style11">y</text:span><text:span text:style-name="style10">&lt;</text:span><text:span text:style-name="style4">0.5 </text:span><text:span text:style-name="style10">? </text:span><text:span text:style-name="style11">R</text:span><text:span text:style-name="style10">.</text:span><text:span text:style-name="style11">y </text:span><text:span text:style-name="style10">: </text:span><text:span text:style-name="style11">F</text:span><text:span text:style-name="style10">.</text:span><text:span text:style-name="style11">Wide</text:span><text:span text:style-name="style10">/</text:span><text:span text:style-name="style11">fabs</text:span><text:span text:style-name="style10">( </text:span><text:span text:style-name="style11">Traverse</text:span><text:span text:style-name="style10">.</text:span><text:span text:style-name="style11">y </text:span><text:span text:style-name="style10">)/</text:span><text:span text:style-name="style4">2</text:span><text:span text:style-name="style10">;</text:span></text:h>
      <text:h text:style-name="Default"><text:s text:c="1"/>31<text:s text:c="2"/><text:s text:c="2"/><text:span text:style-name="style11">glLineWidth</text:span><text:span text:style-name="style10">( </text:span><text:span text:style-name="style4">0.01 </text:span><text:span text:style-name="style10">); </text:span><text:span text:style-name="style11">arrow</text:span><text:span text:style-name="style10">( -</text:span><text:span text:style-name="style11">Traverse</text:span><text:span text:style-name="style10">,</text:span><text:span text:style-name="style11">Traverse</text:span><text:span text:style-name="style10">,</text:span><text:span text:style-name="style11">Length</text:span><text:span text:style-name="style10">/</text:span><text:span text:style-name="style4">240</text:span><text:span text:style-name="style10">,</text:span><text:span text:style-name="style11">lightcyan </text:span><text:span text:style-name="style10">);</text:span></text:h>
      <text:h text:style-name="Default"><text:s text:c="1"/>32<text:s text:c="2"/><text:s text:c="23"/><text:span text:style-name="style11">arrow</text:span><text:span text:style-name="style10">( -</text:span><text:span text:style-name="style11">Ahead</text:span><text:span text:style-name="style10">,</text:span><text:span text:style-name="style11">Ahead</text:span><text:span text:style-name="style10">,</text:span><text:span text:style-name="style11">Length</text:span><text:span text:style-name="style10">/</text:span><text:span text:style-name="style4">240</text:span><text:span text:style-name="style10">,</text:span><text:span text:style-name="style11">yellow </text:span><text:span text:style-name="style10">);</text:span></text:h>
      <text:h text:style-name="Default"><text:s text:c="1"/>33<text:s text:c="2"/><text:s text:c="2"/><text:span text:style-name="style11">glLineWidth</text:span><text:span text:style-name="style10">( </text:span><text:span text:style-name="style4">1 </text:span><text:span text:style-name="style10">);<text:s text:c="27"/></text:span><text:span text:style-name="style2">// ускоренная прорисовка без волн</text:span></text:h>
      <text:h text:style-name="Default"><text:s text:c="1"/>34<text:s text:c="2"/><text:s text:c="2"/><text:span text:style-name="style5">if</text:span><text:span text:style-name="style10">( !</text:span><text:span text:style-name="style11">F</text:span><text:span text:style-name="style10">.</text:span><text:span text:style-name="style11">Exp</text:span><text:span text:style-name="style10">.</text:span><text:span text:style-name="style11">wave </text:span><text:span text:style-name="style10">)</text:span><text:span text:style-name="style5">return </text:span><text:span text:style-name="style10">*</text:span><text:span text:style-name="style5">this</text:span><text:span text:style-name="style10">; </text:span><text:span text:style-name="style11">color</text:span><text:span text:style-name="style10">( </text:span><text:span text:style-name="style11">lightblue </text:span><text:span text:style-name="style10">);</text:span></text:h>
      <text:h text:style-name="Default"><text:s text:c="1"/>35<text:s text:c="2"/><text:s text:c="2"/><text:span text:style-name="style5">for</text:span><text:span text:style-name="style10">( </text:span><text:span text:style-name="style5">Real </text:span><text:span text:style-name="style11">w</text:span><text:span text:style-name="style10">=</text:span><text:span text:style-name="style4">0</text:span><text:span text:style-name="style10">; </text:span><text:span text:style-name="style11">w</text:span><text:span text:style-name="style10">&gt;=</text:span><text:span text:style-name="style11">D</text:span><text:span text:style-name="style10">; </text:span><text:span text:style-name="style11">w</text:span><text:span text:style-name="style10">+=</text:span><text:span text:style-name="style11">dP </text:span><text:span text:style-name="style10">)</text:span></text:h>
      <text:h text:style-name="Default"><text:s text:c="1"/>36<text:s text:c="2"/><text:s text:c="2"/><text:span text:style-name="style10">{ </text:span><text:span text:style-name="style11">S</text:span><text:span text:style-name="style10">=</text:span><text:span text:style-name="style11">abs</text:span><text:span text:style-name="style10">( </text:span><text:span text:style-name="style11">Ahead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<text:s text:c="1"/>37<text:s text:c="2"/><text:s text:c="4"/><text:span text:style-name="style5">for</text:span><text:span text:style-name="style10">( </text:span><text:span text:style-name="style5">Real </text:span><text:span text:style-name="style11">s</text:span><text:span text:style-name="style10">=</text:span><text:span text:style-name="style4">0</text:span><text:span text:style-name="style10">; </text:span><text:span text:style-name="style11">s</text:span><text:span text:style-name="style10">&lt;</text:span><text:span text:style-name="style11">S</text:span><text:span text:style-name="style10">*</text:span><text:span text:style-name="style4">2</text:span><text:span text:style-name="style10">; </text:span><text:span text:style-name="style11">s</text:span><text:span text:style-name="style10">+=</text:span><text:span text:style-name="style11">dS </text:span><text:span text:style-name="style10">)<text:s text:c="14"/></text:span><text:span text:style-name="style2">// профили волн по курсу корабля</text:span></text:h>
      <text:h text:style-name="Default"><text:s text:c="1"/>38<text:s text:c="2"/><text:s text:c="4"/><text:span text:style-name="style10">{ </text:span><text:span text:style-name="style11">R </text:span><text:span text:style-name="style10">= -</text:span><text:span text:style-name="style11">Ahead </text:span><text:span text:style-name="style10">+ </text:span><text:span text:style-name="style11">Ahead</text:span><text:span text:style-name="style10">*( </text:span><text:span text:style-name="style11">s</text:span><text:span text:style-name="style10">/</text:span><text:span text:style-name="style11">S </text:span><text:span text:style-name="style10">); </text:span><text:span text:style-name="style11">R</text:span><text:span text:style-name="style10">.</text:span><text:span text:style-name="style11">z</text:span><text:span text:style-name="style10">=</text:span><text:span text:style-name="style11">w</text:span><text:span text:style-name="style10">; </text:span><text:span text:style-name="style11">dot</text:span><text:span text:style-name="style10">( </text:span><text:span text:style-name="style11">F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R </text:span><text:span text:style-name="style10">) ); } </text:span><text:span text:style-name="style11">glEnd</text:span><text:span text:style-name="style10">();</text:span></text:h>
      <text:h text:style-name="Default"><text:s text:c="1"/>39<text:s text:c="2"/><text:s text:c="4"/><text:span text:style-name="style11">S</text:span><text:span text:style-name="style10">=</text:span><text:span text:style-name="style11">abs</text:span><text:span text:style-name="style10">( </text:span><text:span text:style-name="style11">Traverse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<text:s text:c="1"/>40<text:s text:c="2"/><text:s text:c="4"/><text:span text:style-name="style5">for</text:span><text:span text:style-name="style10">( </text:span><text:span text:style-name="style5">Real </text:span><text:span text:style-name="style11">s</text:span><text:span text:style-name="style10">=</text:span><text:span text:style-name="style4">0</text:span><text:span text:style-name="style10">; </text:span><text:span text:style-name="style11">s</text:span><text:span text:style-name="style10">&lt;</text:span><text:span text:style-name="style11">S</text:span><text:span text:style-name="style10">*</text:span><text:span text:style-name="style4">2</text:span><text:span text:style-name="style10">; </text:span><text:span text:style-name="style11">s</text:span><text:span text:style-name="style10">+=</text:span><text:span text:style-name="style11">dS </text:span><text:span text:style-name="style10">)<text:s text:c="19"/></text:span><text:span text:style-name="style2">// профили волн по траверзу</text:span></text:h>
      <text:h text:style-name="Default"><text:s text:c="1"/>41<text:s text:c="2"/><text:s text:c="4"/><text:span text:style-name="style10">{ </text:span><text:span text:style-name="style11">R </text:span><text:span text:style-name="style10">= -</text:span><text:span text:style-name="style11">Traverse </text:span><text:span text:style-name="style10">+ </text:span><text:span text:style-name="style11">Traverse</text:span><text:span text:style-name="style10">*( </text:span><text:span text:style-name="style11">s</text:span><text:span text:style-name="style10">/</text:span><text:span text:style-name="style11">S </text:span><text:span text:style-name="style10">); </text:span><text:span text:style-name="style11">R</text:span><text:span text:style-name="style10">.</text:span><text:span text:style-name="style11">z</text:span><text:span text:style-name="style10">=</text:span><text:span text:style-name="style11">w</text:span><text:span text:style-name="style10">; </text:span><text:span text:style-name="style11">dot</text:span><text:span text:style-name="style10">( </text:span><text:span text:style-name="style11">F</text:span><text:span text:style-name="style10">.</text:span><text:span text:style-name="style11">Wave</text:span><text:span text:style-name="style10">(</text:span><text:span text:style-name="style11">Trun</text:span><text:span text:style-name="style10">,</text:span><text:span text:style-name="style11">R</text:span><text:span text:style-name="style10">)); } </text:span><text:span text:style-name="style11">glEnd</text:span><text:span text:style-name="style10">();</text:span></text:h>
      <text:h text:style-name="Default"><text:s text:c="1"/>42<text:s text:c="2"/><text:s text:c="2"/><text:span text:style-name="style10">}</text:span></text:h>
      <text:h text:style-name="Default"><text:s text:c="1"/>43<text:s text:c="2"/><text:s text:c="2"/><text:span text:style-name="style2">// пусть будет еще лишняя сотня кривых линий вертикальных граней жидких ячеек</text:span></text:h>
      <text:h text:style-name="Default"><text:s text:c="1"/>44<text:s text:c="2"/><text:s text:c="2"/><text:span text:style-name="style2">//</text:span></text:h>
      <text:h text:style-name="Default"><text:s text:c="1"/>45<text:s text:c="2"/><text:s text:c="2"/><text:span text:style-name="style11">dS</text:span><text:span text:style-name="style10">=( </text:span><text:span text:style-name="style11">S</text:span><text:span text:style-name="style10">=</text:span><text:span text:style-name="style11">abs</text:span><text:span text:style-name="style10">( </text:span><text:span text:style-name="style11">Traverse </text:span><text:span text:style-name="style10">) )/</text:span><text:span text:style-name="style4">120.0</text:span><text:span text:style-name="style10">; </text:span><text:span text:style-name="style11">glLineWidth</text:span><text:span text:style-name="style10">( </text:span><text:span text:style-name="style4">0.01 </text:span><text:span text:style-name="style10">);<text:s text:c="3"/></text:span><text:span text:style-name="style2">// длина и шаг профиля</text:span></text:h>
      <text:h text:style-name="Default"><text:s text:c="1"/>46<text:s text:c="2"/><text:s text:c="2"/><text:span text:style-name="style5">for</text:span><text:span text:style-name="style10">( </text:span><text:span text:style-name="style5">Real </text:span><text:span text:style-name="style11">s</text:span><text:span text:style-name="style10">=</text:span><text:span text:style-name="style4">0</text:span><text:span text:style-name="style10">; </text:span><text:span text:style-name="style11">s</text:span><text:span text:style-name="style10">&lt;</text:span><text:span text:style-name="style11">S</text:span><text:span text:style-name="style10">*</text:span><text:span text:style-name="style4">2</text:span><text:span text:style-name="style10">; </text:span><text:span text:style-name="style11">s</text:span><text:span text:style-name="style10">+=</text:span><text:span text:style-name="style11">dS </text:span><text:span text:style-name="style10">)</text:span></text:h>
      <text:h text:style-name="Default"><text:s text:c="1"/>47<text:s text:c="2"/><text:s text:c="2"/><text:span text:style-name="style10">{ </text:span><text:span text:style-name="style11">R</text:span><text:span text:style-name="style10">=</text:span><text:span text:style-name="style11">Traverse</text:span><text:span text:style-name="style10">*( </text:span><text:span text:style-name="style11">s</text:span><text:span text:style-name="style10">/</text:span><text:span text:style-name="style11">S </text:span><text:span text:style-name="style10">)-</text:span><text:span text:style-name="style11">Traverse</text:span><text:span text:style-name="style10">; </text:span><text:span text:style-name="style11">color</text:span><text:span text:style-name="style10">( </text:span><text:span text:style-name="style11">lightgreen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<text:s text:c="1"/>48<text:s text:c="2"/><text:s text:c="4"/><text:span text:style-name="style5">for</text:span><text:span text:style-name="style10">( </text:span><text:span text:style-name="style11">R</text:span><text:span text:style-name="style10">.</text:span><text:span text:style-name="style11">z</text:span><text:span text:style-name="style10">=</text:span><text:span text:style-name="style4">0</text:span><text:span text:style-name="style10">; </text:span><text:span text:style-name="style11">R</text:span><text:span text:style-name="style10">.</text:span><text:span text:style-name="style11">z</text:span><text:span text:style-name="style10">&gt;=</text:span><text:span text:style-name="style11">D</text:span><text:span text:style-name="style10">; </text:span><text:span text:style-name="style11">R</text:span><text:span text:style-name="style10">.</text:span><text:span text:style-name="style11">z</text:span><text:span text:style-name="style10">+=</text:span><text:span text:style-name="style11">dQ </text:span><text:span text:style-name="style10">)</text:span><text:span text:style-name="style11">dot</text:span><text:span text:style-name="style10">( </text:span><text:span text:style-name="style11">F</text:span><text:span text:style-name="style10">.</text:span><text:span text:style-name="style11">Wave</text:span><text:span text:style-name="style10">(</text:span><text:span text:style-name="style11">Trun</text:span><text:span text:style-name="style10">,</text:span><text:span text:style-name="style11">R</text:span><text:span text:style-name="style10">) ); </text:span><text:span text:style-name="style11">glEnd</text:span><text:span text:style-name="style10">(); </text:span><text:span text:style-name="style11">color</text:span><text:span text:style-name="style10">( </text:span><text:span text:style-name="style11">cyan </text:span><text:span text:style-name="style10">);</text:span></text:h>
      <text:h text:style-name="Default"><text:s text:c="1"/>49<text:s text:c="2"/><text:s text:c="4"/><text:span text:style-name="style5">for</text:span><text:span text:style-name="style10">( </text:span><text:span text:style-name="style11">R</text:span><text:span text:style-name="style10">.</text:span><text:span text:style-name="style11">z</text:span><text:span text:style-name="style10">=</text:span><text:span text:style-name="style4">0</text:span><text:span text:style-name="style10">; </text:span><text:span text:style-name="style11">R</text:span><text:span text:style-name="style10">.</text:span><text:span text:style-name="style11">z</text:span><text:span text:style-name="style10">&gt;=</text:span><text:span text:style-name="style11">D</text:span><text:span text:style-name="style10">; </text:span><text:span text:style-name="style11">R</text:span><text:span text:style-name="style10">.</text:span><text:span text:style-name="style11">z</text:span><text:span text:style-name="style10">+=</text:span><text:span text:style-name="style11">dP </text:span><text:span text:style-name="style10">){ </text:span><text:span text:style-name="style11">P</text:span><text:span text:style-name="style10">=</text:span><text:span text:style-name="style11">F</text:span><text:span text:style-name="style10">.</text:span><text:span text:style-name="style11">WaveV</text:span><text:span text:style-name="style10">(</text:span><text:span text:style-name="style11">Trun</text:span><text:span text:style-name="style10">,</text:span><text:span text:style-name="style11">R</text:span><text:span text:style-name="style10">,</text:span><text:span text:style-name="style11">V</text:span><text:span text:style-name="style10">); </text:span><text:span text:style-name="style11">arrow</text:span><text:span text:style-name="style10">(</text:span><text:span text:style-name="style11">P</text:span><text:span text:style-name="style10">,</text:span><text:span text:style-name="style11">P</text:span><text:span text:style-name="style10">+</text:span><text:span text:style-name="style11">V</text:span><text:span text:style-name="style10">,</text:span><text:span text:style-name="style11">abs</text:span><text:span text:style-name="style10">(</text:span><text:span text:style-name="style11">V</text:span><text:span text:style-name="style10">)/</text:span><text:span text:style-name="style4">6</text:span><text:span text:style-name="style10">); }</text:span></text:h>
      <text:h text:style-name="Default"><text:s text:c="1"/>50<text:s text:c="2"/><text:s text:c="2"/><text:span text:style-name="style10">}</text:span></text:h>
      <text:h text:style-name="Default"><text:s text:c="1"/>51<text:s text:c="2"/><text:s text:c="2"/><text:span text:style-name="style11">dS</text:span><text:span text:style-name="style10">=( </text:span><text:span text:style-name="style11">S</text:span><text:span text:style-name="style10">=</text:span><text:span text:style-name="style11">abs</text:span><text:span text:style-name="style10">( </text:span><text:span text:style-name="style11">Ahead </text:span><text:span text:style-name="style10">) )/</text:span><text:span text:style-name="style4">120.0</text:span><text:span text:style-name="style10">;</text:span></text:h>
      <text:h text:style-name="Default"><text:s text:c="1"/>52<text:s text:c="2"/><text:s text:c="2"/><text:span text:style-name="style5">for</text:span><text:span text:style-name="style10">( </text:span><text:span text:style-name="style5">Real </text:span><text:span text:style-name="style11">s</text:span><text:span text:style-name="style10">=</text:span><text:span text:style-name="style4">0</text:span><text:span text:style-name="style10">; </text:span><text:span text:style-name="style11">s</text:span><text:span text:style-name="style10">&lt;</text:span><text:span text:style-name="style11">S</text:span><text:span text:style-name="style10">*</text:span><text:span text:style-name="style4">2</text:span><text:span text:style-name="style10">; </text:span><text:span text:style-name="style11">s</text:span><text:span text:style-name="style10">+=</text:span><text:span text:style-name="style11">dS </text:span><text:span text:style-name="style10">)</text:span></text:h>
      <text:h text:style-name="Default"><text:s text:c="1"/>53<text:s text:c="2"/><text:s text:c="2"/><text:span text:style-name="style10">{ </text:span><text:span text:style-name="style11">R</text:span><text:span text:style-name="style10">=</text:span><text:span text:style-name="style11">Ahead</text:span><text:span text:style-name="style10">*( </text:span><text:span text:style-name="style11">s</text:span><text:span text:style-name="style10">/</text:span><text:span text:style-name="style11">S </text:span><text:span text:style-name="style10">)-</text:span><text:span text:style-name="style11">Ahead</text:span><text:span text:style-name="style10">; </text:span><text:span text:style-name="style11">color</text:span><text:span text:style-name="style10">( </text:span><text:span text:style-name="style11">lightgreen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<text:s text:c="1"/>54<text:s text:c="2"/><text:s text:c="4"/><text:span text:style-name="style5">for</text:span><text:span text:style-name="style10">( </text:span><text:span text:style-name="style11">R</text:span><text:span text:style-name="style10">.</text:span><text:span text:style-name="style11">z</text:span><text:span text:style-name="style10">=</text:span><text:span text:style-name="style4">0</text:span><text:span text:style-name="style10">; </text:span><text:span text:style-name="style11">R</text:span><text:span text:style-name="style10">.</text:span><text:span text:style-name="style11">z</text:span><text:span text:style-name="style10">&gt;=</text:span><text:span text:style-name="style11">D</text:span><text:span text:style-name="style10">; </text:span><text:span text:style-name="style11">R</text:span><text:span text:style-name="style10">.</text:span><text:span text:style-name="style11">z</text:span><text:span text:style-name="style10">+=</text:span><text:span text:style-name="style11">dQ </text:span><text:span text:style-name="style10">)</text:span><text:span text:style-name="style11">dot</text:span><text:span text:style-name="style10">( </text:span><text:span text:style-name="style11">F</text:span><text:span text:style-name="style10">.</text:span><text:span text:style-name="style11">Wave</text:span><text:span text:style-name="style10">(</text:span><text:span text:style-name="style11">Trun</text:span><text:span text:style-name="style10">,</text:span><text:span text:style-name="style11">R</text:span><text:span text:style-name="style10">) ); </text:span><text:span text:style-name="style11">glEnd</text:span><text:span text:style-name="style10">(); </text:span><text:span text:style-name="style11">color</text:span><text:span text:style-name="style10">( </text:span><text:span text:style-name="style11">cyan </text:span><text:span text:style-name="style10">);</text:span></text:h>
      <text:h text:style-name="Default"><text:s text:c="1"/>55<text:s text:c="2"/><text:s text:c="4"/><text:span text:style-name="style5">for</text:span><text:span text:style-name="style10">( </text:span><text:span text:style-name="style11">R</text:span><text:span text:style-name="style10">.</text:span><text:span text:style-name="style11">z</text:span><text:span text:style-name="style10">=</text:span><text:span text:style-name="style4">0</text:span><text:span text:style-name="style10">; </text:span><text:span text:style-name="style11">R</text:span><text:span text:style-name="style10">.</text:span><text:span text:style-name="style11">z</text:span><text:span text:style-name="style10">&gt;=</text:span><text:span text:style-name="style11">D</text:span><text:span text:style-name="style10">; </text:span><text:span text:style-name="style11">R</text:span><text:span text:style-name="style10">.</text:span><text:span text:style-name="style11">z</text:span><text:span text:style-name="style10">+=</text:span><text:span text:style-name="style11">dP </text:span><text:span text:style-name="style10">){ </text:span><text:span text:style-name="style11">P</text:span><text:span text:style-name="style10">=</text:span><text:span text:style-name="style11">F</text:span><text:span text:style-name="style10">.</text:span><text:span text:style-name="style11">WaveV</text:span><text:span text:style-name="style10">(</text:span><text:span text:style-name="style11">Trun</text:span><text:span text:style-name="style10">,</text:span><text:span text:style-name="style11">R</text:span><text:span text:style-name="style10">,</text:span><text:span text:style-name="style11">V</text:span><text:span text:style-name="style10">); </text:span><text:span text:style-name="style11">arrow</text:span><text:span text:style-name="style10">(</text:span><text:span text:style-name="style11">P</text:span><text:span text:style-name="style10">,</text:span><text:span text:style-name="style11">P</text:span><text:span text:style-name="style10">+</text:span><text:span text:style-name="style11">V</text:span><text:span text:style-name="style10">,</text:span><text:span text:style-name="style11">abs</text:span><text:span text:style-name="style10">(</text:span><text:span text:style-name="style11">V</text:span><text:span text:style-name="style10">)/</text:span><text:span text:style-name="style4">6</text:span><text:span text:style-name="style10">); }</text:span></text:h>
      <text:h text:style-name="Default"><text:s text:c="1"/>56<text:s text:c="2"/><text:s text:c="2"/><text:span text:style-name="style10">} </text:span><text:span text:style-name="style11">glLineWidth</text:span><text:span text:style-name="style10">( </text:span><text:span text:style-name="style4">1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57<text:s text:c="2"/><text:span text:style-name="style10">}</text:span></text:h>
      <text:h text:style-name="Default"><text:s text:c="1"/>58<text:s text:c="2"/><text:span text:style-name="style15">//! общая навигационная информация о состоянии корабля</text:span></text:h>
      <text:h text:style-name="Default"><text:s text:c="1"/>59<text:s text:c="2"/><text:span text:style-name="style2">//</text:span></text:h>
      <text:h text:style-name="Default"><text:s text:c="1"/>60<text:s text:c="2"/><text:span text:style-name="style5">const static byte </text:span><text:span text:style-name="style11">Rumb</text:span><text:span text:style-name="style10">[]=</text:span></text:h>
      <text:h text:style-name="Default"><text:s text:c="1"/>61<text:s text:c="2"/><text:s text:c="1"/><text:span text:style-name="style10">{ </text:span><text:span text:style-name="style11">_North</text:span><text:span text:style-name="style10">,</text:span><text:span text:style-name="style11">_North_East</text:span><text:span text:style-name="style10">,</text:span><text:span text:style-name="style11">_East</text:span><text:span text:style-name="style10">,</text:span><text:span text:style-name="style11">_South_East</text:span><text:span text:style-name="style10">,</text:span><text:span text:style-name="style11">_South</text:span><text:span text:style-name="style10">,</text:span><text:span text:style-name="style11">_South_West</text:span><text:span text:style-name="style10">,</text:span><text:span text:style-name="style11">_West</text:span><text:span text:style-name="style10">,</text:span><text:span text:style-name="style11">_North_West </text:span><text:span text:style-name="style10">};</text:span></text:h>
      <text:h text:style-name="Default"><text:s text:c="1"/>62<text:s text:c="2"/></text:h>
      <text:h text:style-name="Default"><text:s text:c="1"/>63<text:s text:c="2"/><text:span text:style-name="style9">#define P( x,y ) glVertex3dv( B*(Vector){ x,y } )</text:span></text:h>
      <text:h text:style-name="Default"><text:s text:c="1"/>64<text:s text:c="2"/><text:span text:style-name="style5">inline Real </text:span><text:span text:style-name="style11">i90</text:span><text:span text:style-name="style10">( </text:span><text:span text:style-name="style11">_Real r </text:span><text:span text:style-name="style10">){ </text:span><text:span text:style-name="style5">return </text:span><text:span text:style-name="style11">r</text:span><text:span text:style-name="style10">&gt;</text:span><text:span text:style-name="style11">_Ph </text:span><text:span text:style-name="style10">? </text:span><text:span text:style-name="style11">_Pi</text:span><text:span text:style-name="style10">-</text:span><text:span text:style-name="style11">r </text:span><text:span text:style-name="style10">: ( </text:span><text:span text:style-name="style11">r</text:span><text:span text:style-name="style10">&lt;-</text:span><text:span text:style-name="style11">_Ph </text:span><text:span text:style-name="style10">? -</text:span><text:span text:style-name="style11">_Pi</text:span><text:span text:style-name="style10">-</text:span><text:span text:style-name="style11">r </text:span><text:span text:style-name="style10">: </text:span><text:span text:style-name="style11">r </text:span><text:span text:style-name="style10">); }</text:span></text:h>
      <text:h text:style-name="Default"><text:s text:c="1"/>65<text:s text:c="2"/></text:h>
      <text:h text:style-name="Default"><text:s text:c="1"/>66<text:s text:c="2"/><text:span text:style-name="style5">static void </text:span><text:span text:style-name="style11">DirWave</text:span><text:span text:style-name="style10">( </text:span><text:span text:style-name="style5">const </text:span><text:span text:style-name="style11">Waves </text:span><text:span text:style-name="style10">&amp;</text:span><text:span text:style-name="style11">W</text:span><text:span text:style-name="style10">, </text:span><text:span text:style-name="style11">colors C</text:span><text:span text:style-name="style10">, </text:span><text:span text:style-name="style11">Place </text:span><text:span text:style-name="style10">&amp;</text:span><text:span text:style-name="style11">D </text:span><text:span text:style-name="style10">)</text:span></text:h>
      <text:h text:style-name="Default"><text:s text:c="1"/>67<text:s text:c="2"/><text:span text:style-name="style10">{ </text:span><text:span text:style-name="style5">if</text:span><text:span text:style-name="style10">( </text:span><text:span text:style-name="style11">W</text:span><text:span text:style-name="style10">.</text:span><text:span text:style-name="style11">Height </text:span><text:span text:style-name="style10">)</text:span></text:h>
      <text:h text:style-name="Default"><text:s text:c="1"/>68<text:s text:c="2"/><text:s text:c="2"/><text:span text:style-name="style10">{ </text:span><text:span text:style-name="style5">Real </text:span><text:span text:style-name="style11">H</text:span><text:span text:style-name="style10">=</text:span><text:span text:style-name="style11">W</text:span><text:span text:style-name="style10">.</text:span><text:span text:style-name="style11">Height</text:span><text:span text:style-name="style10">/</text:span><text:span text:style-name="style11">Vessel</text:span><text:span text:style-name="style10">-&gt;</text:span><text:span text:style-name="style11">Length</text:span><text:span text:style-name="style10">*</text:span><text:span text:style-name="style4">4</text:span><text:span text:style-name="style10">,</text:span><text:span text:style-name="style11">L</text:span><text:span text:style-name="style10">=</text:span><text:span text:style-name="style11">W</text:span><text:span text:style-name="style10">.</text:span><text:span text:style-name="style11">Length</text:span><text:span text:style-name="style10">/</text:span><text:span text:style-name="style11">Vessel</text:span><text:span text:style-name="style10">-&gt;</text:span><text:span text:style-name="style11">Length</text:span><text:span text:style-name="style10">;</text:span></text:h>
      <text:h text:style-name="Default"><text:s text:c="1"/>69<text:s text:c="2"/><text:s text:c="3"/><text:span text:style-name="style11">_Tensor B</text:span><text:span text:style-name="style10">=</text:span><text:span text:style-name="style11">W</text:span><text:span text:style-name="style10">; </text:span><text:span text:style-name="style5">if</text:span><text:span text:style-name="style10">( </text:span><text:span text:style-name="style11">H</text:span><text:span text:style-name="style10">/</text:span><text:span text:style-name="style11">L</text:span><text:span text:style-name="style10">&lt;</text:span><text:span text:style-name="style4">.06 </text:span><text:span text:style-name="style10">)</text:span><text:span text:style-name="style11">H</text:span><text:span text:style-name="style10">=</text:span><text:span text:style-name="style11">L</text:span><text:span text:style-name="style10">*</text:span><text:span text:style-name="style4">.06</text:span><text:span text:style-name="style10">; </text:span><text:span text:style-name="style11">color</text:span><text:span text:style-name="style10">( </text:span><text:span text:style-name="style11">C</text:span><text:span text:style-name="style10">,</text:span><text:span text:style-name="style4">0</text:span><text:span text:style-name="style10">,</text:span><text:span text:style-name="style4">.6 </text:span><text:span text:style-name="style10">); </text:span><text:span text:style-name="style11">glBegin</text:span><text:span text:style-name="style10">( </text:span><text:span text:style-name="style11">GL_POLYGON </text:span><text:span text:style-name="style10">);</text:span></text:h>
      <text:h text:style-name="Default"><text:s text:c="1"/>70<text:s text:c="2"/><text:s text:c="4"/><text:span text:style-name="style11">P</text:span><text:span text:style-name="style10">(</text:span><text:span text:style-name="style4">0</text:span><text:span text:style-name="style10">,</text:span><text:span text:style-name="style4">0</text:span><text:span text:style-name="style10">),</text:span><text:span text:style-name="style11">P</text:span><text:span text:style-name="style10">(-</text:span><text:span text:style-name="style11">H</text:span><text:span text:style-name="style10">,-</text:span><text:span text:style-name="style11">L</text:span><text:span text:style-name="style10">+</text:span><text:span text:style-name="style11">H</text:span><text:span text:style-name="style10">),</text:span><text:span text:style-name="style11">P</text:span><text:span text:style-name="style10">(</text:span><text:span text:style-name="style4">0</text:span><text:span text:style-name="style10">,-</text:span><text:span text:style-name="style11">L</text:span><text:span text:style-name="style10">),</text:span><text:span text:style-name="style11">P</text:span><text:span text:style-name="style10">(</text:span><text:span text:style-name="style11">H</text:span><text:span text:style-name="style10">,-</text:span><text:span text:style-name="style11">L</text:span><text:span text:style-name="style10">+</text:span><text:span text:style-name="style11">H</text:span><text:span text:style-name="style10">),</text:span><text:span text:style-name="style11">P</text:span><text:span text:style-name="style10">(-</text:span><text:span text:style-name="style11">H</text:span><text:span text:style-name="style10">,</text:span><text:span text:style-name="style11">L</text:span><text:span text:style-name="style10">),</text:span><text:span text:style-name="style11">P</text:span><text:span text:style-name="style10">(</text:span><text:span text:style-name="style4">0</text:span><text:span text:style-name="style10">,</text:span><text:span text:style-name="style11">L</text:span><text:span text:style-name="style10">-</text:span><text:span text:style-name="style11">H</text:span><text:span text:style-name="style10">),</text:span><text:span text:style-name="style11">P</text:span><text:span text:style-name="style10">(</text:span><text:span text:style-name="style11">H</text:span><text:span text:style-name="style10">,</text:span><text:span text:style-name="style11">L</text:span><text:span text:style-name="style10">); </text:span><text:span text:style-name="style11">glEnd</text:span><text:span text:style-name="style10">();</text:span></text:h>
      <text:h text:style-name="Default"><text:s text:c="1"/>71<text:s text:c="2"/><text:s text:c="4"/><text:span text:style-name="style11">color</text:span><text:span text:style-name="style10">( </text:span><text:span text:style-name="style11">C </text:span><text:span text:style-name="style10">); </text:span><text:span text:style-name="style5">if</text:span><text:span text:style-name="style10">( (</text:span><text:span text:style-name="style11">H</text:span><text:span text:style-name="style10">=</text:span><text:span text:style-name="style11">angle</text:span><text:span text:style-name="style10">( </text:span><text:span text:style-name="style11">H</text:span><text:span text:style-name="style10">=</text:span><text:span text:style-name="style11">atan2</text:span><text:span text:style-name="style10">( </text:span><text:span text:style-name="style11">W</text:span><text:span text:style-name="style10">.</text:span><text:span text:style-name="style11">x</text:span><text:span text:style-name="style10">.</text:span><text:span text:style-name="style11">y</text:span><text:span text:style-name="style10">,-</text:span><text:span text:style-name="style11">W</text:span><text:span text:style-name="style10">.</text:span><text:span text:style-name="style11">x</text:span><text:span text:style-name="style10">.</text:span><text:span text:style-name="style11">x </text:span><text:span text:style-name="style10">)))&lt;</text:span><text:span text:style-name="style4">0.0 </text:span><text:span text:style-name="style10">)</text:span><text:span text:style-name="style11">H</text:span><text:span text:style-name="style10">+=</text:span><text:span text:style-name="style11">_Pd</text:span><text:span text:style-name="style10">;</text:span></text:h>
      <text:h text:style-name="Default"><text:s text:c="1"/>72<text:s text:c="2"/><text:s text:c="3"/><text:span text:style-name="style5">char </text:span><text:span text:style-name="style11">S</text:span><text:span text:style-name="style10">[</text:span><text:span text:style-name="style4">24</text:span><text:span text:style-name="style10">],*</text:span><text:span text:style-name="style11">s</text:span><text:span text:style-name="style10">=</text:span><text:span text:style-name="style11">S</text:span><text:span text:style-name="style10">;</text:span></text:h>
      <text:h text:style-name="Default"><text:s text:c="1"/>73<text:s text:c="2"/><text:s text:c="4"/><text:span text:style-name="style11">snprintf</text:span><text:span text:style-name="style10">( </text:span><text:span text:style-name="style11">S</text:span><text:span text:style-name="style10">,</text:span><text:span text:style-name="style4">23</text:span><text:span text:style-name="style10">,</text:span><text:span text:style-name="style6">"%3s:%3.1f/%3.1f\n"</text:span><text:span text:style-name="style10">,</text:span></text:h>
      <text:h text:style-name="Default"><text:s text:c="1"/>74<text:s text:c="2"/><text:s text:c="14"/><text:span text:style-name="style11">Rmbs</text:span><text:span text:style-name="style10">[</text:span><text:span text:style-name="style5">int</text:span><text:span text:style-name="style10">(</text:span><text:span text:style-name="style11">H</text:span><text:span text:style-name="style10">*</text:span><text:span text:style-name="style4">32</text:span><text:span text:style-name="style10">/</text:span><text:span text:style-name="style11">_Pd</text:span><text:span text:style-name="style10">+</text:span><text:span text:style-name="style4">0.49</text:span><text:span text:style-name="style10">)%</text:span><text:span text:style-name="style4">32</text:span><text:span text:style-name="style10">],</text:span><text:span text:style-name="style11">W</text:span><text:span text:style-name="style10">.</text:span><text:span text:style-name="style11">Height</text:span><text:span text:style-name="style10">,</text:span><text:span text:style-name="style11">W</text:span><text:span text:style-name="style10">.</text:span><text:span text:style-name="style11">Length</text:span><text:span text:style-name="style10">/</text:span><text:span text:style-name="style11">W</text:span><text:span text:style-name="style10">.</text:span><text:span text:style-name="style11">Cw </text:span><text:span text:style-name="style10">);</text:span></text:h>
      <text:h text:style-name="Default"><text:s text:c="1"/>75<text:s text:c="2"/><text:s text:c="4"/><text:span text:style-name="style5">if</text:span><text:span text:style-name="style10">( </text:span><text:span text:style-name="style11">s</text:span><text:span text:style-name="style10">=</text:span><text:span text:style-name="style11">strchr</text:span><text:span text:style-name="style10">( </text:span><text:span text:style-name="style11">S</text:span><text:span text:style-name="style10">,</text:span><text:span text:style-name="style7">'.' </text:span><text:span text:style-name="style10">) ){ *</text:span><text:span text:style-name="style11">s</text:span><text:span text:style-name="style10">=</text:span><text:span text:style-name="style7">','</text:span><text:span text:style-name="style10">;</text:span></text:h>
      <text:h text:style-name="Default"><text:s text:c="1"/>76<text:s text:c="2"/><text:s text:c="6"/><text:span text:style-name="style5">if</text:span><text:span text:style-name="style10">( </text:span><text:span text:style-name="style11">s</text:span><text:span text:style-name="style10">=</text:span><text:span text:style-name="style11">strchr</text:span><text:span text:style-name="style10">( </text:span><text:span text:style-name="style11">s</text:span><text:span text:style-name="style10">,</text:span><text:span text:style-name="style7">'.' </text:span><text:span text:style-name="style10">) )*</text:span><text:span text:style-name="style11">s</text:span><text:span text:style-name="style10">=</text:span><text:span text:style-name="style7">'\"'</text:span><text:span text:style-name="style10">; } </text:span><text:span text:style-name="style11">D</text:span><text:span text:style-name="style10">.</text:span><text:span text:style-name="style11">Print</text:span><text:span text:style-name="style10">( </text:span><text:span text:style-name="style11">S </text:span><text:span text:style-name="style10">);</text:span></text:h>
      <text:h text:style-name="Default"><text:s text:c="1"/>77<text:s text:c="2"/><text:span text:style-name="style10">} }</text:span></text:h>
      <text:h text:style-name="Default"><text:s text:c="1"/>78<text:s text:c="2"/><text:span text:style-name="style11">Hull</text:span><text:span text:style-name="style10">&amp; </text:span><text:span text:style-name="style11">Hull</text:span><text:span text:style-name="style10">::</text:span><text:span text:style-name="style11">NavigaInform</text:span><text:span text:style-name="style10">( </text:span><text:span text:style-name="style11">Window </text:span><text:span text:style-name="style10">*</text:span><text:span text:style-name="style11">Win </text:span><text:span text:style-name="style10">)</text:span></text:h>
      <text:h text:style-name="Default"><text:s text:c="1"/>79<text:s text:c="2"/><text:span text:style-name="style10">{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11">Tensor B</text:span><text:span text:style-name="style10">;<text:s text:c="5"/></text:span><text:span text:style-name="style2">// единичный масштаб пространственного тензора</text:span></text:h>
      <text:h text:style-name="Default"><text:s text:c="1"/>80<text:s text:c="2"/><text:s text:c="1"/><text:span text:style-name="style5">Vector </text:span><text:span text:style-name="style11">C</text:span><text:span text:style-name="style10">=</text:span><text:span text:style-name="style11">Swing</text:span><text:span text:style-name="style10">[-</text:span><text:span text:style-name="style4">1</text:span><text:span text:style-name="style10">]; </text:span><text:span text:style-name="style11">C</text:span><text:span text:style-name="style10">.</text:span><text:span text:style-name="style11">z</text:span><text:span text:style-name="style10">+=</text:span><text:span text:style-name="style11">_Ph</text:span><text:span text:style-name="style10">;<text:s text:c="3"/></text:span><text:span text:style-name="style2">// крен, дифферент и курс корабля(в геобазисе)</text:span></text:h>
      <text:h text:style-name="Default"><text:s text:c="1"/>81<text:s text:c="2"/><text:s text:c="1"/><text:span text:style-name="style5">int </text:span><text:span text:style-name="style11">i</text:span><text:span text:style-name="style10">,</text:span><text:span text:style-name="style11">l</text:span><text:span text:style-name="style10">=-</text:span><text:span text:style-name="style4">0.18</text:span><text:span text:style-name="style10">*</text:span><text:span text:style-name="style11">hypot</text:span><text:span text:style-name="style10">( </text:span><text:span text:style-name="style11">Win</text:span><text:span text:style-name="style10">-&gt;</text:span><text:span text:style-name="style11">Width</text:span><text:span text:style-name="style10">,</text:span><text:span text:style-name="style11">Win</text:span><text:span text:style-name="style10">-&gt;</text:span><text:span text:style-name="style11">Height </text:span><text:span text:style-name="style10">);<text:s text:c="7"/></text:span><text:span text:style-name="style2">// размер из аксонометрии</text:span></text:h>
      <text:h text:style-name="Default"><text:s text:c="1"/>82<text:s text:c="2"/><text:s text:c="1"/><text:span text:style-name="style11">Place Compass</text:span><text:span text:style-name="style10">( </text:span><text:span text:style-name="style11">Win</text:span><text:span text:style-name="style10">,</text:span><text:span text:style-name="style11">PlaceOrtho </text:span><text:span text:style-name="style10">);<text:s text:c="6"/></text:span><text:span text:style-name="style2">// | PlaceAbove ~~ c единичной разметкой</text:span></text:h>
      <text:h text:style-name="Default"><text:s text:c="1"/>83<text:s text:c="2"/><text:s text:c="1"/><text:span text:style-name="style11">TextContext TS</text:span><text:span text:style-name="style10">( </text:span><text:span text:style-name="style5">true </text:span><text:span text:style-name="style10">); </text:span><text:span text:style-name="style11">Compass</text:span><text:span text:style-name="style10">.</text:span><text:span text:style-name="style11">Area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1.25</text:span><text:span text:style-name="style10">*</text:span><text:span text:style-name="style11">l</text:span><text:span text:style-name="style10">,</text:span><text:span text:style-name="style11">l </text:span><text:span text:style-name="style10">).</text:span><text:span text:style-name="style11">Activate</text:span><text:span text:style-name="style10">( </text:span><text:span text:style-name="style5">true </text:span><text:span text:style-name="style10">);</text:span></text:h>
      <text:h text:style-name="Default"><text:s text:c="1"/>84<text:s text:c="2"/><text:s text:c="2"/><text:span text:style-name="style2">//</text:span></text:h>
      <text:h text:style-name="Default"><text:s text:c="1"/>85<text:s text:c="2"/><text:s text:c="2"/><text:span text:style-name="style15">//! картушка морского волнения, курса, скорости корабля</text:span></text:h>
      <text:h text:style-name="Default"><text:s text:c="1"/>86<text:s text:c="2"/><text:s text:c="2"/><text:span text:style-name="style2">//+<text:s text:c="2"/>отметки трёх волновых полей Wind+Swell+Surge = Length+Height+=Tensor::x</text:span></text:h>
      <text:h text:style-name="Default"><text:s text:c="1"/>87<text:s text:c="2"/><text:s text:c="2"/><text:span text:style-name="style2">//<text:s text:c="56"/>амплитуда=&gt;высота/2</text:span></text:h>
      <text:h text:style-name="Default"><text:s text:c="1"/>88<text:s text:c="2"/><text:s text:c="1"/><text:span text:style-name="style5">Real </text:span><text:span text:style-name="style11">L</text:span><text:span text:style-name="style10">=</text:span><text:span text:style-name="style16">min</text:span><text:span text:style-name="style10">( </text:span><text:span text:style-name="style4">1.0</text:span><text:span text:style-name="style10">,</text:span><text:span text:style-name="style11">Length<text:s text:c="5"/></text:span><text:span text:style-name="style2">// условная высота и длина стрелки волны в картушке</text:span></text:h>
      <text:h text:style-name="Default"><text:s text:c="1"/>89<text:s text:c="2"/><text:s text:c="6"/><text:span text:style-name="style10">/ </text:span><text:span text:style-name="style16">max</text:span><text:span text:style-name="style10">( </text:span><text:span text:style-name="style16">max</text:span><text:span text:style-name="style10">( </text:span><text:span text:style-name="style11">S</text:span><text:span text:style-name="style10">.</text:span><text:span text:style-name="style11">Wind</text:span><text:span text:style-name="style10">.</text:span><text:span text:style-name="style11">Length</text:span><text:span text:style-name="style10">,</text:span><text:span text:style-name="style11">S</text:span><text:span text:style-name="style10">.</text:span><text:span text:style-name="style11">Swell</text:span><text:span text:style-name="style10">.</text:span><text:span text:style-name="style11">Length </text:span><text:span text:style-name="style10">),</text:span><text:span text:style-name="style11">S</text:span><text:span text:style-name="style10">.</text:span><text:span text:style-name="style11">Surge</text:span><text:span text:style-name="style10">.</text:span><text:span text:style-name="style11">Length </text:span><text:span text:style-name="style10">) );</text:span></text:h>
      <text:h text:style-name="Default"><text:s text:c="1"/>90<text:s text:c="2"/><text:s text:c="2"/><text:span text:style-name="style11">glTranslated</text:span><text:span text:style-name="style10">( </text:span><text:span text:style-name="style4">0</text:span><text:span text:style-name="style10">,-</text:span><text:span text:style-name="style4">0.1</text:span><text:span text:style-name="style10">,</text:span><text:span text:style-name="style4">0 </text:span><text:span text:style-name="style10">);</text:span></text:h>
      <text:h text:style-name="Default"><text:s text:c="1"/>91<text:s text:c="2"/><text:s text:c="2"/><text:span text:style-name="style11">glScaled</text:span><text:span text:style-name="style10">( </text:span><text:span text:style-name="style4">0.9</text:span><text:span text:style-name="style10">*</text:span><text:span text:style-name="style11">L</text:span><text:span text:style-name="style10">,</text:span><text:span text:style-name="style4">0.9</text:span><text:span text:style-name="style10">*</text:span><text:span text:style-name="style11">L</text:span><text:span text:style-name="style10">,</text:span><text:span text:style-name="style4">1 </text:span><text:span text:style-name="style10">);</text:span></text:h>
      <text:h text:style-name="Default"><text:s text:c="1"/>92<text:s text:c="2"/><text:s text:c="2"/><text:span text:style-name="style11">color</text:span><text:span text:style-name="style10">( </text:span><text:span text:style-name="style11">white</text:span><text:span text:style-name="style10">,</text:span><text:span text:style-name="style4">0</text:span><text:span text:style-name="style10">,</text:span><text:span text:style-name="style4">.33 </text:span><text:span text:style-name="style10">),</text:span><text:span text:style-name="style11">circle</text:span><text:span text:style-name="style10">( (</text:span><text:span text:style-name="style11">Point</text:span><text:span text:style-name="style10">){</text:span><text:span text:style-name="style4">0</text:span><text:span text:style-name="style10">},</text:span><text:span text:style-name="style4">1</text:span><text:span text:style-name="style10">/</text:span><text:span text:style-name="style11">L </text:span><text:span text:style-name="style10">);<text:s text:c="2"/></text:span><text:span text:style-name="style2">// круг картушки 110% корпуса</text:span></text:h>
      <text:h text:style-name="Default"><text:s text:c="1"/>93<text:s text:c="2"/><text:s text:c="1"/><text:span text:style-name="style5">bool </text:span><text:span text:style-name="style11">left</text:span><text:span text:style-name="style10">=</text:span><text:span text:style-name="style5">int</text:span><text:span text:style-name="style10">( </text:span><text:span text:style-name="style4">2</text:span><text:span text:style-name="style10">+</text:span><text:span text:style-name="style11">Course</text:span><text:span text:style-name="style10">/</text:span><text:span text:style-name="style11">_Ph </text:span><text:span text:style-name="style10">)&amp;</text:span><text:span text:style-name="style4">1</text:span><text:span text:style-name="style10">,</text:span></text:h>
      <text:h text:style-name="Default"><text:s text:c="1"/>94<text:s text:c="2"/><text:s text:c="6"/><text:span text:style-name="style11">right</text:span><text:span text:style-name="style10">=</text:span><text:span text:style-name="style11">S</text:span><text:span text:style-name="style10">.</text:span><text:span text:style-name="style11">Wind</text:span><text:span text:style-name="style10">.</text:span><text:span text:style-name="style11">Height</text:span><text:span text:style-name="style10">||</text:span><text:span text:style-name="style11">S</text:span><text:span text:style-name="style10">.</text:span><text:span text:style-name="style11">Swell</text:span><text:span text:style-name="style10">.</text:span><text:span text:style-name="style11">Height</text:span><text:span text:style-name="style10">||</text:span><text:span text:style-name="style11">S</text:span><text:span text:style-name="style10">.</text:span><text:span text:style-name="style11">Surge</text:span><text:span text:style-name="style10">.</text:span><text:span text:style-name="style11">Height</text:span><text:span text:style-name="style10">;</text:span></text:h>
      <text:h text:style-name="Default"><text:s text:c="1"/>95<text:s text:c="2"/><text:s text:c="2"/><text:span text:style-name="style11">color</text:span><text:span text:style-name="style10">(</text:span><text:span text:style-name="style11">navy</text:span><text:span text:style-name="style10">); </text:span><text:span text:style-name="style11">Compass</text:span><text:span text:style-name="style10">.</text:span><text:span text:style-name="style11">Print</text:span><text:span text:style-name="style10">( </text:span><text:span text:style-name="style11">left</text:span><text:span text:style-name="style10">?-</text:span><text:span text:style-name="style4">1</text:span><text:span text:style-name="style10">:</text:span><text:span text:style-name="style4">1</text:span><text:span text:style-name="style10">,</text:span><text:span text:style-name="style4">1</text:span><text:span text:style-name="style10">,</text:span><text:span text:style-name="style11">right</text:span><text:span text:style-name="style10">?</text:span><text:span text:style-name="style6">""</text:span><text:span text:style-name="style10">:</text:span><text:span text:style-name="style6">"Штиль" </text:span><text:span text:style-name="style10">);</text:span></text:h>
      <text:h text:style-name="Default"><text:s text:c="1"/>96<text:s text:c="2"/><text:s text:c="2"/><text:span text:style-name="style5">if</text:span><text:span text:style-name="style10">( </text:span><text:span text:style-name="style11">S</text:span><text:span text:style-name="style10">.</text:span><text:span text:style-name="style11">Exp</text:span><text:span text:style-name="style10">.</text:span><text:span text:style-name="style11">wave</text:span><text:span text:style-name="style10">&amp;</text:span><text:span text:style-name="style4">3 </text:span><text:span text:style-name="style10">)</text:span><text:span text:style-name="style11">DirWave</text:span><text:span text:style-name="style10">( </text:span><text:span text:style-name="style11">S</text:span><text:span text:style-name="style10">.</text:span><text:span text:style-name="style11">Wind</text:span><text:span text:style-name="style10">,</text:span><text:span text:style-name="style11">green</text:span><text:span text:style-name="style10">,</text:span><text:span text:style-name="style11">Compass </text:span><text:span text:style-name="style10">),<text:s text:c="8"/></text:span><text:span text:style-name="style2">// ветровая волна</text:span></text:h>
      <text:h text:style-name="Default"><text:s text:c="1"/>97<text:s text:c="2"/><text:s text:c="20"/><text:span text:style-name="style11">DirWave</text:span><text:span text:style-name="style10">( </text:span><text:span text:style-name="style11">S</text:span><text:span text:style-name="style10">.</text:span><text:span text:style-name="style11">Swell</text:span><text:span text:style-name="style10">,</text:span><text:span text:style-name="style11">blue</text:span><text:span text:style-name="style10">,</text:span><text:span text:style-name="style11">Compass </text:span><text:span text:style-name="style10">),<text:s text:c="8"/></text:span><text:span text:style-name="style2">// свежая зыбь</text:span></text:h>
      <text:h text:style-name="Default"><text:s text:c="1"/>98<text:s text:c="2"/><text:s text:c="20"/><text:span text:style-name="style11">DirWave</text:span><text:span text:style-name="style10">( </text:span><text:span text:style-name="style11">S</text:span><text:span text:style-name="style10">.</text:span><text:span text:style-name="style11">Surge</text:span><text:span text:style-name="style10">,</text:span><text:span text:style-name="style11">cyan</text:span><text:span text:style-name="style10">,</text:span><text:span text:style-name="style11">Compass </text:span><text:span text:style-name="style10">); </text:span><text:span text:style-name="style5">else<text:s text:c="3"/></text:span><text:span text:style-name="style2">// реликтовый накат</text:span></text:h>
      <text:h text:style-name="Default"><text:s text:c="1"/>99<text:s text:c="2"/><text:s text:c="2"/><text:span text:style-name="style5">if</text:span><text:span text:style-name="style10">( </text:span><text:span text:style-name="style11">right </text:span><text:span text:style-name="style10">)</text:span><text:span text:style-name="style11">Compass</text:span><text:span text:style-name="style10">.</text:span><text:span text:style-name="style11">Print</text:span><text:span text:style-name="style10">( </text:span><text:span text:style-name="style6">"Заштилело" </text:span><text:span text:style-name="style10">);</text:span></text:h>
      <text:h text:style-name="Default">100<text:s text:c="2"/><text:s text:c="2"/><text:span text:style-name="style2">//</text:span></text:h>
      <text:h text:style-name="Default">101<text:s text:c="2"/><text:s text:c="2"/><text:span text:style-name="style2">//<text:s text:c="2"/>стрелка-указатель заданного курса корабля</text:span></text:h>
      <text:h text:style-name="Default">102<text:s text:c="2"/><text:s text:c="2"/><text:span text:style-name="style2">//</text:span></text:h>
      <text:h text:style-name="Default">103<text:s text:c="2"/><text:s text:c="2"/><text:span text:style-name="style11">B</text:span><text:span text:style-name="style10">.</text:span><text:span text:style-name="style11">axiZ</text:span><text:span text:style-name="style10">( </text:span><text:span text:style-name="style11">_Ph</text:span><text:span text:style-name="style10">-</text:span><text:span text:style-name="style11">Course </text:span><text:span text:style-name="style10">)/=</text:span><text:span text:style-name="style11">L</text:span><text:span text:style-name="style10">;</text:span></text:h>
      <text:h text:style-name="Default">104<text:s text:c="2"/><text:s text:c="2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2</text:span><text:span text:style-name="style10">; </text:span><text:span text:style-name="style11">i</text:span><text:span text:style-name="style10">++ )<text:s text:c="28"/></text:span><text:span text:style-name="style2">// стрелка выбранного курса</text:span></text:h>
      <text:h text:style-name="Default">105<text:s text:c="2"/><text:s text:c="2"/><text:span text:style-name="style10">{ </text:span><text:span text:style-name="style5">if</text:span><text:span text:style-name="style10">( !</text:span><text:span text:style-name="style11">i </text:span><text:span text:style-name="style10">){ </text:span><text:span text:style-name="style11">glLineWidth</text:span><text:span text:style-name="style10">( </text:span><text:span text:style-name="style4">2 </text:span><text:span text:style-name="style10">); </text:span><text:span text:style-name="style11">color</text:span><text:span text:style-name="style10">( </text:span><text:span text:style-name="style11">blue</text:span><text:span text:style-name="style10">,</text:span><text:span text:style-name="style4">0</text:span><text:span text:style-name="style10">,</text:span><text:span text:style-name="style4">.75 </text:span><text:span text:style-name="style10">); </text:span><text:span text:style-name="style11">glBegin</text:span><text:span text:style-name="style10">( </text:span><text:span text:style-name="style11">GL_LINE_LOOP </text:span><text:span text:style-name="style10">); }</text:span></text:h>
      <text:h text:style-name="Default">106<text:s text:c="2"/><text:s text:c="7"/><text:span text:style-name="style5">else </text:span><text:span text:style-name="style10">{ </text:span><text:span text:style-name="style11">glLineWidth</text:span><text:span text:style-name="style10">( </text:span><text:span text:style-name="style4">1 </text:span><text:span text:style-name="style10">); </text:span><text:span text:style-name="style11">color</text:span><text:span text:style-name="style10">( </text:span><text:span text:style-name="style11">yellow</text:span><text:span text:style-name="style10">,</text:span><text:span text:style-name="style4">0</text:span><text:span text:style-name="style10">,</text:span><text:span text:style-name="style4">.3 </text:span><text:span text:style-name="style10">); </text:span><text:span text:style-name="style11">glBegin</text:span><text:span text:style-name="style10">( </text:span><text:span text:style-name="style11">GL_POLYGON </text:span><text:span text:style-name="style10">); }</text:span></text:h>
      <text:h text:style-name="Default">107<text:s text:c="2"/><text:s text:c="4"/><text:span text:style-name="style11">P</text:span><text:span text:style-name="style10">(</text:span><text:span text:style-name="style4">.75</text:span><text:span text:style-name="style10">,</text:span><text:span text:style-name="style4">0</text:span><text:span text:style-name="style10">),</text:span><text:span text:style-name="style11">P</text:span><text:span text:style-name="style10">(</text:span><text:span text:style-name="style4">.4</text:span><text:span text:style-name="style10">,-</text:span><text:span text:style-name="style4">.05</text:span><text:span text:style-name="style10">),</text:span><text:span text:style-name="style11">P</text:span><text:span text:style-name="style10">(</text:span><text:span text:style-name="style4">.5</text:span><text:span text:style-name="style10">,-</text:span><text:span text:style-name="style4">.01</text:span><text:span text:style-name="style10">),</text:span><text:span text:style-name="style11">P</text:span><text:span text:style-name="style10">(-</text:span><text:span text:style-name="style4">.75</text:span><text:span text:style-name="style10">,-</text:span><text:span text:style-name="style4">.05</text:span><text:span text:style-name="style10">),</text:span></text:h>
      <text:h text:style-name="Default">108<text:s text:c="2"/><text:s text:c="4"/><text:span text:style-name="style11">P</text:span><text:span text:style-name="style10">(-</text:span><text:span text:style-name="style4">.6</text:span><text:span text:style-name="style10">,</text:span><text:span text:style-name="style4">0</text:span><text:span text:style-name="style10">),</text:span><text:span text:style-name="style11">P</text:span><text:span text:style-name="style10">(-</text:span><text:span text:style-name="style4">.75</text:span><text:span text:style-name="style10">,</text:span><text:span text:style-name="style4">.05</text:span><text:span text:style-name="style10">),</text:span><text:span text:style-name="style11">P</text:span><text:span text:style-name="style10">(</text:span><text:span text:style-name="style4">.5</text:span><text:span text:style-name="style10">,</text:span><text:span text:style-name="style4">.01</text:span><text:span text:style-name="style10">),</text:span><text:span text:style-name="style11">P</text:span><text:span text:style-name="style10">(</text:span><text:span text:style-name="style4">.4</text:span><text:span text:style-name="style10">,</text:span><text:span text:style-name="style4">.05</text:span><text:span text:style-name="style10">); </text:span><text:span text:style-name="style11">glEnd</text:span><text:span text:style-name="style10">();</text:span></text:h>
      <text:h text:style-name="Default">109<text:s text:c="2"/><text:s text:c="2"/><text:span text:style-name="style10">}</text:span></text:h>
      <text:h text:style-name="Default">110<text:s text:c="2"/><text:s text:c="2"/><text:span text:style-name="style2">//<text:s text:c="2"/>подпись - текущий курс в градусах и скорость в узлах</text:span></text:h>
      <text:h text:style-name="Default">111<text:s text:c="2"/><text:s text:c="2"/><text:span text:style-name="style2">//</text:span></text:h>
      <text:h text:style-name="Default">112<text:s text:c="2"/><text:s text:c="2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32</text:span><text:span text:style-name="style10">; </text:span><text:span text:style-name="style11">i</text:span><text:span text:style-name="style10">++ )</text:span></text:h>
      <text:h text:style-name="Default">113<text:s text:c="2"/><text:s text:c="2"/><text:span text:style-name="style10">{ </text:span><text:span text:style-name="style5">Real </text:span><text:span text:style-name="style11">D</text:span><text:span text:style-name="style10">=</text:span><text:span text:style-name="style5">Real</text:span><text:span text:style-name="style10">( </text:span><text:span text:style-name="style11">i </text:span><text:span text:style-name="style10">)*</text:span><text:span text:style-name="style11">_Ph</text:span><text:span text:style-name="style10">/</text:span><text:span text:style-name="style4">8.0</text:span><text:span text:style-name="style10">;<text:s text:c="20"/></text:span><text:span text:style-name="style15">//! картушка компаса</text:span></text:h>
      <text:h text:style-name="Default">114<text:s text:c="2"/><text:s text:c="4"/><text:span text:style-name="style5">Vector </text:span><text:span text:style-name="style11">V</text:span><text:span text:style-name="style10">=(</text:span><text:span text:style-name="style5">Vector</text:span><text:span text:style-name="style10">){ </text:span><text:span text:style-name="style11">sin</text:span><text:span text:style-name="style10">( </text:span><text:span text:style-name="style11">D </text:span><text:span text:style-name="style10">),</text:span><text:span text:style-name="style11">cos</text:span><text:span text:style-name="style10">( </text:span><text:span text:style-name="style11">D </text:span><text:span text:style-name="style10">),</text:span><text:span text:style-name="style4">0 </text:span><text:span text:style-name="style10">}/-</text:span><text:span text:style-name="style11">L</text:span><text:span text:style-name="style10">; </text:span><text:span text:style-name="style5">bool </text:span><text:span text:style-name="style11">big</text:span><text:span text:style-name="style10">=(</text:span><text:span text:style-name="style11">i</text:span><text:span text:style-name="style10">%</text:span><text:span text:style-name="style4">4</text:span><text:span text:style-name="style10">)==</text:span><text:span text:style-name="style4">0</text:span><text:span text:style-name="style10">;</text:span></text:h>
      <text:h text:style-name="Default">115<text:s text:c="2"/><text:s text:c="4"/><text:span text:style-name="style5">if</text:span><text:span text:style-name="style10">( </text:span><text:span text:style-name="style11">fabs</text:span><text:span text:style-name="style10">( </text:span><text:span text:style-name="style11">angle</text:span><text:span text:style-name="style10">( </text:span><text:span text:style-name="style11">D</text:span><text:span text:style-name="style10">-</text:span><text:span text:style-name="style11">Course</text:span><text:span text:style-name="style10">,</text:span><text:span text:style-name="style11">_Pi </text:span><text:span text:style-name="style10">) )&lt;</text:span><text:span text:style-name="style11">_Ph</text:span><text:span text:style-name="style10">/</text:span><text:span text:style-name="style4">8.1 </text:span><text:span text:style-name="style10">)</text:span></text:h>
      <text:h text:style-name="Default">116<text:s text:c="2"/><text:s text:c="6"/><text:span text:style-name="style11">color</text:span><text:span text:style-name="style10">( </text:span><text:span text:style-name="style11">navy </text:span><text:span text:style-name="style10">); </text:span><text:span text:style-name="style5">else </text:span><text:span text:style-name="style11">color</text:span><text:span text:style-name="style10">( </text:span><text:span text:style-name="style11">green</text:span><text:span text:style-name="style10">,</text:span><text:span text:style-name="style4">0</text:span><text:span text:style-name="style10">,</text:span><text:span text:style-name="style4">0.5 </text:span><text:span text:style-name="style10">);</text:span></text:h>
      <text:h text:style-name="Default">117<text:s text:c="2"/><text:s text:c="6"/><text:span text:style-name="style11">arrow</text:span><text:span text:style-name="style10">( </text:span><text:span text:style-name="style11">spot</text:span><text:span text:style-name="style10">( </text:span><text:span text:style-name="style11">V</text:span><text:span text:style-name="style10">*</text:span><text:span text:style-name="style4">0.8</text:span><text:span text:style-name="style10">,</text:span><text:span text:style-name="style11">big</text:span><text:span text:style-name="style10">?</text:span><text:span text:style-name="style4">10</text:span><text:span text:style-name="style10">:</text:span><text:span text:style-name="style4">6 </text:span><text:span text:style-name="style10">),</text:span><text:span text:style-name="style11">V</text:span><text:span text:style-name="style10">,</text:span><text:span text:style-name="style11">abs</text:span><text:span text:style-name="style10">( </text:span><text:span text:style-name="style11">V </text:span><text:span text:style-name="style10">)*(</text:span><text:span text:style-name="style11">big</text:span><text:span text:style-name="style10">?</text:span><text:span text:style-name="style4">0.15</text:span><text:span text:style-name="style10">:</text:span><text:span text:style-name="style4">0.1</text:span><text:span text:style-name="style10">) );</text:span></text:h>
      <text:h text:style-name="Default">118<text:s text:c="2"/><text:s text:c="4"/><text:span text:style-name="style5">if</text:span><text:span text:style-name="style10">( (!</text:span><text:span text:style-name="style11">left </text:span><text:span text:style-name="style10">&amp;&amp; (</text:span><text:span text:style-name="style11">i</text:span><text:span text:style-name="style10">&lt;</text:span><text:span text:style-name="style4">11 </text:span><text:span text:style-name="style10">|| </text:span><text:span text:style-name="style11">i</text:span><text:span text:style-name="style10">&gt;</text:span><text:span text:style-name="style4">15</text:span><text:span text:style-name="style10">)) || (</text:span><text:span text:style-name="style11">left </text:span><text:span text:style-name="style10">&amp;&amp; (</text:span><text:span text:style-name="style11">i</text:span><text:span text:style-name="style10">&lt;</text:span><text:span text:style-name="style4">17 </text:span><text:span text:style-name="style10">|| </text:span><text:span text:style-name="style11">i</text:span><text:span text:style-name="style10">&gt;</text:span><text:span text:style-name="style4">21 </text:span><text:span text:style-name="style10">) ) )</text:span></text:h>
      <text:h text:style-name="Default">119<text:s text:c="2"/><text:s text:c="4"/><text:span text:style-name="style11">Text</text:span><text:span text:style-name="style10">( (::</text:span><text:span text:style-name="style11">Course</text:span><text:span text:style-name="style10">)</text:span><text:span text:style-name="style11">Rumb</text:span><text:span text:style-name="style10">[((</text:span><text:span text:style-name="style11">i</text:span><text:span text:style-name="style10">+</text:span><text:span text:style-name="style4">18</text:span><text:span text:style-name="style10">)/</text:span><text:span text:style-name="style4">4</text:span><text:span text:style-name="style10">)%</text:span><text:span text:style-name="style4">8</text:span><text:span text:style-name="style10">],</text:span><text:span text:style-name="style4">0.96</text:span><text:span text:style-name="style10">*</text:span><text:span text:style-name="style11">V</text:span><text:span text:style-name="style10">,</text:span><text:span text:style-name="style6">"%s"</text:span><text:span text:style-name="style10">,</text:span><text:span text:style-name="style11">Rmbs</text:span><text:span text:style-name="style10">[(</text:span><text:span text:style-name="style11">i</text:span><text:span text:style-name="style10">+</text:span><text:span text:style-name="style4">16</text:span><text:span text:style-name="style10">)%</text:span><text:span text:style-name="style4">32</text:span><text:span text:style-name="style10">] );</text:span></text:h>
      <text:h text:style-name="Default">120<text:s text:c="2"/><text:s text:c="2"/><text:span text:style-name="style10">}</text:span></text:h>
      <text:h text:style-name="Default">121<text:s text:c="2"/><text:s text:c="2"/><text:span text:style-name="style2">//<text:s text:c="2"/>контроль положения руля весьма полезен для понимания маневров на волнении</text:span></text:h>
      <text:h text:style-name="Default">122<text:s text:c="2"/><text:s text:c="2"/><text:span text:style-name="style2">//</text:span></text:h>
      <text:h text:style-name="Default">123<text:s text:c="2"/><text:s text:c="1"/><text:span text:style-name="style5">Real </text:span><text:span text:style-name="style11">U</text:span><text:span text:style-name="style10">,</text:span><text:span text:style-name="style11">H</text:span><text:span text:style-name="style10">; </text:span><text:span text:style-name="style11">B</text:span><text:span text:style-name="style10">.</text:span><text:span text:style-name="style11">axiZ</text:span><text:span text:style-name="style10">( </text:span><text:span text:style-name="style11">C</text:span><text:span text:style-name="style10">.</text:span><text:span text:style-name="style11">z </text:span><text:span text:style-name="style10">);</text:span></text:h>
      <text:h text:style-name="Default">124<text:s text:c="2"/><text:s text:c="2"/><text:span text:style-name="style11">angle</text:span><text:span text:style-name="style10">( </text:span><text:span text:style-name="style11">H</text:span><text:span text:style-name="style10">=</text:span><text:span text:style-name="style11">Hull</text:span><text:span text:style-name="style10">::</text:span><text:span text:style-name="style11">Course</text:span><text:span text:style-name="style10">+</text:span><text:span text:style-name="style11">Swing</text:span><text:span text:style-name="style10">[-</text:span><text:span text:style-name="style4">1</text:span><text:span text:style-name="style10">].</text:span><text:span text:style-name="style11">z </text:span><text:span text:style-name="style10">); </text:span><text:span text:style-name="style2">// текущее отклонение от заданого курса</text:span></text:h>
      <text:h text:style-name="Default">125<text:s text:c="2"/><text:s text:c="2"/><text:span text:style-name="style10">{ </text:span><text:span text:style-name="style5">const Vector </text:span><text:span text:style-name="style11">R</text:span><text:span text:style-name="style10">=(</text:span><text:span text:style-name="style5">Vector</text:span><text:span text:style-name="style10">){ -</text:span><text:span text:style-name="style4">0.85 </text:span><text:span text:style-name="style10">},</text:span><text:span text:style-name="style11">N</text:span><text:span text:style-name="style10">=(</text:span><text:span text:style-name="style5">Vector</text:span><text:span text:style-name="style10">){ </text:span><text:span text:style-name="style4">0</text:span><text:span text:style-name="style10">,</text:span><text:span text:style-name="style4">0.025 </text:span><text:span text:style-name="style10">}; </text:span><text:span text:style-name="style5">Vector </text:span><text:span text:style-name="style11">W</text:span><text:span text:style-name="style10">;</text:span></text:h>
      <text:h text:style-name="Default">126<text:s text:c="2"/><text:s text:c="4"/><text:span text:style-name="style5">if</text:span><text:span text:style-name="style10">( </text:span><text:span text:style-name="style11">fabs</text:span><text:span text:style-name="style10">( </text:span><text:span text:style-name="style11">H </text:span><text:span text:style-name="style10">)&lt;</text:span><text:span text:style-name="style11">_Pi</text:span><text:span text:style-name="style10">/</text:span><text:span text:style-name="style4">32 </text:span><text:span text:style-name="style10">)</text:span><text:span text:style-name="style11">W</text:span><text:span text:style-name="style10">=(</text:span><text:span text:style-name="style5">Vector</text:span><text:span text:style-name="style10">){ </text:span><text:span text:style-name="style4">0.2 </text:span><text:span text:style-name="style10">}; </text:span><text:span text:style-name="style5">else<text:s text:c="3"/></text:span><text:span text:style-name="style2">// полрумба в доле градуса°</text:span></text:h>
      <text:h text:style-name="Default">127<text:s text:c="2"/><text:s text:c="4"/><text:span text:style-name="style5">if</text:span><text:span text:style-name="style10">( </text:span><text:span text:style-name="style11">dCs</text:span><text:span text:style-name="style10">&lt;</text:span><text:span text:style-name="style11">_Pi</text:span><text:span text:style-name="style10">/</text:span><text:span text:style-name="style4">45 </text:span><text:span text:style-name="style10">)</text:span><text:span text:style-name="style11">W</text:span><text:span text:style-name="style10">=(</text:span><text:span text:style-name="style5">Vector</text:span><text:span text:style-name="style10">){ </text:span><text:span text:style-name="style4">0.2</text:span><text:span text:style-name="style10">,</text:span><text:span text:style-name="style4">0.06 </text:span><text:span text:style-name="style10">}; </text:span><text:span text:style-name="style5">else </text:span><text:span text:style-name="style11">W</text:span><text:span text:style-name="style10">=(</text:span><text:span text:style-name="style5">Vector</text:span><text:span text:style-name="style10">){ </text:span><text:span text:style-name="style4">0.18</text:span><text:span text:style-name="style10">,</text:span><text:span text:style-name="style4">0.125 </text:span><text:span text:style-name="style10">};</text:span></text:h>
      <text:h text:style-name="Default">128<text:s text:c="2"/><text:s text:c="4"/><text:span text:style-name="style5">if</text:span><text:span text:style-name="style10">( </text:span><text:span text:style-name="style11">H</text:span><text:span text:style-name="style10">&lt;</text:span><text:span text:style-name="style4">0 </text:span><text:span text:style-name="style10">)</text:span><text:span text:style-name="style11">W</text:span><text:span text:style-name="style10">.</text:span><text:span text:style-name="style11">y</text:span><text:span text:style-name="style10">=-</text:span><text:span text:style-name="style11">W</text:span><text:span text:style-name="style10">.</text:span><text:span text:style-name="style11">y</text:span><text:span text:style-name="style10">;<text:s text:c="5"/></text:span><text:span text:style-name="style11">spot</text:span><text:span text:style-name="style10">( </text:span><text:span text:style-name="style11">B</text:span><text:span text:style-name="style10">*</text:span><text:span text:style-name="style11">R</text:span><text:span text:style-name="style10">,</text:span><text:span text:style-name="style4">10</text:span><text:span text:style-name="style10">,</text:span><text:span text:style-name="style11">gray </text:span><text:span text:style-name="style10">);</text:span></text:h>
      <text:h text:style-name="Default">129<text:s text:c="2"/><text:s text:c="4"/><text:span text:style-name="style11">glBegin</text:span><text:span text:style-name="style10">( </text:span><text:span text:style-name="style11">GL_POLYGON </text:span><text:span text:style-name="style10">); </text:span><text:span text:style-name="style11">dot</text:span><text:span text:style-name="style10">( </text:span><text:span text:style-name="style11">B</text:span><text:span text:style-name="style10">*(</text:span><text:span text:style-name="style11">R</text:span><text:span text:style-name="style10">-</text:span><text:span text:style-name="style11">W</text:span><text:span text:style-name="style10">),</text:span><text:span text:style-name="style11">blue </text:span><text:span text:style-name="style10">); </text:span><text:span text:style-name="style11">dot</text:span><text:span text:style-name="style10">( </text:span><text:span text:style-name="style11">B</text:span><text:span text:style-name="style10">*(</text:span><text:span text:style-name="style11">R</text:span><text:span text:style-name="style10">-</text:span><text:span text:style-name="style11">N</text:span><text:span text:style-name="style10">) );</text:span></text:h>
      <text:h text:style-name="Default">130<text:s text:c="2"/><text:s text:c="27"/><text:span text:style-name="style11">dot</text:span><text:span text:style-name="style10">( </text:span><text:span text:style-name="style11">B</text:span><text:span text:style-name="style10">*(</text:span><text:span text:style-name="style11">R</text:span><text:span text:style-name="style10">+</text:span><text:span text:style-name="style11">W</text:span><text:span text:style-name="style10">/</text:span><text:span text:style-name="style4">1.5</text:span><text:span text:style-name="style10">) );<text:s text:c="2"/></text:span><text:span text:style-name="style11">dot</text:span><text:span text:style-name="style10">( </text:span><text:span text:style-name="style11">B</text:span><text:span text:style-name="style10">*(</text:span><text:span text:style-name="style11">R</text:span><text:span text:style-name="style10">+</text:span><text:span text:style-name="style11">N</text:span><text:span text:style-name="style10">) ); </text:span><text:span text:style-name="style11">glEnd</text:span><text:span text:style-name="style10">();</text:span></text:h>
      <text:h text:style-name="Default">131<text:s text:c="2"/><text:s text:c="2"/><text:span text:style-name="style10">}</text:span></text:h>
      <text:h text:style-name="Default">132<text:s text:c="2"/><text:s text:c="2"/><text:span text:style-name="style2">//<text:s text:c="2"/>треугольник расходящейся волны Кельвина отмечает скорость хода корабля</text:span></text:h>
      <text:h text:style-name="Default">133<text:s text:c="2"/><text:s text:c="2"/><text:span text:style-name="style2">//</text:span></text:h>
      <text:h text:style-name="Default">134<text:s text:c="2"/><text:s text:c="2"/><text:span text:style-name="style11">B</text:span><text:span text:style-name="style10">/=</text:span><text:span text:style-name="style11">Length</text:span><text:span text:style-name="style10">/</text:span><text:span text:style-name="style4">2</text:span><text:span text:style-name="style10">;</text:span></text:h>
      <text:h text:style-name="Default">135<text:s text:c="2"/><text:s text:c="2"/><text:span text:style-name="style11">L</text:span><text:span text:style-name="style10">=</text:span><text:span text:style-name="style11">copysign</text:span><text:span text:style-name="style10">( </text:span><text:span text:style-name="style11">Speed</text:span><text:span text:style-name="style10">*</text:span><text:span text:style-name="style11">Speed</text:span><text:span text:style-name="style10">,</text:span><text:span text:style-name="style11">Speed </text:span><text:span text:style-name="style10">)*</text:span><text:span text:style-name="style11">_Pd</text:span><text:span text:style-name="style10">/</text:span><text:span text:style-name="style11">_g</text:span><text:span text:style-name="style10">; </text:span><text:span text:style-name="style2">// длина поперечной корабельной волны</text:span></text:h>
      <text:h text:style-name="Default">136<text:s text:c="2"/><text:s text:c="2"/><text:span text:style-name="style11">H</text:span><text:span text:style-name="style10">=</text:span><text:span text:style-name="style11">L</text:span><text:span text:style-name="style10">*</text:span><text:span text:style-name="style11">sqrt</text:span><text:span text:style-name="style10">( </text:span><text:span text:style-name="style4">0.125 </text:span><text:span text:style-name="style10">);<text:s text:c="10"/></text:span><text:span text:style-name="style2">// ширина в основании расходящихся волн Кельвина</text:span></text:h>
      <text:h text:style-name="Default">137<text:s text:c="2"/><text:s text:c="2"/><text:span text:style-name="style11">C</text:span><text:span text:style-name="style10">=</text:span><text:span text:style-name="style11">WaterLine</text:span><text:span text:style-name="style10">[</text:span><text:span text:style-name="style11">Speed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]; </text:span><text:span text:style-name="style2">// точка входа форштевня на действующей ватерлинии</text:span></text:h>
      <text:h text:style-name="Default">138<text:s text:c="2"/><text:s text:c="2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2</text:span><text:span text:style-name="style10">; </text:span><text:span text:style-name="style11">i</text:span><text:span text:style-name="style10">++ )</text:span></text:h>
      <text:h text:style-name="Default">139<text:s text:c="2"/><text:s text:c="2"/><text:span text:style-name="style10">{ </text:span><text:span text:style-name="style5">if</text:span><text:span text:style-name="style10">( !</text:span><text:span text:style-name="style11">i </text:span><text:span text:style-name="style10">){ </text:span><text:span text:style-name="style11">glLineWidth</text:span><text:span text:style-name="style10">(</text:span><text:span text:style-name="style4">8</text:span><text:span text:style-name="style10">); </text:span><text:span text:style-name="style11">color</text:span><text:span text:style-name="style10">( </text:span><text:span text:style-name="style11">silver</text:span><text:span text:style-name="style10">,</text:span><text:span text:style-name="style4">0</text:span><text:span text:style-name="style10">,</text:span><text:span text:style-name="style4">0.3 </text:span><text:span text:style-name="style10">); </text:span><text:span text:style-name="style11">glBegin</text:span><text:span text:style-name="style10">( </text:span><text:span text:style-name="style11">GL_LINE_LOOP </text:span><text:span text:style-name="style10">); }</text:span></text:h>
      <text:h text:style-name="Default">140<text:s text:c="2"/><text:s text:c="7"/><text:span text:style-name="style5">else </text:span><text:span text:style-name="style10">{ </text:span><text:span text:style-name="style11">glLineWidth</text:span><text:span text:style-name="style10">(</text:span><text:span text:style-name="style4">1</text:span><text:span text:style-name="style10">); </text:span><text:span text:style-name="style11">color</text:span><text:span text:style-name="style10">( </text:span><text:span text:style-name="style11">olive</text:span><text:span text:style-name="style10">, </text:span><text:span text:style-name="style4">0</text:span><text:span text:style-name="style10">,</text:span><text:span text:style-name="style4">0.3 </text:span><text:span text:style-name="style10">); </text:span><text:span text:style-name="style11">glBegin</text:span><text:span text:style-name="style10">( </text:span><text:span text:style-name="style11">GL_POLYGON </text:span><text:span text:style-name="style10">); }</text:span></text:h>
      <text:h text:style-name="Default">141<text:s text:c="2"/><text:s text:c="4"/><text:span text:style-name="style11">P</text:span><text:span text:style-name="style10">(</text:span><text:span text:style-name="style11">C</text:span><text:span text:style-name="style10">.</text:span><text:span text:style-name="style11">x</text:span><text:span text:style-name="style10">,</text:span><text:span text:style-name="style4">0</text:span><text:span text:style-name="style10">),</text:span><text:span text:style-name="style11">P</text:span><text:span text:style-name="style10">(</text:span><text:span text:style-name="style11">C</text:span><text:span text:style-name="style10">.</text:span><text:span text:style-name="style11">x</text:span><text:span text:style-name="style10">-</text:span><text:span text:style-name="style11">L</text:span><text:span text:style-name="style10">,</text:span><text:span text:style-name="style11">H</text:span><text:span text:style-name="style10">),</text:span><text:span text:style-name="style11">P</text:span><text:span text:style-name="style10">(</text:span><text:span text:style-name="style11">C</text:span><text:span text:style-name="style10">.</text:span><text:span text:style-name="style11">x</text:span><text:span text:style-name="style10">-</text:span><text:span text:style-name="style4">.9</text:span><text:span text:style-name="style10">*</text:span><text:span text:style-name="style11">L</text:span><text:span text:style-name="style10">,</text:span><text:span text:style-name="style4">.6</text:span><text:span text:style-name="style10">*</text:span><text:span text:style-name="style11">H</text:span><text:span text:style-name="style10">),</text:span><text:span text:style-name="style11">P</text:span><text:span text:style-name="style10">(</text:span><text:span text:style-name="style11">C</text:span><text:span text:style-name="style10">.</text:span><text:span text:style-name="style11">x</text:span><text:span text:style-name="style10">-</text:span><text:span text:style-name="style11">L</text:span><text:span text:style-name="style10">/</text:span><text:span text:style-name="style4">2</text:span><text:span text:style-name="style10">,</text:span><text:span text:style-name="style4">0</text:span><text:span text:style-name="style10">),</text:span></text:h>
      <text:h text:style-name="Default">142<text:s text:c="2"/><text:s text:c="4"/><text:span text:style-name="style11">P</text:span><text:span text:style-name="style10">(</text:span><text:span text:style-name="style11">C</text:span><text:span text:style-name="style10">.</text:span><text:span text:style-name="style11">x</text:span><text:span text:style-name="style10">-</text:span><text:span text:style-name="style4">.9</text:span><text:span text:style-name="style10">*</text:span><text:span text:style-name="style11">L</text:span><text:span text:style-name="style10">,-</text:span><text:span text:style-name="style4">.6</text:span><text:span text:style-name="style10">*</text:span><text:span text:style-name="style11">H</text:span><text:span text:style-name="style10">),</text:span><text:span text:style-name="style11">P</text:span><text:span text:style-name="style10">(</text:span><text:span text:style-name="style11">C</text:span><text:span text:style-name="style10">.</text:span><text:span text:style-name="style11">x</text:span><text:span text:style-name="style10">-</text:span><text:span text:style-name="style11">L</text:span><text:span text:style-name="style10">,-</text:span><text:span text:style-name="style11">H</text:span><text:span text:style-name="style10">); </text:span><text:span text:style-name="style11">glEnd</text:span><text:span text:style-name="style10">();</text:span></text:h>
      <text:h text:style-name="Default">143<text:s text:c="2"/><text:s text:c="2"/><text:span text:style-name="style10">}</text:span></text:h>
      <text:h text:style-name="Default">144<text:s text:c="2"/><text:s text:c="2"/><text:span text:style-name="style2">//<text:s text:c="2"/>контрольная полупрозрачная плоскость для чисто конструктивной ватерлинии</text:span></text:h>
      <text:h text:style-name="Default">145<text:s text:c="2"/><text:s text:c="2"/><text:span text:style-name="style2">//</text:span></text:h>
      <text:h text:style-name="Default">146<text:s text:c="2"/><text:s text:c="2"/><text:span text:style-name="style11">glBegin</text:span><text:span text:style-name="style10">( </text:span><text:span text:style-name="style11">GL_TRIANGLES </text:span><text:span text:style-name="style10">); </text:span><text:span text:style-name="style2">//GL_POLYGON ); //GL_TRIANGLE_FAN );</text:span></text:h>
      <text:h text:style-name="Default">147<text:s text:c="2"/><text:s text:c="2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aterLine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/text:h>
      <text:h text:style-name="Default">148<text:s text:c="2"/><text:s text:c="2"/><text:span text:style-name="style10">{ </text:span><text:span text:style-name="style11">color</text:span><text:span text:style-name="style10">( </text:span><text:span text:style-name="style11">lightcyan</text:span><text:span text:style-name="style10">,</text:span><text:span text:style-name="style4">0</text:span><text:span text:style-name="style10">,</text:span><text:span text:style-name="style4">0.5 </text:span><text:span text:style-name="style10">); </text:span><text:span text:style-name="style11">dot</text:span><text:span text:style-name="style10">( (</text:span><text:span text:style-name="style11">Point</text:span><text:span text:style-name="style10">){</text:span><text:span text:style-name="style4">0</text:span><text:span text:style-name="style10">} ); </text:span><text:span text:style-name="style11">color</text:span><text:span text:style-name="style10">( </text:span><text:span text:style-name="style11">lightgray</text:span><text:span text:style-name="style10">,</text:span><text:span text:style-name="style4">0</text:span><text:span text:style-name="style10">,</text:span><text:span text:style-name="style4">0.5 </text:span><text:span text:style-name="style10">);</text:span></text:h>
      <text:h text:style-name="Default">149<text:s text:c="2"/><text:s text:c="30"/><text:span text:style-name="style11">dot</text:span><text:span text:style-name="style10">( </text:span><text:span text:style-name="style11">B</text:span><text:span text:style-name="style10">*</text:span><text:span text:style-name="style11">WaterLine</text:span><text:span text:style-name="style10">[</text:span><text:span text:style-name="style11">i</text:span><text:span text:style-name="style10">+</text:span><text:span text:style-name="style4">1</text:span><text:span text:style-name="style10">] );</text:span></text:h>
      <text:h text:style-name="Default">150<text:s text:c="2"/><text:s text:c="30"/><text:span text:style-name="style11">dot</text:span><text:span text:style-name="style10">( </text:span><text:span text:style-name="style11">B</text:span><text:span text:style-name="style10">*</text:span><text:span text:style-name="style11">WaterLine</text:span><text:span text:style-name="style10">[</text:span><text:span text:style-name="style11">i</text:span><text:span text:style-name="style10">+</text:span><text:span text:style-name="style4">2</text:span><text:span text:style-name="style10">] ); } </text:span><text:span text:style-name="style11">glEnd</text:span><text:span text:style-name="style10">();</text:span></text:h>
      <text:h text:style-name="Default">151<text:s text:c="2"/><text:s text:c="2"/><text:span text:style-name="style2">//</text:span></text:h>
      <text:h text:style-name="Default">152<text:s text:c="2"/><text:s text:c="2"/><text:span text:style-name="style2">//<text:s text:c="2"/>поверхность действующей и сильно искривлённой ватерлинии</text:span></text:h>
      <text:h text:style-name="Default">153<text:s text:c="2"/><text:s text:c="2"/><text:span text:style-name="style2">//</text:span></text:h>
      <text:h text:style-name="Default">154<text:s text:c="2"/><text:s text:c="2"/><text:span text:style-name="style11">B</text:span><text:span text:style-name="style10">.</text:span><text:span text:style-name="style11">axiZ</text:span><text:span text:style-name="style10">( -</text:span><text:span text:style-name="style11">_Ph </text:span><text:span text:style-name="style10">)/=</text:span><text:span text:style-name="style11">Length</text:span><text:span text:style-name="style10">/</text:span><text:span text:style-name="style4">2</text:span><text:span text:style-name="style10">; </text:span><text:span text:style-name="style11">B</text:span><text:span text:style-name="style10">=</text:span><text:span text:style-name="style11">Tensor</text:span><text:span text:style-name="style10">(*</text:span><text:span text:style-name="style5">this</text:span><text:span text:style-name="style10">)*</text:span><text:span text:style-name="style11">B</text:span><text:span text:style-name="style10">; </text:span><text:span text:style-name="style11">color</text:span><text:span text:style-name="style10">( </text:span><text:span text:style-name="style11">gray</text:span><text:span text:style-name="style10">,-</text:span><text:span text:style-name="style4">0.25 </text:span><text:span text:style-name="style10">);</text:span></text:h>
      <text:h text:style-name="Default">155<text:s text:c="2"/><text:s text:c="2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text:span text:style-name="style11">line</text:span><text:span text:style-name="style10">( </text:span><text:span text:style-name="style11">B</text:span><text:span text:style-name="style10">*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,</text:span><text:span text:style-name="style11">B</text:span><text:span text:style-name="style10">*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 );</text:span></text:h>
      <text:h text:style-name="Default">156<text:s text:c="2"/><text:s text:c="2"/><text:span text:style-name="style2">//</text:span></text:h>
      <text:h text:style-name="Default">157<text:s text:c="2"/><text:s text:c="2"/><text:span text:style-name="style2">//<text:s text:c="2"/>в центре картушки подписывается текущий курс и действующая скорость судна</text:span></text:h>
      <text:h text:style-name="Default">158<text:s text:c="2"/><text:s text:c="2"/><text:span text:style-name="style2">//</text:span></text:h>
      <text:h text:style-name="Default">159<text:s text:c="2"/><text:s text:c="2"/><text:span text:style-name="style11">color</text:span><text:span text:style-name="style10">( </text:span><text:span text:style-name="style11">lightblue</text:span><text:span text:style-name="style10">,-</text:span><text:span text:style-name="style4">0.25 </text:span><text:span text:style-name="style10">);</text:span></text:h>
      <text:h text:style-name="Default">160<text:s text:c="2"/><text:s text:c="2"/><text:span text:style-name="style11">Text</text:span><text:span text:style-name="style10">( </text:span><text:span text:style-name="style11">_Center</text:span><text:span text:style-name="style10">,(</text:span><text:span text:style-name="style11">Point</text:span><text:span text:style-name="style10">){</text:span><text:span text:style-name="style4">0</text:span><text:span text:style-name="style10">},</text:span><text:span text:style-name="style6">"%s "</text:span><text:span text:style-name="style10">,</text:span><text:span text:style-name="style11">DtoA</text:span><text:span text:style-name="style10">( </text:span><text:span text:style-name="style11">atan2</text:span><text:span text:style-name="style10">(-</text:span><text:span text:style-name="style11">x</text:span><text:span text:style-name="style10">.</text:span><text:span text:style-name="style11">y</text:span><text:span text:style-name="style10">,</text:span><text:span text:style-name="style11">x</text:span><text:span text:style-name="style10">.</text:span><text:span text:style-name="style11">x </text:span><text:span text:style-name="style10">)*</text:span><text:span text:style-name="style11">_Rd</text:span><text:span text:style-name="style10">,-</text:span><text:span text:style-name="style4">1 </text:span><text:span text:style-name="style10">) );</text:span></text:h>
      <text:h text:style-name="Default">161<text:s text:c="2"/><text:s text:c="2"/><text:span text:style-name="style11">Text</text:span><text:span text:style-name="style10">( </text:span><text:span text:style-name="style11">_Down</text:span><text:span text:style-name="style10">,(</text:span><text:span text:style-name="style11">Point</text:span><text:span text:style-name="style10">){</text:span><text:span text:style-name="style4">0</text:span><text:span text:style-name="style10">},</text:span><text:span text:style-name="style6">"%3.1fуз"</text:span><text:span text:style-name="style10">,</text:span><text:span text:style-name="style11">Speed</text:span><text:span text:style-name="style10">*</text:span><text:span text:style-name="style4">3600</text:span><text:span text:style-name="style10">/</text:span><text:span text:style-name="style11">_Mile </text:span><text:span text:style-name="style10">);</text:span></text:h>
      <text:h text:style-name="Default">162<text:s text:c="2"/><text:s text:c="2"/><text:span text:style-name="style2">//</text:span></text:h>
      <text:h text:style-name="Default">163<text:s text:c="2"/><text:s text:c="2"/><text:span text:style-name="style15">//!<text:s text:c="2"/>графики качки в окне аксонометрической проекции корпуса корабля</text:span></text:h>
      <text:h text:style-name="Default">164<text:s text:c="2"/><text:s text:c="2"/><text:span text:style-name="style2">//</text:span></text:h>
      <text:h text:style-name="Default">165<text:s text:c="2"/><text:s text:c="2"/><text:span text:style-name="style11">color</text:span><text:span text:style-name="style10">( </text:span><text:span text:style-name="style11">navy </text:span><text:span text:style-name="style10">); </text:span><text:span text:style-name="style11">Win</text:span><text:span text:style-name="style10">-&gt;</text:span><text:span text:style-name="style11">Print</text:span><text:span text:style-name="style10">( </text:span><text:span text:style-name="style4">1</text:span><text:span text:style-name="style10">,-</text:span><text:span text:style-name="style4">7</text:span><text:span text:style-name="style10">,</text:span><text:span text:style-name="style6">" Time %s + %.2f\"\n"</text:span></text:h>
      <text:h text:style-name="Default">166<text:s text:c="2"/><text:s text:c="34"/><text:span text:style-name="style6">" Speed %.1f от %.1f узл\n"</text:span></text:h>
      <text:h text:style-name="Default">167<text:s text:c="2"/><text:s text:c="34"/><text:span text:style-name="style6">"<text:s text:c="4"/>Fr %.2f ~ %.1f длин\n"</text:span></text:h>
      <text:h text:style-name="Default">168<text:s text:c="2"/><text:s text:c="34"/><text:span text:style-name="style6">" Volume %.0f &lt;&lt; %.0f\n"</text:span></text:h>
      <text:h text:style-name="Default">169<text:s text:c="2"/><text:s text:c="34"/><text:span text:style-name="style6">" Surface %.0f &lt;&lt; %.0f\n"</text:span></text:h>
      <text:h text:style-name="Default">170<text:s text:c="2"/><text:s text:c="34"/><text:span text:style-name="style6">" Floatable %.0f &lt;&lt; %.0f\n"</text:span></text:h>
      <text:h text:style-name="Default">171<text:s text:c="2"/><text:s text:c="34"/><text:span text:style-name="style6">" Metacenter %.1f &lt;&lt; %.1f\n"</text:span></text:h>
      <text:h text:style-name="Default">172<text:s text:c="2"/><text:s text:c="34"/><text:span text:style-name="style6">"<text:s text:c="10"/>h %.1f &lt;&lt; %.1f"</text:span><text:span text:style-name="style10">,</text:span></text:h>
      <text:h text:style-name="Default">173<text:s text:c="2"/><text:s text:c="2"/><text:span text:style-name="style11">DtoA</text:span><text:span text:style-name="style10">( </text:span><text:span text:style-name="style11">S</text:span><text:span text:style-name="style10">.</text:span><text:span text:style-name="style11">Trun</text:span><text:span text:style-name="style10">/</text:span><text:span text:style-name="style4">3600</text:span><text:span text:style-name="style10">,</text:span><text:span text:style-name="style4">3 </text:span><text:span text:style-name="style10">),</text:span><text:span text:style-name="style11">S</text:span><text:span text:style-name="style10">.</text:span><text:span text:style-name="style11">Tstep</text:span><text:span text:style-name="style10">,</text:span><text:span text:style-name="style11">Speed</text:span><text:span text:style-name="style10">*</text:span><text:span text:style-name="style4">3600</text:span><text:span text:style-name="style10">/</text:span><text:span text:style-name="style11">_Mile</text:span><text:span text:style-name="style10">,</text:span><text:span text:style-name="style11">cSp</text:span><text:span text:style-name="style10">*</text:span><text:span text:style-name="style4">3600</text:span><text:span text:style-name="style10">/</text:span><text:span text:style-name="style11">_Mile</text:span><text:span text:style-name="style10">,</text:span></text:h>
      <text:h text:style-name="Default">174<text:s text:c="2"/><text:s text:c="2"/><text:span text:style-name="style11">Speed</text:span><text:span text:style-name="style10">/</text:span><text:span text:style-name="style11">sqrt</text:span><text:span text:style-name="style10">(</text:span><text:span text:style-name="style11">_g</text:span><text:span text:style-name="style10">*</text:span><text:span text:style-name="style11">Length</text:span><text:span text:style-name="style10">),</text:span><text:span text:style-name="style11">sqr</text:span><text:span text:style-name="style10">(</text:span><text:span text:style-name="style11">Speed</text:span><text:span text:style-name="style10">)*</text:span><text:span text:style-name="style11">_Pd</text:span><text:span text:style-name="style10">/</text:span><text:span text:style-name="style11">_g</text:span><text:span text:style-name="style10">/</text:span><text:span text:style-name="style11">Length</text:span><text:span text:style-name="style10">, </text:span><text:span text:style-name="style11">Volume</text:span><text:span text:style-name="style10">,</text:span><text:span text:style-name="style11">iV</text:span><text:span text:style-name="style10">,</text:span></text:h>
      <text:h text:style-name="Default">175<text:s text:c="2"/><text:s text:c="2"/><text:span text:style-name="style11">Surface</text:span><text:span text:style-name="style10">,</text:span><text:span text:style-name="style11">iS</text:span><text:span text:style-name="style10">, </text:span><text:span text:style-name="style11">Floatage</text:span><text:span text:style-name="style10">,</text:span><text:span text:style-name="style11">iF</text:span><text:span text:style-name="style10">, </text:span><text:span text:style-name="style11">Metacenter</text:span><text:span text:style-name="style10">.</text:span><text:span text:style-name="style11">x</text:span><text:span text:style-name="style10">,</text:span><text:span text:style-name="style11">vM</text:span><text:span text:style-name="style10">.</text:span><text:span text:style-name="style11">x</text:span><text:span text:style-name="style10">, </text:span><text:span text:style-name="style11">hX</text:span><text:span text:style-name="style10">,</text:span><text:span text:style-name="style11">vM</text:span><text:span text:style-name="style10">.</text:span><text:span text:style-name="style11">z </text:span><text:span text:style-name="style10">);</text:span></text:h>
      <text:h text:style-name="Default">176<text:s text:c="2"/><text:s text:c="2"/><text:span text:style-name="style5">if</text:span><text:span text:style-name="style10">( </text:span><text:span text:style-name="style11">Win</text:span><text:span text:style-name="style10">==</text:span><text:span text:style-name="style5">this </text:span><text:span text:style-name="style10">)</text:span></text:h>
      <text:h text:style-name="Default">177<text:s text:c="2"/><text:s text:c="2"/><text:span text:style-name="style5">if</text:span><text:span text:style-name="style10">( (</text:span><text:span text:style-name="style11">l</text:span><text:span text:style-name="style10">=</text:span><text:span text:style-name="style11">Route</text:span><text:span text:style-name="style10">.</text:span><text:span text:style-name="style11">len</text:span><text:span text:style-name="style10">-</text:span><text:span text:style-name="style4">1</text:span><text:span text:style-name="style10">)&gt;=</text:span><text:span text:style-name="style4">12 </text:span><text:span text:style-name="style10">)</text:span></text:h>
      <text:h text:style-name="Default">178<text:s text:c="2"/><text:s text:c="2"/><text:span text:style-name="style10">{ </text:span><text:span text:style-name="style5">Real </text:span><text:span text:style-name="style11">Dt</text:span><text:span text:style-name="style10">=</text:span><text:span text:style-name="style11">S</text:span><text:span text:style-name="style10">.</text:span><text:span text:style-name="style11">Tstep</text:span><text:span text:style-name="style10">/</text:span><text:span text:style-name="style11">S</text:span><text:span text:style-name="style10">.</text:span><text:span text:style-name="style11">tKrat</text:span><text:span text:style-name="style10">;<text:s text:c="13"/></text:span><text:span text:style-name="style2">// расчетный шаг в циклах эксперимента</text:span></text:h>
      <text:h text:style-name="Default">179<text:s text:c="2"/><text:s text:c="4"/><text:span text:style-name="style2">//<text:s text:c="64"/>z=x.y-y.x</text:span></text:h>
      <text:h text:style-name="Default">180<text:s text:c="2"/><text:s text:c="4"/><text:span text:style-name="style15">//!<text:s text:c="2"/>внешний блок графиков по кинематике корпуса на штормовом волнении моря</text:span></text:h>
      <text:h text:style-name="Default">181<text:s text:c="2"/><text:s text:c="4"/><text:span text:style-name="style2">//<text:s text:c="4"/>c масштабированием под размах бортовой, килевой и вертикальной качки</text:span></text:h>
      <text:h text:style-name="Default">182<text:s text:c="2"/><text:s text:c="4"/><text:span text:style-name="style2">//<text:s text:c="3"/>~~~~~~~~~~~~~~~~~~~~~~~~~~~~~~~~~~~~~~~~~~~~~~~~~~~~~~~~~~~~~~~~~~~~~~</text:span></text:h>
      <text:h text:style-name="Default">183<text:s text:c="2"/><text:s text:c="3"/><text:span text:style-name="style5">Vector </text:span><text:span text:style-name="style11">Max</text:span><text:span text:style-name="style10">;<text:s text:c="34"/></text:span><text:span text:style-name="style2">// экстремумы графиков качки</text:span></text:h>
      <text:h text:style-name="Default">184<text:s text:c="2"/><text:s text:c="3"/><text:span text:style-name="style11">Compass</text:span><text:span text:style-name="style10">.</text:span><text:span text:style-name="style11">Area</text:span><text:span text:style-name="style10">( </text:span><text:span text:style-name="style4">25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7 </text:span><text:span text:style-name="style10">).</text:span><text:span text:style-name="style11">Activate</text:span><text:span text:style-name="style10">( </text:span><text:span text:style-name="style5">true </text:span><text:span text:style-name="style10">);<text:s text:c="3"/></text:span><text:span text:style-name="style2">// семь строк от нижней границы</text:span></text:h>
      <text:h text:style-name="Default">185<text:s text:c="2"/><text:s text:c="3"/><text:span text:style-name="style5">Real </text:span><text:span text:style-name="style11">Lp</text:span><text:span text:style-name="style10">=</text:span><text:span text:style-name="style5">Real</text:span><text:span text:style-name="style10">(</text:span><text:span text:style-name="style11">Compass</text:span><text:span text:style-name="style10">.</text:span><text:span text:style-name="style11">Width</text:span><text:span text:style-name="style10">)/</text:span><text:span text:style-name="style11">Compass</text:span><text:span text:style-name="style10">.</text:span><text:span text:style-name="style11">Height</text:span><text:span text:style-name="style10">,<text:s text:c="2"/></text:span><text:span text:style-name="style2">// размеры информационного окна</text:span></text:h>
      <text:h text:style-name="Default">186<text:s text:c="2"/><text:s text:c="8"/><text:span text:style-name="style11">Lt</text:span><text:span text:style-name="style10">=</text:span><text:span text:style-name="style4">11.0</text:span><text:span text:style-name="style10">*</text:span><text:span text:style-name="style5">Real</text:span><text:span text:style-name="style10">(</text:span><text:span text:style-name="style11">Fnt</text:span><text:span text:style-name="style10">-&gt;</text:span><text:span text:style-name="style11">W</text:span><text:span text:style-name="style10">)/</text:span><text:span text:style-name="style11">Compass</text:span><text:span text:style-name="style10">.</text:span><text:span text:style-name="style11">Height</text:span><text:span text:style-name="style10">;<text:s text:c="4"/></text:span><text:span text:style-name="style2">// и удвоенный отступ справа</text:span></text:h>
      <text:h text:style-name="Default">187<text:s text:c="2"/><text:s text:c="4"/><text:span text:style-name="style2">//</text:span></text:h>
      <text:h text:style-name="Default">188<text:s text:c="2"/><text:s text:c="4"/><text:span text:style-name="style2">//<text:s text:c="3"/>здесь надо выделить временной интервал записи графиков в экранном поле</text:span></text:h>
      <text:h text:style-name="Default">189<text:s text:c="2"/><text:s text:c="4"/><text:span text:style-name="style2">//</text:span></text:h>
      <text:h text:style-name="Default">190<text:s text:c="2"/><text:s text:c="3"/><text:span text:style-name="style5">Real </text:span><text:span text:style-name="style11">r</text:span><text:span text:style-name="style10">,</text:span><text:span text:style-name="style11">mz</text:span><text:span text:style-name="style10">; </text:span><text:span text:style-name="style5">int </text:span><text:span text:style-name="style11">k</text:span><text:span text:style-name="style10">=</text:span><text:span text:style-name="style16">max</text:span><text:span text:style-name="style10">( </text:span><text:span text:style-name="style4">0</text:span><text:span text:style-name="style10">,</text:span><text:span text:style-name="style11">l</text:span><text:span text:style-name="style10">-</text:span><text:span text:style-name="style5">int</text:span><text:span text:style-name="style10">( </text:span><text:span text:style-name="style11">sT</text:span><text:span text:style-name="style10">/</text:span><text:span text:style-name="style11">Dt </text:span><text:span text:style-name="style10">) ); </text:span><text:span text:style-name="style11">L</text:span><text:span text:style-name="style10">=(</text:span><text:span text:style-name="style11">Lp</text:span><text:span text:style-name="style10">*</text:span><text:span text:style-name="style4">2</text:span><text:span text:style-name="style10">-</text:span><text:span text:style-name="style11">Lt</text:span><text:span text:style-name="style10">)/(</text:span><text:span text:style-name="style11">l</text:span><text:span text:style-name="style10">-</text:span><text:span text:style-name="style11">k</text:span><text:span text:style-name="style10">);</text:span></text:h>
      <text:h text:style-name="Default">191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 </text:span><text:span text:style-name="style2">// коэффициент отсчёта времени с учётом опрокидывания</text:span></text:h>
      <text:h text:style-name="Default">192<text:s text:c="2"/><text:s text:c="4"/><text:span text:style-name="style10">{ </text:span><text:span text:style-name="style11">r</text:span><text:span text:style-name="style10">=</text:span><text:span text:style-name="style11">fabs</text:span><text:span text:style-name="style10">( </text:span><text:span text:style-name="style11">i90</text:span><text:span text:style-name="style10">( </text:span><text:span text:style-name="style11">Swing</text:span><text:span text:style-name="style10">[</text:span><text:span text:style-name="style11">i</text:span><text:span text:style-name="style10">].</text:span><text:span text:style-name="style11">x </text:span><text:span text:style-name="style10">) );</text:span></text:h>
      <text:h text:style-name="Default">193<text:s text:c="2"/><text:s text:c="28"/><text:span text:style-name="style5">if</text:span><text:span text:style-name="style10">( </text:span><text:span text:style-name="style11">i</text:span><text:span text:style-name="style10">==</text:span><text:span text:style-name="style11">k </text:span><text:span text:style-name="style10">)</text:span><text:span text:style-name="style11">Max</text:span><text:span text:style-name="style10">.</text:span><text:span text:style-name="style11">x</text:span><text:span text:style-name="style10">=</text:span><text:span text:style-name="style11">r</text:span><text:span text:style-name="style10">+</text:span><text:span text:style-name="style11">eps</text:span><text:span text:style-name="style10">; </text:span><text:span text:style-name="style5">else if</text:span><text:span text:style-name="style10">( </text:span><text:span text:style-name="style11">Max</text:span><text:span text:style-name="style10">.</text:span><text:span text:style-name="style11">x</text:span><text:span text:style-name="style10">&lt;</text:span><text:span text:style-name="style11">r </text:span><text:span text:style-name="style10">)</text:span><text:span text:style-name="style11">Max</text:span><text:span text:style-name="style10">.</text:span><text:span text:style-name="style11">x</text:span><text:span text:style-name="style10">=</text:span><text:span text:style-name="style11">r</text:span><text:span text:style-name="style10">;</text:span></text:h>
      <text:h text:style-name="Default">194<text:s text:c="2"/><text:s text:c="6"/><text:span text:style-name="style11">r</text:span><text:span text:style-name="style10">=</text:span><text:span text:style-name="style11">fabs</text:span><text:span text:style-name="style10">( </text:span><text:span text:style-name="style11">Swing</text:span><text:span text:style-name="style10">[</text:span><text:span text:style-name="style11">i</text:span><text:span text:style-name="style10">].</text:span><text:span text:style-name="style11">y </text:span><text:span text:style-name="style10">); </text:span><text:span text:style-name="style5">if</text:span><text:span text:style-name="style10">( </text:span><text:span text:style-name="style11">i</text:span><text:span text:style-name="style10">==</text:span><text:span text:style-name="style11">k </text:span><text:span text:style-name="style10">)</text:span><text:span text:style-name="style11">Max</text:span><text:span text:style-name="style10">.</text:span><text:span text:style-name="style11">y</text:span><text:span text:style-name="style10">=</text:span><text:span text:style-name="style11">r</text:span><text:span text:style-name="style10">+</text:span><text:span text:style-name="style11">eps</text:span><text:span text:style-name="style10">; </text:span><text:span text:style-name="style5">else if</text:span><text:span text:style-name="style10">( </text:span><text:span text:style-name="style11">Max</text:span><text:span text:style-name="style10">.</text:span><text:span text:style-name="style11">y</text:span><text:span text:style-name="style10">&lt;</text:span><text:span text:style-name="style11">r </text:span><text:span text:style-name="style10">)</text:span><text:span text:style-name="style11">Max</text:span><text:span text:style-name="style10">.</text:span><text:span text:style-name="style11">y</text:span><text:span text:style-name="style10">=</text:span><text:span text:style-name="style11">r</text:span><text:span text:style-name="style10">;</text:span></text:h>
      <text:h text:style-name="Default">195<text:s text:c="2"/><text:s text:c="4"/><text:span text:style-name="style10">}<text:s text:c="31"/></text:span><text:span text:style-name="style2">// только полвертикали + центровка графиков</text:span></text:h>
      <text:h text:style-name="Default">196<text:s text:c="2"/><text:s text:c="4"/><text:span text:style-name="style5">for</text:span><text:span text:style-name="style10">( </text:span><text:span text:style-name="style11">Max</text:span><text:span text:style-name="style10">.</text:span><text:span text:style-name="style11">z</text:span><text:span text:style-name="style10">=(</text:span><text:span text:style-name="style11">mz</text:span><text:span text:style-name="style10">=</text:span><text:span text:style-name="style11">Route</text:span><text:span text:style-name="style10">[</text:span><text:span text:style-name="style11">k</text:span><text:span text:style-name="style10">].</text:span><text:span text:style-name="style11">z</text:span><text:span text:style-name="style10">-</text:span><text:span text:style-name="style11">eps</text:span><text:span text:style-name="style10">)+</text:span><text:span text:style-name="style11">eps</text:span><text:span text:style-name="style10">*</text:span><text:span text:style-name="style4">2</text:span><text:span text:style-name="style10">,</text:span><text:span text:style-name="style11">i</text:span><text:span text:style-name="style10">=</text:span><text:span text:style-name="style11">k</text:span><text:span text:style-name="style10">+</text:span><text:span text:style-name="style4">1</text:span><text:span text:style-name="style10">; </text:span><text:span text:style-name="style11">i</text:span><text:span text:style-name="style10">&lt;=</text:span><text:span text:style-name="style11">l</text:span><text:span text:style-name="style10">;</text:span><text:span text:style-name="style11">i</text:span><text:span text:style-name="style10">++ ) </text:span><text:span text:style-name="style2">// относительно нуля</text:span></text:h>
      <text:h text:style-name="Default">197<text:s text:c="2"/><text:s text:c="4"/><text:span text:style-name="style10">{ </text:span><text:span text:style-name="style11">r</text:span><text:span text:style-name="style10">=</text:span><text:span text:style-name="style11">Route</text:span><text:span text:style-name="style10">[</text:span><text:span text:style-name="style11">i</text:span><text:span text:style-name="style10">].</text:span><text:span text:style-name="style11">z</text:span><text:span text:style-name="style10">; </text:span><text:span text:style-name="style5">if</text:span><text:span text:style-name="style10">( </text:span><text:span text:style-name="style11">Max</text:span><text:span text:style-name="style10">.</text:span><text:span text:style-name="style11">z</text:span><text:span text:style-name="style10">&lt;</text:span><text:span text:style-name="style11">r </text:span><text:span text:style-name="style10">)</text:span><text:span text:style-name="style11">Max</text:span><text:span text:style-name="style10">.</text:span><text:span text:style-name="style11">z</text:span><text:span text:style-name="style10">=</text:span><text:span text:style-name="style11">r</text:span><text:span text:style-name="style10">; </text:span><text:span text:style-name="style5">else if</text:span><text:span text:style-name="style10">( </text:span><text:span text:style-name="style11">mz</text:span><text:span text:style-name="style10">&gt;</text:span><text:span text:style-name="style11">r </text:span><text:span text:style-name="style10">)</text:span><text:span text:style-name="style11">mz</text:span><text:span text:style-name="style10">=</text:span><text:span text:style-name="style11">r</text:span><text:span text:style-name="style10">;</text:span></text:h>
      <text:h text:style-name="Default">198<text:s text:c="2"/><text:s text:c="4"/><text:span text:style-name="style10">} (</text:span><text:span text:style-name="style11">Max</text:span><text:span text:style-name="style10">.</text:span><text:span text:style-name="style11">z</text:span><text:span text:style-name="style10">*=</text:span><text:span text:style-name="style4">2</text:span><text:span text:style-name="style10">)-=(</text:span><text:span text:style-name="style11">mz</text:span><text:span text:style-name="style10">*=</text:span><text:span text:style-name="style4">2</text:span><text:span text:style-name="style10">);</text:span></text:h>
      <text:h text:style-name="Default">199<text:s text:c="2"/><text:s text:c="4"/><text:span text:style-name="style2">//</text:span></text:h>
      <text:h text:style-name="Default">200<text:s text:c="2"/><text:s text:c="4"/><text:span text:style-name="style2">//<text:s text:c="2"/>разметка поля графиков с выделением полос в 10° и 20° по бортовой качке</text:span></text:h>
      <text:h text:style-name="Default">201<text:s text:c="2"/><text:s text:c="4"/><text:span text:style-name="style2">//</text:span></text:h>
      <text:h text:style-name="Default">202<text:s text:c="2"/><text:s text:c="4"/><text:span text:style-name="style11">H</text:span><text:span text:style-name="style10">=</text:span><text:span text:style-name="style16">max</text:span><text:span text:style-name="style10">( </text:span><text:span text:style-name="style11">Max</text:span><text:span text:style-name="style10">.</text:span><text:span text:style-name="style11">x</text:span><text:span text:style-name="style10">,</text:span><text:span text:style-name="style11">Max</text:span><text:span text:style-name="style10">.</text:span><text:span text:style-name="style11">y </text:span><text:span text:style-name="style10">);<text:s text:c="3"/></text:span><text:span text:style-name="style2">// дальнейшее масштабирование по максимуму от X и Y</text:span></text:h>
      <text:h text:style-name="Default">203<text:s text:c="2"/><text:s text:c="4"/><text:span text:style-name="style11">U</text:span><text:span text:style-name="style10">=</text:span><text:span text:style-name="style4">10.0</text:span><text:span text:style-name="style10">*</text:span><text:span text:style-name="style11">_dR</text:span><text:span text:style-name="style10">/</text:span><text:span text:style-name="style11">H</text:span><text:span text:style-name="style10">;</text:span></text:h>
      <text:h text:style-name="Default">204<text:s text:c="2"/><text:span text:style-name="style2">//<text:s text:c="2"/>color( lightcyan,.8,.75 ); rectangle( (Point){-Lp,-1},(Point){Lp-Lt,1} );</text:span></text:h>
      <text:h text:style-name="Default">205<text:s text:c="2"/><text:s text:c="4"/><text:span text:style-name="style5">if</text:span><text:span text:style-name="style10">( </text:span><text:span text:style-name="style11">U</text:span><text:span text:style-name="style10">&lt;</text:span><text:span text:style-name="style4">1.0 </text:span><text:span text:style-name="style10">)</text:span></text:h>
      <text:h text:style-name="Default">206<text:s text:c="2"/><text:s text:c="4"/><text:span text:style-name="style10">{ </text:span><text:span text:style-name="style11">color</text:span><text:span text:style-name="style10">( </text:span><text:span text:style-name="style11">lightgreen</text:span><text:span text:style-name="style10">,</text:span><text:span text:style-name="style4">0.0</text:span><text:span text:style-name="style10">,</text:span><text:span text:style-name="style4">0.2 </text:span><text:span text:style-name="style10">);<text:s text:c="8"/></text:span><text:span text:style-name="style2">// &lt;10° - комфортная радость на борту</text:span></text:h>
      <text:h text:style-name="Default">207<text:s text:c="2"/><text:s text:c="6"/><text:span text:style-name="style11">rectangle</text:span><text:span text:style-name="style10">( (</text:span><text:span text:style-name="style11">Point</text:span><text:span text:style-name="style10">){-</text:span><text:span text:style-name="style11">Lp</text:span><text:span text:style-name="style10">,</text:span><text:span text:style-name="style11">U</text:span><text:span text:style-name="style10">},(</text:span><text:span text:style-name="style11">Point</text:span><text:span text:style-name="style10">){</text:span><text:span text:style-name="style11">Lp</text:span><text:span text:style-name="style10">-</text:span><text:span text:style-name="style11">Lt</text:span><text:span text:style-name="style10">,</text:span><text:span text:style-name="style16">min</text:span><text:span text:style-name="style10">(</text:span><text:span text:style-name="style4">1.0</text:span><text:span text:style-name="style10">,</text:span><text:span text:style-name="style4">2</text:span><text:span text:style-name="style10">*</text:span><text:span text:style-name="style11">U</text:span><text:span text:style-name="style10">)} );</text:span></text:h>
      <text:h text:style-name="Default">208<text:s text:c="2"/><text:s text:c="6"/><text:span text:style-name="style11">rectangle</text:span><text:span text:style-name="style10">( (</text:span><text:span text:style-name="style11">Point</text:span><text:span text:style-name="style10">){-</text:span><text:span text:style-name="style11">Lp</text:span><text:span text:style-name="style10">,-</text:span><text:span text:style-name="style11">U</text:span><text:span text:style-name="style10">},(</text:span><text:span text:style-name="style11">Point</text:span><text:span text:style-name="style10">){</text:span><text:span text:style-name="style11">Lp</text:span><text:span text:style-name="style10">-</text:span><text:span text:style-name="style11">Lt</text:span><text:span text:style-name="style10">,</text:span><text:span text:style-name="style16">max</text:span><text:span text:style-name="style10">(-</text:span><text:span text:style-name="style4">1.0</text:span><text:span text:style-name="style10">,-</text:span><text:span text:style-name="style4">2</text:span><text:span text:style-name="style10">*</text:span><text:span text:style-name="style11">U</text:span><text:span text:style-name="style10">)} );</text:span></text:h>
      <text:h text:style-name="Default">209<text:s text:c="2"/><text:span text:style-name="style2">//<text:s text:c="4"/>if( U&lt;0.5 )</text:span></text:h>
      <text:h text:style-name="Default">210<text:s text:c="2"/><text:span text:style-name="style2">//<text:s text:c="4"/>{ color( lightblue,0.7,0.5 );<text:s text:c="7"/>// &gt;20° - невыносимое веселье в качке</text:span></text:h>
      <text:h text:style-name="Default">211<text:s text:c="2"/><text:span text:style-name="style2">//<text:s text:c="6"/>rectangle( (Point){-Lp,2*U},(Point){Lp-Lt,1} );</text:span></text:h>
      <text:h text:style-name="Default">212<text:s text:c="2"/><text:span text:style-name="style2">//<text:s text:c="6"/>rectangle( (Point){-Lp,-2*U},(Point){Lp-Lt,-1} );</text:span></text:h>
      <text:h text:style-name="Default">213<text:s text:c="2"/><text:span text:style-name="style2">//<text:s text:c="4"/>}</text:span></text:h>
      <text:h text:style-name="Default">214<text:s text:c="2"/><text:s text:c="4"/><text:span text:style-name="style10">}</text:span></text:h>
      <text:h text:style-name="Default">215<text:s text:c="2"/><text:s text:c="4"/><text:span text:style-name="style2">//<text:s text:c="3"/>подпись экстремальных величин на правом незатеняемом участочке</text:span></text:h>
      <text:h text:style-name="Default">216<text:s text:c="2"/><text:s text:c="4"/><text:span text:style-name="style2">//</text:span></text:h>
      <text:h text:style-name="Default">217<text:s text:c="2"/><text:s text:c="4"/><text:span text:style-name="style11">Compass</text:span><text:span text:style-name="style10">.</text:span><text:span text:style-name="style11">Alfabet</text:span><text:span text:style-name="style10">( </text:span><text:span text:style-name="style4">20</text:span><text:span text:style-name="style10">,</text:span><text:span text:style-name="style6">"Times New Roman"</text:span><text:span text:style-name="style10">,</text:span><text:span text:style-name="style11">FW_MEDIUM</text:span><text:span text:style-name="style10">,</text:span><text:span text:style-name="style5">true </text:span><text:span text:style-name="style10">);</text:span></text:h>
      <text:h text:style-name="Default">218<text:s text:c="2"/><text:s text:c="4"/><text:span text:style-name="style2">//</text:span></text:h>
      <text:h text:style-name="Default">219<text:s text:c="2"/><text:s text:c="4"/><text:span text:style-name="style2">//<text:s text:c="3"/>разметка шкалы времени</text:span></text:h>
      <text:h text:style-name="Default">220<text:s text:c="2"/><text:s text:c="4"/><text:span text:style-name="style2">//</text:span></text:h>
      <text:h text:style-name="Default">221<text:s text:c="2"/><text:s text:c="3"/><text:span text:style-name="style5">Real </text:span><text:span text:style-name="style11">dT</text:span><text:span text:style-name="style10">=(</text:span><text:span text:style-name="style11">l</text:span><text:span text:style-name="style10">-</text:span><text:span text:style-name="style11">k</text:span><text:span text:style-name="style10">)*</text:span><text:span text:style-name="style11">Dt</text:span><text:span text:style-name="style10">;<text:s text:c="19"/></text:span><text:span text:style-name="style2">// видимый интервал времени эксперимента</text:span></text:h>
      <text:h text:style-name="Default">222<text:s text:c="2"/><text:s text:c="4"/><text:span text:style-name="style11">U</text:span><text:span text:style-name="style10">=</text:span><text:span text:style-name="style11">dT</text:span><text:span text:style-name="style10">&lt;</text:span><text:span text:style-name="style4">60</text:span><text:span text:style-name="style10">?</text:span><text:span text:style-name="style11">AxisStep</text:span><text:span text:style-name="style10">(</text:span><text:span text:style-name="style11">dT</text:span><text:span text:style-name="style10">)/</text:span><text:span text:style-name="style4">5</text:span><text:span text:style-name="style10">:</text:span><text:span text:style-name="style11">AxisStep</text:span><text:span text:style-name="style10">(</text:span><text:span text:style-name="style11">dT</text:span><text:span text:style-name="style10">/</text:span><text:span text:style-name="style4">60</text:span><text:span text:style-name="style10">)*</text:span><text:span text:style-name="style4">10</text:span><text:span text:style-name="style10">;<text:s text:c="2"/></text:span><text:span text:style-name="style2">// поминутный шаг шкалы времени</text:span></text:h>
      <text:h text:style-name="Default">223<text:s text:c="2"/><text:s text:c="4"/><text:span text:style-name="style11">color</text:span><text:span text:style-name="style10">( </text:span><text:span text:style-name="style11">green</text:span><text:span text:style-name="style10">,-</text:span><text:span text:style-name="style4">0.25 </text:span><text:span text:style-name="style10">); </text:span><text:span text:style-name="style11">liney</text:span><text:span text:style-name="style10">( (</text:span><text:span text:style-name="style11">Point</text:span><text:span text:style-name="style10">){ -</text:span><text:span text:style-name="style11">Lp</text:span><text:span text:style-name="style10">,</text:span><text:span text:style-name="style4">1 </text:span><text:span text:style-name="style10">},(</text:span><text:span text:style-name="style11">Point</text:span><text:span text:style-name="style10">){ </text:span><text:span text:style-name="style11">Lp</text:span><text:span text:style-name="style10">-</text:span><text:span text:style-name="style11">Lt</text:span><text:span text:style-name="style10">,</text:span><text:span text:style-name="style4">1 </text:span><text:span text:style-name="style10">} );</text:span></text:h>
      <text:h text:style-name="Default">224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*</text:span><text:span text:style-name="style11">U</text:span><text:span text:style-name="style10">&lt;</text:span><text:span text:style-name="style11">dT</text:span><text:span text:style-name="style10">; </text:span><text:span text:style-name="style11">i</text:span><text:span text:style-name="style10">++ )</text:span></text:h>
      <text:h text:style-name="Default">225<text:s text:c="2"/><text:s text:c="4"/><text:span text:style-name="style10">{ </text:span><text:span text:style-name="style5">Real </text:span><text:span text:style-name="style11">mX </text:span><text:span text:style-name="style10">= -</text:span><text:span text:style-name="style11">Lp </text:span><text:span text:style-name="style10">+ </text:span><text:span text:style-name="style11">i</text:span><text:span text:style-name="style10">*</text:span><text:span text:style-name="style11">U</text:span><text:span text:style-name="style10">*</text:span><text:span text:style-name="style11">L</text:span><text:span text:style-name="style10">/</text:span><text:span text:style-name="style11">Dt</text:span><text:span text:style-name="style10">;</text:span></text:h>
      <text:h text:style-name="Default">226<text:s text:c="2"/><text:s text:c="6"/><text:span text:style-name="style11">liney</text:span><text:span text:style-name="style10">( (</text:span><text:span text:style-name="style11">Point</text:span><text:span text:style-name="style10">){ </text:span><text:span text:style-name="style11">mX</text:span><text:span text:style-name="style10">,</text:span><text:span text:style-name="style4">1 </text:span><text:span text:style-name="style10">},(</text:span><text:span text:style-name="style11">Point</text:span><text:span text:style-name="style10">){ </text:span><text:span text:style-name="style11">mX</text:span><text:span text:style-name="style10">,</text:span><text:span text:style-name="style11">i</text:span><text:span text:style-name="style10">%(</text:span><text:span text:style-name="style11">dT</text:span><text:span text:style-name="style10">&lt;</text:span><text:span text:style-name="style4">60</text:span><text:span text:style-name="style10">?</text:span><text:span text:style-name="style4">5</text:span><text:span text:style-name="style10">:</text:span><text:span text:style-name="style4">6</text:span><text:span text:style-name="style10">)?</text:span><text:span text:style-name="style4">0.92</text:span><text:span text:style-name="style10">:</text:span><text:span text:style-name="style4">0.85 </text:span><text:span text:style-name="style10">} );</text:span></text:h>
      <text:h text:style-name="Default">227<text:s text:c="2"/><text:s text:c="6"/><text:span text:style-name="style5">if</text:span><text:span text:style-name="style10">( </text:span><text:span text:style-name="style11">mX</text:span><text:span text:style-name="style10">&lt;</text:span><text:span text:style-name="style11">Lp</text:span><text:span text:style-name="style10">-</text:span><text:span text:style-name="style11">Lt</text:span><text:span text:style-name="style10">*</text:span><text:span text:style-name="style4">1.2 </text:span><text:span text:style-name="style10">&amp;&amp; </text:span><text:span text:style-name="style11">i </text:span><text:span text:style-name="style10">&amp;&amp; !(</text:span><text:span text:style-name="style11">i</text:span><text:span text:style-name="style10">%(</text:span><text:span text:style-name="style11">dT</text:span><text:span text:style-name="style10">&lt;</text:span><text:span text:style-name="style4">60</text:span><text:span text:style-name="style10">?</text:span><text:span text:style-name="style4">5</text:span><text:span text:style-name="style10">:</text:span><text:span text:style-name="style4">6</text:span><text:span text:style-name="style10">)) )</text:span></text:h>
      <text:h text:style-name="Default">228<text:s text:c="2"/><text:s text:c="6"/><text:span text:style-name="style11">Compass</text:span><text:span text:style-name="style10">.</text:span><text:span text:style-name="style11">Text</text:span><text:span text:style-name="style10">( </text:span><text:span text:style-name="style11">_North</text:span><text:span text:style-name="style10">,(</text:span><text:span text:style-name="style11">Point</text:span><text:span text:style-name="style10">){ </text:span><text:span text:style-name="style11">mX</text:span><text:span text:style-name="style10">,</text:span><text:span text:style-name="style4">1 </text:span><text:span text:style-name="style10">},</text:span><text:span text:style-name="style11">DtoA</text:span><text:span text:style-name="style10">( </text:span><text:span text:style-name="style11">i</text:span><text:span text:style-name="style10">*</text:span><text:span text:style-name="style11">U</text:span><text:span text:style-name="style10">/</text:span><text:span text:style-name="style4">3600</text:span><text:span text:style-name="style10">,</text:span><text:span text:style-name="style4">3 </text:span><text:span text:style-name="style10">) );</text:span></text:h>
      <text:h text:style-name="Default">229<text:s text:c="2"/><text:s text:c="4"/><text:span text:style-name="style10">} </text:span><text:span text:style-name="style11">Compass</text:span><text:span text:style-name="style10">.</text:span><text:span text:style-name="style11">Text</text:span><text:span text:style-name="style10">( </text:span><text:span text:style-name="style11">_North_East</text:span><text:span text:style-name="style10">,(</text:span><text:span text:style-name="style11">Point</text:span><text:span text:style-name="style10">){ </text:span><text:span text:style-name="style11">Lp</text:span><text:span text:style-name="style10">-</text:span><text:span text:style-name="style11">Lt</text:span><text:span text:style-name="style10">,</text:span><text:span text:style-name="style4">1 </text:span><text:span text:style-name="style10">},</text:span><text:span text:style-name="style11">DtoA</text:span><text:span text:style-name="style10">( </text:span><text:span text:style-name="style11">dT</text:span><text:span text:style-name="style10">/</text:span><text:span text:style-name="style4">3600</text:span><text:span text:style-name="style10">,</text:span><text:span text:style-name="style4">3 </text:span><text:span text:style-name="style10">) );</text:span></text:h>
      <text:h text:style-name="Default">230<text:s text:c="2"/><text:s text:c="4"/><text:span text:style-name="style2">//</text:span></text:h>
      <text:h text:style-name="Default">231<text:s text:c="2"/><text:s text:c="4"/><text:span text:style-name="style2">//<text:s text:c="3"/>закрашенный профиль волны по вертикальной качке</text:span></text:h>
      <text:h text:style-name="Default">232<text:s text:c="2"/><text:s text:c="4"/><text:span text:style-name="style2">//</text:span></text:h>
      <text:h text:style-name="Default">233<text:s text:c="2"/><text:s text:c="4"/><text:span text:style-name="style11">color</text:span><text:span text:style-name="style10">( </text:span><text:span text:style-name="style11">lightgreen</text:span><text:span text:style-name="style10">,</text:span><text:span text:style-name="style4">.7</text:span><text:span text:style-name="style10">,</text:span><text:span text:style-name="style4">.8 </text:span><text:span text:style-name="style10">); </text:span><text:span text:style-name="style11">rectangle</text:span><text:span text:style-name="style10">( (</text:span><text:span text:style-name="style11">Point</text:span><text:span text:style-name="style10">){</text:span><text:span text:style-name="style11">Lp</text:span><text:span text:style-name="style10">-</text:span><text:span text:style-name="style11">Lt</text:span><text:span text:style-name="style10">,-</text:span><text:span text:style-name="style4">.5</text:span><text:span text:style-name="style10">},(</text:span><text:span text:style-name="style11">Point</text:span><text:span text:style-name="style10">){</text:span><text:span text:style-name="style11">Lp</text:span><text:span text:style-name="style10">,</text:span><text:span text:style-name="style4">.46</text:span><text:span text:style-name="style10">} );</text:span></text:h>
      <text:h text:style-name="Default">234<text:s text:c="2"/><text:s text:c="4"/><text:span text:style-name="style11">glBegin</text:span><text:span text:style-name="style10">( </text:span><text:span text:style-name="style11">GL_QUAD_STRIP </text:span><text:span text:style-name="style10">);</text:span></text:h>
      <text:h text:style-name="Default">235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</text:span></text:h>
      <text:h text:style-name="Default">236<text:s text:c="2"/><text:s text:c="6"/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)*</text:span><text:span text:style-name="style11">L</text:span><text:span text:style-name="style10">,</text:span><text:span text:style-name="style4">0</text:span><text:span text:style-name="style10">,</text:span><text:span text:style-name="style4">0 </text:span><text:span text:style-name="style10">),</text:span></text:h>
      <text:h text:style-name="Default">237<text:s text:c="2"/><text:s text:c="6"/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)*</text:span><text:span text:style-name="style11">L</text:span><text:span text:style-name="style10">,(</text:span><text:span text:style-name="style11">Route</text:span><text:span text:style-name="style10">[</text:span><text:span text:style-name="style11">i</text:span><text:span text:style-name="style10">].</text:span><text:span text:style-name="style11">z</text:span><text:span text:style-name="style10">*</text:span><text:span text:style-name="style4">2</text:span><text:span text:style-name="style10">-</text:span><text:span text:style-name="style11">mz</text:span><text:span text:style-name="style10">)/</text:span><text:span text:style-name="style11">Max</text:span><text:span text:style-name="style10">.</text:span><text:span text:style-name="style11">z</text:span><text:span text:style-name="style10">-</text:span><text:span text:style-name="style4">0.5</text:span><text:span text:style-name="style10">,</text:span><text:span text:style-name="style4">0 </text:span><text:span text:style-name="style10">); </text:span><text:span text:style-name="style11">glEnd</text:span><text:span text:style-name="style10">();</text:span></text:h>
      <text:h text:style-name="Default">238<text:s text:c="2"/><text:s text:c="4"/><text:span text:style-name="style11">color</text:span><text:span text:style-name="style10">( </text:span><text:span text:style-name="style11">green </text:span><text:span text:style-name="style10">); </text:span><text:span text:style-name="style11">glLineWidth</text:span><text:span text:style-name="style10">( </text:span><text:span text:style-name="style4">1.6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239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</text:span></text:h>
      <text:h text:style-name="Default">240<text:s text:c="2"/><text:s text:c="6"/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)*</text:span><text:span text:style-name="style11">L</text:span><text:span text:style-name="style10">,(</text:span><text:span text:style-name="style11">Route</text:span><text:span text:style-name="style10">[</text:span><text:span text:style-name="style11">i</text:span><text:span text:style-name="style10">].</text:span><text:span text:style-name="style11">z</text:span><text:span text:style-name="style10">*</text:span><text:span text:style-name="style4">2</text:span><text:span text:style-name="style10">-</text:span><text:span text:style-name="style11">mz</text:span><text:span text:style-name="style10">)/</text:span><text:span text:style-name="style11">Max</text:span><text:span text:style-name="style10">.</text:span><text:span text:style-name="style11">z</text:span><text:span text:style-name="style10">-</text:span><text:span text:style-name="style4">0.5</text:span><text:span text:style-name="style10">,</text:span><text:span text:style-name="style4">0 </text:span><text:span text:style-name="style10">); </text:span><text:span text:style-name="style11">glEnd</text:span><text:span text:style-name="style10">();</text:span></text:h>
      <text:h text:style-name="Default">241<text:s text:c="2"/><text:s text:c="4"/><text:span text:style-name="style11">Compass</text:span><text:span text:style-name="style10">.</text:span><text:span text:style-name="style11">Print</text:span><text:span text:style-name="style10">( -</text:span><text:span text:style-name="style4">1</text:span><text:span text:style-name="style10">,</text:span><text:span text:style-name="style4">3</text:span><text:span text:style-name="style10">,</text:span><text:span text:style-name="style6">"%3.2f"</text:span><text:span text:style-name="style10">,(</text:span><text:span text:style-name="style11">Max</text:span><text:span text:style-name="style10">.</text:span><text:span text:style-name="style11">z</text:span><text:span text:style-name="style10">+</text:span><text:span text:style-name="style11">mz</text:span><text:span text:style-name="style10">)/</text:span><text:span text:style-name="style4">2 </text:span><text:span text:style-name="style10">)</text:span></text:h>
      <text:h text:style-name="Default">242<text:s text:c="2"/><text:s text:c="11"/><text:span text:style-name="style10">.</text:span><text:span text:style-name="style11">Print</text:span><text:span text:style-name="style10">( -</text:span><text:span text:style-name="style4">1</text:span><text:span text:style-name="style10">,</text:span><text:span text:style-name="style4">5</text:span><text:span text:style-name="style10">,</text:span><text:span text:style-name="style6">"%3.2f"</text:span><text:span text:style-name="style10">,</text:span><text:span text:style-name="style11">mz</text:span><text:span text:style-name="style10">/</text:span><text:span text:style-name="style4">2 </text:span><text:span text:style-name="style10">)</text:span></text:h>
      <text:h text:style-name="Default">243<text:s text:c="2"/><text:s text:c="11"/><text:span text:style-name="style10">.</text:span><text:span text:style-name="style11">Print</text:span><text:span text:style-name="style10">(<text:s text:c="2"/></text:span><text:span text:style-name="style4">0</text:span><text:span text:style-name="style10">,</text:span><text:span text:style-name="style4">4</text:span><text:span text:style-name="style10">,</text:span><text:span text:style-name="style6">"/Z " </text:span><text:span text:style-name="style10">);<text:s text:c="8"/></text:span><text:span text:style-name="style2">// вертикальная качка вдоль аппликаты Z</text:span></text:h>
      <text:h text:style-name="Default">244<text:s text:c="2"/><text:s text:c="4"/><text:span text:style-name="style2">//</text:span></text:h>
      <text:h text:style-name="Default">245<text:s text:c="2"/><text:s text:c="4"/><text:span text:style-name="style2">// поверху накладывается бортовая и килевая качка</text:span></text:h>
      <text:h text:style-name="Default">246<text:s text:c="2"/><text:s text:c="4"/><text:span text:style-name="style2">//</text:span></text:h>
      <text:h text:style-name="Default">247<text:s text:c="2"/><text:s text:c="4"/><text:span text:style-name="style11">color</text:span><text:span text:style-name="style10">( </text:span><text:span text:style-name="style11">blue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248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)</text:span><text:span text:style-name="style11">glVertex3d</text:span><text:span text:style-name="style10">(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)*</text:span><text:span text:style-name="style11">L</text:span><text:span text:style-name="style10">,(</text:span><text:span text:style-name="style11">Swing</text:span><text:span text:style-name="style10">[</text:span><text:span text:style-name="style11">i</text:span><text:span text:style-name="style10">].</text:span><text:span text:style-name="style11">y</text:span><text:span text:style-name="style10">-</text:span><text:span text:style-name="style11">Trim</text:span><text:span text:style-name="style10">)/</text:span><text:span text:style-name="style11">H</text:span><text:span text:style-name="style10">,</text:span><text:span text:style-name="style4">0</text:span><text:span text:style-name="style10">); </text:span><text:span text:style-name="style11">glEnd</text:span><text:span text:style-name="style10">();</text:span></text:h>
      <text:h text:style-name="Default">249<text:s text:c="2"/><text:s text:c="4"/><text:span text:style-name="style11">Compass</text:span><text:span text:style-name="style10">.</text:span><text:span text:style-name="style11">Print</text:span><text:span text:style-name="style10">( -</text:span><text:span text:style-name="style4">1</text:span><text:span text:style-name="style10">,</text:span><text:span text:style-name="style11">Max</text:span><text:span text:style-name="style10">.</text:span><text:span text:style-name="style11">x</text:span><text:span text:style-name="style10">&gt;</text:span><text:span text:style-name="style11">Max</text:span><text:span text:style-name="style10">.</text:span><text:span text:style-name="style11">y</text:span><text:span text:style-name="style10">?</text:span><text:span text:style-name="style4">2</text:span><text:span text:style-name="style10">:</text:span><text:span text:style-name="style4">1</text:span><text:span text:style-name="style10">,</text:span><text:span text:style-name="style11">DtoA</text:span><text:span text:style-name="style10">( (</text:span><text:span text:style-name="style11">Trim</text:span><text:span text:style-name="style10">+</text:span><text:span text:style-name="style11">Max</text:span><text:span text:style-name="style10">.</text:span><text:span text:style-name="style11">y</text:span><text:span text:style-name="style10">)*</text:span><text:span text:style-name="style11">_Rd</text:span><text:span text:style-name="style10">,-</text:span><text:span text:style-name="style4">1 </text:span><text:span text:style-name="style10">) )</text:span></text:h>
      <text:h text:style-name="Default">250<text:s text:c="2"/><text:s text:c="11"/><text:span text:style-name="style10">.</text:span><text:span text:style-name="style11">Print</text:span><text:span text:style-name="style10">( -</text:span><text:span text:style-name="style4">3</text:span><text:span text:style-name="style10">,</text:span><text:span text:style-name="style4">4</text:span><text:span text:style-name="style10">,</text:span><text:span text:style-name="style6">"/Y" </text:span><text:span text:style-name="style10">);<text:s text:c="10"/></text:span><text:span text:style-name="style2">// дифферент вокруг ординаты<text:s text:c="2"/>по оси Y</text:span></text:h>
      <text:h text:style-name="Default">251<text:s text:c="2"/><text:s text:c="4"/><text:span text:style-name="style11">color</text:span><text:span text:style-name="style10">( </text:span><text:span text:style-name="style11">magenta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252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)</text:span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)*</text:span><text:span text:style-name="style11">L</text:span><text:span text:style-name="style10">,</text:span><text:span text:style-name="style11">i90</text:span><text:span text:style-name="style10">(</text:span><text:span text:style-name="style11">Swing</text:span><text:span text:style-name="style10">[</text:span><text:span text:style-name="style11">i</text:span><text:span text:style-name="style10">].</text:span><text:span text:style-name="style11">x</text:span><text:span text:style-name="style10">)/</text:span><text:span text:style-name="style11">H</text:span><text:span text:style-name="style10">,</text:span><text:span text:style-name="style4">0 </text:span><text:span text:style-name="style10">); </text:span><text:span text:style-name="style11">glEnd</text:span><text:span text:style-name="style10">();</text:span></text:h>
      <text:h text:style-name="Default">253<text:s text:c="2"/><text:s text:c="4"/><text:span text:style-name="style11">Compass</text:span><text:span text:style-name="style10">.</text:span><text:span text:style-name="style11">Print</text:span><text:span text:style-name="style10">( -</text:span><text:span text:style-name="style4">1</text:span><text:span text:style-name="style10">,</text:span><text:span text:style-name="style11">Max</text:span><text:span text:style-name="style10">.</text:span><text:span text:style-name="style11">x</text:span><text:span text:style-name="style10">&gt;</text:span><text:span text:style-name="style11">Max</text:span><text:span text:style-name="style10">.</text:span><text:span text:style-name="style11">y</text:span><text:span text:style-name="style10">?</text:span><text:span text:style-name="style4">1</text:span><text:span text:style-name="style10">:</text:span><text:span text:style-name="style4">2</text:span><text:span text:style-name="style10">,</text:span><text:span text:style-name="style11">DtoA</text:span><text:span text:style-name="style10">( </text:span><text:span text:style-name="style11">Max</text:span><text:span text:style-name="style10">.</text:span><text:span text:style-name="style11">x</text:span><text:span text:style-name="style10">*</text:span><text:span text:style-name="style11">_Rd</text:span><text:span text:style-name="style10">,-</text:span><text:span text:style-name="style4">1 </text:span><text:span text:style-name="style10">) )</text:span></text:h>
      <text:h text:style-name="Default">254<text:s text:c="2"/><text:s text:c="11"/><text:span text:style-name="style10">.</text:span><text:span text:style-name="style11">Print</text:span><text:span text:style-name="style10">( -</text:span><text:span text:style-name="style4">5</text:span><text:span text:style-name="style10">,</text:span><text:span text:style-name="style4">4</text:span><text:span text:style-name="style10">,</text:span><text:span text:style-name="style6">"X " </text:span><text:span text:style-name="style10">);<text:s text:c="10"/></text:span><text:span text:style-name="style2">// крен относительно абсциссы на оси X</text:span></text:h>
      <text:h text:style-name="Default">255<text:s text:c="2"/><text:s text:c="4"/><text:span text:style-name="style2">//</text:span></text:h>
      <text:h text:style-name="Default">256<text:s text:c="2"/><text:s text:c="4"/><text:span text:style-name="style2">// и три ускорения свободного падения по наблюдениям в оконечностях корпуса</text:span></text:h>
      <text:h text:style-name="Default">257<text:s text:c="2"/><text:s text:c="4"/><text:span text:style-name="style2">//</text:span></text:h>
      <text:h text:style-name="Default">258<text:s text:c="2"/><text:s text:c="3"/><text:span text:style-name="style5">Real </text:span><text:span text:style-name="style11">A1</text:span><text:span text:style-name="style10">,</text:span><text:span text:style-name="style11">A2</text:span><text:span text:style-name="style10">=</text:span><text:span text:style-name="style4">0</text:span><text:span text:style-name="style10">,</text:span><text:span text:style-name="style11">A3</text:span><text:span text:style-name="style10">,</text:span><text:span text:style-name="style11">F1</text:span><text:span text:style-name="style10">,</text:span><text:span text:style-name="style11">F2</text:span><text:span text:style-name="style10">=</text:span><text:span text:style-name="style4">0</text:span><text:span text:style-name="style10">,</text:span><text:span text:style-name="style11">F3</text:span><text:span text:style-name="style10">,</text:span><text:span text:style-name="style11">maxA</text:span><text:span text:style-name="style10">,</text:span><text:span text:style-name="style11">minA</text:span><text:span text:style-name="style10">,</text:span><text:span text:style-name="style11">maxF</text:span><text:span text:style-name="style10">,</text:span><text:span text:style-name="style11">minF</text:span><text:span text:style-name="style10">,</text:span><text:span text:style-name="style11">D2</text:span><text:span text:style-name="style10">=</text:span><text:span text:style-name="style11">Dt</text:span><text:span text:style-name="style10">*</text:span><text:span text:style-name="style11">Dt</text:span><text:span text:style-name="style10">*</text:span><text:span text:style-name="style11">_g</text:span><text:span text:style-name="style10">;</text:span></text:h>
      <text:h text:style-name="Default">259<text:s text:c="2"/><text:s text:c="4"/><text:span text:style-name="style11">glBegin</text:span><text:span text:style-name="style10">( </text:span><text:span text:style-name="style11">GL_QUAD_STRIP </text:span><text:span text:style-name="style10">);</text:span></text:h>
      <text:h text:style-name="Default">260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</text:span></text:h>
      <text:h text:style-name="Default">261<text:s text:c="2"/><text:s text:c="4"/><text:span text:style-name="style10">{ </text:span><text:span text:style-name="style11">U </text:span><text:span text:style-name="style10">= 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</text:span><text:span text:style-name="style11">i</text:span><text:span text:style-name="style10">].</text:span><text:span text:style-name="style11">y </text:span><text:span text:style-name="style10">)/</text:span><text:span text:style-name="style4">2</text:span><text:span text:style-name="style10">;</text:span></text:h>
      <text:h text:style-name="Default">262<text:s text:c="2"/><text:s text:c="6"/><text:span text:style-name="style11">F3</text:span><text:span text:style-name="style10">=</text:span><text:span text:style-name="style11">Route</text:span><text:span text:style-name="style10">[</text:span><text:span text:style-name="style11">i</text:span><text:span text:style-name="style10">].</text:span><text:span text:style-name="style11">z</text:span><text:span text:style-name="style10">-</text:span><text:span text:style-name="style11">U</text:span><text:span text:style-name="style10">;<text:s text:c="13"/></text:span><text:span text:style-name="style2">// нос - аппликата ватерлинии на форштевне</text:span></text:h>
      <text:h text:style-name="Default">263<text:s text:c="2"/><text:s text:c="6"/><text:span text:style-name="style11">A3</text:span><text:span text:style-name="style10">=</text:span><text:span text:style-name="style11">Route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U</text:span><text:span text:style-name="style10">;<text:s text:c="13"/></text:span><text:span text:style-name="style2">// корма -- на ахтерштевне</text:span></text:h>
      <text:h text:style-name="Default">264<text:s text:c="2"/><text:s text:c="6"/><text:span text:style-name="style5">if</text:span><text:span text:style-name="style10">( </text:span><text:span text:style-name="style11">i</text:span><text:span text:style-name="style10">-</text:span><text:span text:style-name="style11">k</text:span><text:span text:style-name="style10">&gt;</text:span><text:span text:style-name="style4">2 </text:span><text:span text:style-name="style10">)<text:s text:c="18"/></text:span><text:span text:style-name="style2">// кривая лента носовых и кормовых ускорений</text:span></text:h>
      <text:h text:style-name="Default">265<text:s text:c="2"/><text:s text:c="6"/><text:span text:style-name="style10">{ </text:span><text:span text:style-name="style11">H</text:span><text:span text:style-name="style10">=(</text:span><text:span text:style-name="style11">F1</text:span><text:span text:style-name="style10">-</text:span><text:span text:style-name="style11">F2</text:span><text:span text:style-name="style10">-</text:span><text:span text:style-name="style11">F2</text:span><text:span text:style-name="style10">+</text:span><text:span text:style-name="style11">F3</text:span><text:span text:style-name="style10">)/</text:span><text:span text:style-name="style11">D2</text:span><text:span text:style-name="style10">;<text:s text:c="8"/></text:span><text:span text:style-name="style2">// ускорение на форштевне</text:span></text:h>
      <text:h text:style-name="Default">266<text:s text:c="2"/><text:s text:c="8"/><text:span text:style-name="style5">if</text:span><text:span text:style-name="style10">( </text:span><text:span text:style-name="style11">i</text:span><text:span text:style-name="style10">-</text:span><text:span text:style-name="style11">k</text:span><text:span text:style-name="style10">==</text:span><text:span text:style-name="style4">3 </text:span><text:span text:style-name="style10">)</text:span><text:span text:style-name="style11">maxF</text:span><text:span text:style-name="style10">=(</text:span><text:span text:style-name="style11">minF</text:span><text:span text:style-name="style10">=</text:span><text:span text:style-name="style11">H</text:span><text:span text:style-name="style10">-</text:span><text:span text:style-name="style11">eps</text:span><text:span text:style-name="style10">)+</text:span><text:span text:style-name="style4">2</text:span><text:span text:style-name="style10">*</text:span><text:span text:style-name="style11">eps</text:span><text:span text:style-name="style10">; </text:span><text:span text:style-name="style5">else if</text:span><text:span text:style-name="style10">( </text:span><text:span text:style-name="style11">maxF</text:span><text:span text:style-name="style10">&lt;</text:span><text:span text:style-name="style11">H </text:span><text:span text:style-name="style10">)</text:span><text:span text:style-name="style11">maxF</text:span><text:span text:style-name="style10">=</text:span><text:span text:style-name="style11">H</text:span><text:span text:style-name="style10">;</text:span></text:h>
      <text:h text:style-name="Default">267<text:s text:c="2"/><text:s text:c="45"/><text:span text:style-name="style5">else if</text:span><text:span text:style-name="style10">( </text:span><text:span text:style-name="style11">minF</text:span><text:span text:style-name="style10">&gt;</text:span><text:span text:style-name="style11">H </text:span><text:span text:style-name="style10">)</text:span><text:span text:style-name="style11">minF</text:span><text:span text:style-name="style10">=</text:span><text:span text:style-name="style11">H</text:span><text:span text:style-name="style10">;</text:span></text:h>
      <text:h text:style-name="Default">268<text:s text:c="2"/><text:s text:c="8"/><text:span text:style-name="style11">color</text:span><text:span text:style-name="style10">( </text:span><text:span text:style-name="style11">blue</text:span><text:span text:style-name="style10">,</text:span><text:span text:style-name="style4">0</text:span><text:span text:style-name="style10">,</text:span><text:span text:style-name="style4">0.1 </text:span><text:span text:style-name="style10">); </text:span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-</text:span><text:span text:style-name="style4">1</text:span><text:span text:style-name="style10">)*</text:span><text:span text:style-name="style11">L</text:span><text:span text:style-name="style10">,</text:span><text:span text:style-name="style11">H</text:span><text:span text:style-name="style10">/</text:span><text:span text:style-name="style4">2</text:span><text:span text:style-name="style10">,</text:span><text:span text:style-name="style4">0 </text:span><text:span text:style-name="style10">);</text:span></text:h>
      <text:h text:style-name="Default">269<text:s text:c="2"/><text:s text:c="8"/><text:span text:style-name="style11">H</text:span><text:span text:style-name="style10">=(</text:span><text:span text:style-name="style11">A1</text:span><text:span text:style-name="style10">-</text:span><text:span text:style-name="style11">A2</text:span><text:span text:style-name="style10">-</text:span><text:span text:style-name="style11">A2</text:span><text:span text:style-name="style10">+</text:span><text:span text:style-name="style11">A3</text:span><text:span text:style-name="style10">)/</text:span><text:span text:style-name="style11">D2</text:span><text:span text:style-name="style10">;<text:s text:c="8"/></text:span><text:span text:style-name="style2">// ускорение на ахтерштевне</text:span></text:h>
      <text:h text:style-name="Default">270<text:s text:c="2"/><text:s text:c="8"/><text:span text:style-name="style5">if</text:span><text:span text:style-name="style10">( </text:span><text:span text:style-name="style11">i</text:span><text:span text:style-name="style10">-</text:span><text:span text:style-name="style11">k</text:span><text:span text:style-name="style10">==</text:span><text:span text:style-name="style4">3 </text:span><text:span text:style-name="style10">)</text:span><text:span text:style-name="style11">maxA</text:span><text:span text:style-name="style10">=(</text:span><text:span text:style-name="style11">minA</text:span><text:span text:style-name="style10">=</text:span><text:span text:style-name="style11">H</text:span><text:span text:style-name="style10">-</text:span><text:span text:style-name="style11">eps</text:span><text:span text:style-name="style10">)+</text:span><text:span text:style-name="style4">2</text:span><text:span text:style-name="style10">*</text:span><text:span text:style-name="style11">eps</text:span><text:span text:style-name="style10">; </text:span><text:span text:style-name="style5">else if</text:span><text:span text:style-name="style10">( </text:span><text:span text:style-name="style11">maxA</text:span><text:span text:style-name="style10">&lt;</text:span><text:span text:style-name="style11">H </text:span><text:span text:style-name="style10">)</text:span><text:span text:style-name="style11">maxA</text:span><text:span text:style-name="style10">=</text:span><text:span text:style-name="style11">H</text:span><text:span text:style-name="style10">;</text:span></text:h>
      <text:h text:style-name="Default">271<text:s text:c="2"/><text:s text:c="45"/><text:span text:style-name="style5">else if</text:span><text:span text:style-name="style10">( </text:span><text:span text:style-name="style11">minA</text:span><text:span text:style-name="style10">&gt;</text:span><text:span text:style-name="style11">H </text:span><text:span text:style-name="style10">)</text:span><text:span text:style-name="style11">minA</text:span><text:span text:style-name="style10">=</text:span><text:span text:style-name="style11">H</text:span><text:span text:style-name="style10">;</text:span></text:h>
      <text:h text:style-name="Default">272<text:s text:c="2"/><text:s text:c="8"/><text:span text:style-name="style11">color</text:span><text:span text:style-name="style10">( </text:span><text:span text:style-name="style11">red</text:span><text:span text:style-name="style10">,</text:span><text:span text:style-name="style4">0</text:span><text:span text:style-name="style10">,</text:span><text:span text:style-name="style4">0.1 </text:span><text:span text:style-name="style10">); </text:span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-</text:span><text:span text:style-name="style4">1</text:span><text:span text:style-name="style10">)*</text:span><text:span text:style-name="style11">L</text:span><text:span text:style-name="style10">,</text:span><text:span text:style-name="style11">H</text:span><text:span text:style-name="style10">/</text:span><text:span text:style-name="style4">2</text:span><text:span text:style-name="style10">,</text:span><text:span text:style-name="style4">0 </text:span><text:span text:style-name="style10">);</text:span></text:h>
      <text:h text:style-name="Default">273<text:s text:c="2"/><text:s text:c="6"/><text:span text:style-name="style10">} </text:span><text:span text:style-name="style11">A1</text:span><text:span text:style-name="style10">=</text:span><text:span text:style-name="style11">A2</text:span><text:span text:style-name="style10">,</text:span><text:span text:style-name="style11">A2</text:span><text:span text:style-name="style10">=</text:span><text:span text:style-name="style11">A3</text:span><text:span text:style-name="style10">,</text:span><text:span text:style-name="style11">F1</text:span><text:span text:style-name="style10">=</text:span><text:span text:style-name="style11">F2</text:span><text:span text:style-name="style10">,</text:span><text:span text:style-name="style11">F2</text:span><text:span text:style-name="style10">=</text:span><text:span text:style-name="style11">F3</text:span><text:span text:style-name="style10">;</text:span></text:h>
      <text:h text:style-name="Default">274<text:s text:c="2"/><text:s text:c="4"/><text:span text:style-name="style10">} </text:span><text:span text:style-name="style11">glEnd</text:span><text:span text:style-name="style10">();</text:span></text:h>
      <text:h text:style-name="Default">275<text:s text:c="2"/><text:s text:c="4"/><text:span text:style-name="style11">glLineWidth</text:span><text:span text:style-name="style10">( </text:span><text:span text:style-name="style4">3 </text:span><text:span text:style-name="style10">); </text:span><text:span text:style-name="style11">color</text:span><text:span text:style-name="style10">( </text:span><text:span text:style-name="style11">yellow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276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</text:span></text:h>
      <text:h text:style-name="Default">277<text:s text:c="2"/><text:s text:c="4"/><text:span text:style-name="style10">{ </text:span><text:span text:style-name="style11">A3 </text:span><text:span text:style-name="style10">= </text:span><text:span text:style-name="style11">Route</text:span><text:span text:style-name="style10">[</text:span><text:span text:style-name="style11">i</text:span><text:span text:style-name="style10">].</text:span><text:span text:style-name="style11">z</text:span><text:span text:style-name="style10">;<text:s text:c="40"/></text:span><text:span text:style-name="style2">// мидельшпангоут</text:span></text:h>
      <text:h text:style-name="Default">278<text:s text:c="2"/><text:s text:c="6"/><text:span text:style-name="style5">if</text:span><text:span text:style-name="style10">( </text:span><text:span text:style-name="style11">i</text:span><text:span text:style-name="style10">-</text:span><text:span text:style-name="style11">k</text:span><text:span text:style-name="style10">&gt;</text:span><text:span text:style-name="style4">2 </text:span><text:span text:style-name="style10">)</text:span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-</text:span><text:span text:style-name="style4">1</text:span><text:span text:style-name="style10">)*</text:span><text:span text:style-name="style11">L</text:span><text:span text:style-name="style10">,(</text:span><text:span text:style-name="style11">A1</text:span><text:span text:style-name="style10">-</text:span><text:span text:style-name="style11">A2</text:span><text:span text:style-name="style10">-</text:span><text:span text:style-name="style11">A2</text:span><text:span text:style-name="style10">+</text:span><text:span text:style-name="style11">A3</text:span><text:span text:style-name="style10">)/</text:span><text:span text:style-name="style11">D2</text:span><text:span text:style-name="style10">/</text:span><text:span text:style-name="style4">2</text:span><text:span text:style-name="style10">,</text:span><text:span text:style-name="style4">0 </text:span><text:span text:style-name="style10">); </text:span><text:span text:style-name="style11">A1</text:span><text:span text:style-name="style10">=</text:span><text:span text:style-name="style11">A2</text:span><text:span text:style-name="style10">,</text:span><text:span text:style-name="style11">A2</text:span><text:span text:style-name="style10">=</text:span><text:span text:style-name="style11">A3</text:span><text:span text:style-name="style10">;</text:span></text:h>
      <text:h text:style-name="Default">279<text:s text:c="2"/><text:s text:c="4"/><text:span text:style-name="style10">} </text:span><text:span text:style-name="style11">glEnd</text:span><text:span text:style-name="style10">();</text:span></text:h>
      <text:h text:style-name="Default">280<text:s text:c="2"/><text:s text:c="4"/><text:span text:style-name="style11">glLineWidth</text:span><text:span text:style-name="style10">( </text:span><text:span text:style-name="style4">1 </text:span><text:span text:style-name="style10">); </text:span><text:span text:style-name="style11">color</text:span><text:span text:style-name="style10">( </text:span><text:span text:style-name="style11">cyan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281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</text:span></text:h>
      <text:h text:style-name="Default">282<text:s text:c="2"/><text:s text:c="4"/><text:span text:style-name="style10">{ </text:span><text:span text:style-name="style11">F3</text:span><text:span text:style-name="style10">=</text:span><text:span text:style-name="style11">Route</text:span><text:span text:style-name="style10">[</text:span><text:span text:style-name="style11">i</text:span><text:span text:style-name="style10">].</text:span><text:span text:style-name="style11">z </text:span><text:span text:style-name="style10">- 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</text:span><text:span text:style-name="style11">i</text:span><text:span text:style-name="style10">].</text:span><text:span text:style-name="style11">y </text:span><text:span text:style-name="style10">)/</text:span><text:span text:style-name="style4">2</text:span><text:span text:style-name="style10">;<text:s text:c="13"/></text:span><text:span text:style-name="style2">// нос</text:span></text:h>
      <text:h text:style-name="Default">283<text:s text:c="2"/><text:s text:c="6"/><text:span text:style-name="style5">if</text:span><text:span text:style-name="style10">( </text:span><text:span text:style-name="style11">i</text:span><text:span text:style-name="style10">-</text:span><text:span text:style-name="style11">k</text:span><text:span text:style-name="style10">&gt;</text:span><text:span text:style-name="style4">2 </text:span><text:span text:style-name="style10">)</text:span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-</text:span><text:span text:style-name="style4">1</text:span><text:span text:style-name="style10">)*</text:span><text:span text:style-name="style11">L</text:span><text:span text:style-name="style10">,(</text:span><text:span text:style-name="style11">F1</text:span><text:span text:style-name="style10">-</text:span><text:span text:style-name="style11">F2</text:span><text:span text:style-name="style10">-</text:span><text:span text:style-name="style11">F2</text:span><text:span text:style-name="style10">+</text:span><text:span text:style-name="style11">F3</text:span><text:span text:style-name="style10">)/</text:span><text:span text:style-name="style11">D2</text:span><text:span text:style-name="style10">/</text:span><text:span text:style-name="style4">2</text:span><text:span text:style-name="style10">,</text:span><text:span text:style-name="style4">0 </text:span><text:span text:style-name="style10">); </text:span><text:span text:style-name="style11">F1</text:span><text:span text:style-name="style10">=</text:span><text:span text:style-name="style11">F2</text:span><text:span text:style-name="style10">,</text:span><text:span text:style-name="style11">F2</text:span><text:span text:style-name="style10">=</text:span><text:span text:style-name="style11">F3</text:span><text:span text:style-name="style10">;</text:span></text:h>
      <text:h text:style-name="Default">284<text:s text:c="2"/><text:s text:c="4"/><text:span text:style-name="style10">} </text:span><text:span text:style-name="style11">glEnd</text:span><text:span text:style-name="style10">();</text:span></text:h>
      <text:h text:style-name="Default">285<text:s text:c="2"/><text:s text:c="4"/><text:span text:style-name="style11">Compass</text:span><text:span text:style-name="style10">.</text:span><text:span text:style-name="style11">Print</text:span><text:span text:style-name="style10">( -</text:span><text:span text:style-name="style4">1</text:span><text:span text:style-name="style10">,-</text:span><text:span text:style-name="style4">1</text:span><text:span text:style-name="style10">,</text:span><text:span text:style-name="style6">"%+3.1f/%+3.1f"</text:span><text:span text:style-name="style10">,</text:span><text:span text:style-name="style11">maxF</text:span><text:span text:style-name="style10">+</text:span><text:span text:style-name="style4">1</text:span><text:span text:style-name="style10">,</text:span><text:span text:style-name="style11">minF</text:span><text:span text:style-name="style10">+</text:span><text:span text:style-name="style4">1 </text:span><text:span text:style-name="style10">);</text:span></text:h>
      <text:h text:style-name="Default">286<text:s text:c="2"/><text:s text:c="4"/><text:span text:style-name="style11">color</text:span><text:span text:style-name="style10">( </text:span><text:span text:style-name="style11">magenta</text:span><text:span text:style-name="style10">,</text:span><text:span text:style-name="style4">0.5 </text:span><text:span text:style-name="style10">); </text:span><text:span text:style-name="style11">glBegin</text:span><text:span text:style-name="style10">( </text:span><text:span text:style-name="style11">GL_LINE_STRIP </text:span><text:span text:style-name="style10">);</text:span></text:h>
      <text:h text:style-name="Default">287<text:s text:c="2"/><text:s text:c="4"/><text:span text:style-name="style5">for</text:span><text:span text:style-name="style10">( </text:span><text:span text:style-name="style11">i</text:span><text:span text:style-name="style10">=</text:span><text:span text:style-name="style11">k</text:span><text:span text:style-name="style10">; </text:span><text:span text:style-name="style11">i</text:span><text:span text:style-name="style10">&lt;=</text:span><text:span text:style-name="style11">l</text:span><text:span text:style-name="style10">; </text:span><text:span text:style-name="style11">i</text:span><text:span text:style-name="style10">++ )</text:span></text:h>
      <text:h text:style-name="Default">288<text:s text:c="2"/><text:s text:c="4"/><text:span text:style-name="style10">{ </text:span><text:span text:style-name="style11">A3</text:span><text:span text:style-name="style10">=</text:span><text:span text:style-name="style11">Route</text:span><text:span text:style-name="style10">[</text:span><text:span text:style-name="style11">i</text:span><text:span text:style-name="style10">].</text:span><text:span text:style-name="style11">z </text:span><text:span text:style-name="style10">+ 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</text:span><text:span text:style-name="style11">i</text:span><text:span text:style-name="style10">].</text:span><text:span text:style-name="style11">y </text:span><text:span text:style-name="style10">)/</text:span><text:span text:style-name="style4">2</text:span><text:span text:style-name="style10">;<text:s text:c="13"/></text:span><text:span text:style-name="style2">// корма</text:span></text:h>
      <text:h text:style-name="Default">289<text:s text:c="2"/><text:s text:c="6"/><text:span text:style-name="style5">if</text:span><text:span text:style-name="style10">( </text:span><text:span text:style-name="style11">i</text:span><text:span text:style-name="style10">-</text:span><text:span text:style-name="style11">k</text:span><text:span text:style-name="style10">&gt;</text:span><text:span text:style-name="style4">2 </text:span><text:span text:style-name="style10">)</text:span><text:span text:style-name="style11">glVertex3d</text:span><text:span text:style-name="style10">( -</text:span><text:span text:style-name="style11">Lp</text:span><text:span text:style-name="style10">+(</text:span><text:span text:style-name="style11">i</text:span><text:span text:style-name="style10">-</text:span><text:span text:style-name="style11">k</text:span><text:span text:style-name="style10">-</text:span><text:span text:style-name="style4">1</text:span><text:span text:style-name="style10">)*</text:span><text:span text:style-name="style11">L</text:span><text:span text:style-name="style10">,(</text:span><text:span text:style-name="style11">A1</text:span><text:span text:style-name="style10">-</text:span><text:span text:style-name="style11">A2</text:span><text:span text:style-name="style10">-</text:span><text:span text:style-name="style11">A2</text:span><text:span text:style-name="style10">+</text:span><text:span text:style-name="style11">A3</text:span><text:span text:style-name="style10">)/</text:span><text:span text:style-name="style11">D2</text:span><text:span text:style-name="style10">/</text:span><text:span text:style-name="style4">2</text:span><text:span text:style-name="style10">,</text:span><text:span text:style-name="style4">0 </text:span><text:span text:style-name="style10">); </text:span><text:span text:style-name="style11">A1</text:span><text:span text:style-name="style10">=</text:span><text:span text:style-name="style11">A2</text:span><text:span text:style-name="style10">,</text:span><text:span text:style-name="style11">A2</text:span><text:span text:style-name="style10">=</text:span><text:span text:style-name="style11">A3</text:span><text:span text:style-name="style10">;</text:span></text:h>
      <text:h text:style-name="Default">290<text:s text:c="2"/><text:s text:c="4"/><text:span text:style-name="style10">} </text:span><text:span text:style-name="style11">glEnd</text:span><text:span text:style-name="style10">();</text:span></text:h>
      <text:h text:style-name="Default">291<text:s text:c="2"/><text:s text:c="4"/><text:span text:style-name="style11">Compass</text:span><text:span text:style-name="style10">.</text:span><text:span text:style-name="style11">Print</text:span><text:span text:style-name="style10">( -</text:span><text:span text:style-name="style4">1</text:span><text:span text:style-name="style10">,</text:span><text:span text:style-name="style4">0</text:span><text:span text:style-name="style10">,</text:span><text:span text:style-name="style6">"%+3.1f/%+3.1f"</text:span><text:span text:style-name="style10">,</text:span><text:span text:style-name="style11">maxA</text:span><text:span text:style-name="style10">+</text:span><text:span text:style-name="style4">1</text:span><text:span text:style-name="style10">,</text:span><text:span text:style-name="style11">minA</text:span><text:span text:style-name="style10">+</text:span><text:span text:style-name="style4">1 </text:span><text:span text:style-name="style10">);</text:span></text:h>
      <text:h text:style-name="Default">292<text:s text:c="2"/><text:s text:c="4"/><text:span text:style-name="style11">U</text:span><text:span text:style-name="style10">=</text:span><text:span text:style-name="style4">60.0</text:span><text:span text:style-name="style10">*</text:span><text:span text:style-name="style11">Lp</text:span><text:span text:style-name="style10">/</text:span><text:span text:style-name="style5">Real</text:span><text:span text:style-name="style10">(</text:span><text:span text:style-name="style11">Compass</text:span><text:span text:style-name="style10">.</text:span><text:span text:style-name="style11">Width</text:span><text:span text:style-name="style10">);</text:span></text:h>
      <text:h text:style-name="Default">293<text:s text:c="2"/><text:s text:c="4"/><text:span text:style-name="style11">H</text:span><text:span text:style-name="style10">=</text:span><text:span text:style-name="style4">55.0</text:span><text:span text:style-name="style10">/</text:span><text:span text:style-name="style5">Real</text:span><text:span text:style-name="style10">(</text:span><text:span text:style-name="style11">Compass</text:span><text:span text:style-name="style10">.</text:span><text:span text:style-name="style11">Height</text:span><text:span text:style-name="style10">);</text:span></text:h>
      <text:h text:style-name="Default">294<text:s text:c="2"/><text:s text:c="4"/><text:span text:style-name="style11">line</text:span><text:span text:style-name="style10">( (</text:span><text:span text:style-name="style11">Point</text:span><text:span text:style-name="style10">){-</text:span><text:span text:style-name="style11">Lp</text:span><text:span text:style-name="style10">},(</text:span><text:span text:style-name="style11">Point</text:span><text:span text:style-name="style10">){</text:span><text:span text:style-name="style11">Lp</text:span><text:span text:style-name="style10">-</text:span><text:span text:style-name="style11">Lt</text:span><text:span text:style-name="style10">},</text:span><text:span text:style-name="style11">cyan </text:span><text:span text:style-name="style10">);<text:s text:c="15"/></text:span><text:span text:style-name="style2">// уровень среднего</text:span></text:h>
      <text:h text:style-name="Default">295<text:s text:c="2"/><text:s text:c="4"/><text:span text:style-name="style11">glColor3f</text:span><text:span text:style-name="style10">( </text:span><text:span text:style-name="style11">BkColor </text:span><text:span text:style-name="style10">);</text:span></text:h>
      <text:h text:style-name="Default">296<text:s text:c="2"/><text:s text:c="4"/><text:span text:style-name="style11">rectangle</text:span><text:span text:style-name="style10">( (</text:span><text:span text:style-name="style11">Point</text:span><text:span text:style-name="style10">){-</text:span><text:span text:style-name="style11">Lp</text:span><text:span text:style-name="style10">,</text:span><text:span text:style-name="style4">1</text:span><text:span text:style-name="style10">-</text:span><text:span text:style-name="style11">H</text:span><text:span text:style-name="style10">},<text:s text:c="6"/>(</text:span><text:span text:style-name="style11">Point</text:span><text:span text:style-name="style10">){-</text:span><text:span text:style-name="style11">Lp</text:span><text:span text:style-name="style10">+</text:span><text:span text:style-name="style11">U</text:span><text:span text:style-name="style10">,</text:span><text:span text:style-name="style4">1</text:span><text:span text:style-name="style10">-</text:span><text:span text:style-name="style11">H</text:span><text:span text:style-name="style10">/</text:span><text:span text:style-name="style4">4</text:span><text:span text:style-name="style10">} ); </text:span><text:span text:style-name="style2">// сверху</text:span></text:h>
      <text:h text:style-name="Default">297<text:s text:c="2"/><text:s text:c="4"/><text:span text:style-name="style11">rectangle</text:span><text:span text:style-name="style10">( (</text:span><text:span text:style-name="style11">Point</text:span><text:span text:style-name="style10">){-</text:span><text:span text:style-name="style11">Lp</text:span><text:span text:style-name="style10">,-</text:span><text:span text:style-name="style11">H</text:span><text:span text:style-name="style10">/</text:span><text:span text:style-name="style4">2.2</text:span><text:span text:style-name="style10">},<text:s text:c="3"/>(</text:span><text:span text:style-name="style11">Point</text:span><text:span text:style-name="style10">){-</text:span><text:span text:style-name="style11">Lp</text:span><text:span text:style-name="style10">+</text:span><text:span text:style-name="style11">U</text:span><text:span text:style-name="style10">,</text:span><text:span text:style-name="style11">H</text:span><text:span text:style-name="style10">/</text:span><text:span text:style-name="style4">3</text:span><text:span text:style-name="style10">}<text:s text:c="3"/>); </text:span><text:span text:style-name="style2">// в центре</text:span></text:h>
      <text:h text:style-name="Default">298<text:s text:c="2"/><text:s text:c="4"/><text:span text:style-name="style11">rectangle</text:span><text:span text:style-name="style10">( (</text:span><text:span text:style-name="style11">Point</text:span><text:span text:style-name="style10">){-</text:span><text:span text:style-name="style11">Lp</text:span><text:span text:style-name="style10">,-</text:span><text:span text:style-name="style4">1</text:span><text:span text:style-name="style10">+</text:span><text:span text:style-name="style11">H</text:span><text:span text:style-name="style10">*</text:span><text:span text:style-name="style4">0.75</text:span><text:span text:style-name="style10">},(</text:span><text:span text:style-name="style11">Point</text:span><text:span text:style-name="style10">){-</text:span><text:span text:style-name="style11">Lp</text:span><text:span text:style-name="style10">+</text:span><text:span text:style-name="style11">U</text:span><text:span text:style-name="style10">,-</text:span><text:span text:style-name="style4">1 </text:span><text:span text:style-name="style10">}<text:s text:c="3"/>); </text:span><text:span text:style-name="style2">// внизу</text:span></text:h>
      <text:h text:style-name="Default">299<text:s text:c="2"/><text:s text:c="4"/><text:span text:style-name="style11">color</text:span><text:span text:style-name="style10">( </text:span><text:span text:style-name="style11">yellow</text:span><text:span text:style-name="style10">,-</text:span><text:span text:style-name="style4">0.4 </text:span><text:span text:style-name="style10">);</text:span></text:h>
      <text:h text:style-name="Default">300<text:s text:c="2"/><text:s text:c="4"/><text:span text:style-name="style11">line</text:span><text:span text:style-name="style10">( (</text:span><text:span text:style-name="style11">Point</text:span><text:span text:style-name="style10">){-</text:span><text:span text:style-name="style11">Lp</text:span><text:span text:style-name="style10">,-</text:span><text:span text:style-name="style4">0.5</text:span><text:span text:style-name="style10">},(</text:span><text:span text:style-name="style11">Point</text:span><text:span text:style-name="style10">){</text:span><text:span text:style-name="style11">Lp</text:span><text:span text:style-name="style10">-</text:span><text:span text:style-name="style11">Lt</text:span><text:span text:style-name="style10">,-</text:span><text:span text:style-name="style4">0.5</text:span><text:span text:style-name="style10">} );</text:span></text:h>
      <text:h text:style-name="Default">301<text:s text:c="2"/><text:s text:c="4"/><text:span text:style-name="style11">line</text:span><text:span text:style-name="style10">( (</text:span><text:span text:style-name="style11">Point</text:span><text:span text:style-name="style10">){-</text:span><text:span text:style-name="style11">Lp</text:span><text:span text:style-name="style10">,</text:span><text:span text:style-name="style4">0.5</text:span><text:span text:style-name="style10">},(</text:span><text:span text:style-name="style11">Point</text:span><text:span text:style-name="style10">){</text:span><text:span text:style-name="style11">Lp</text:span><text:span text:style-name="style10">-</text:span><text:span text:style-name="style11">Lt</text:span><text:span text:style-name="style10">,</text:span><text:span text:style-name="style4">0.5</text:span><text:span text:style-name="style10">} );</text:span></text:h>
      <text:h text:style-name="Default">302<text:s text:c="2"/><text:s text:c="4"/><text:span text:style-name="style11">Compass</text:span><text:span text:style-name="style10">.</text:span><text:span text:style-name="style11">Text</text:span><text:span text:style-name="style10">( </text:span><text:span text:style-name="style11">_North</text:span><text:span text:style-name="style10">, </text:span><text:span text:style-name="style11">Lp</text:span><text:span text:style-name="style10">=</text:span><text:span text:style-name="style11">U</text:span><text:span text:style-name="style10">/</text:span><text:span text:style-name="style4">2</text:span><text:span text:style-name="style10">-</text:span><text:span text:style-name="style11">Lp</text:span><text:span text:style-name="style10">,-</text:span><text:span text:style-name="style4">1</text:span><text:span text:style-name="style10">,</text:span><text:span text:style-name="style4">0</text:span><text:span text:style-name="style10">,</text:span><text:span text:style-name="style6">" -g" </text:span><text:span text:style-name="style10">);</text:span></text:h>
      <text:h text:style-name="Default">303<text:s text:c="2"/><text:s text:c="4"/><text:span text:style-name="style11">Compass</text:span><text:span text:style-name="style10">.</text:span><text:span text:style-name="style11">Text</text:span><text:span text:style-name="style10">( </text:span><text:span text:style-name="style11">_Center</text:span><text:span text:style-name="style10">,</text:span><text:span text:style-name="style11">Lp</text:span><text:span text:style-name="style10">,<text:s text:c="8"/></text:span><text:span text:style-name="style4">0</text:span><text:span text:style-name="style10">,</text:span><text:span text:style-name="style4">0</text:span><text:span text:style-name="style10">,</text:span><text:span text:style-name="style6">"<text:s text:c="2"/>g" </text:span><text:span text:style-name="style10">);</text:span></text:h>
      <text:h text:style-name="Default">304<text:s text:c="2"/><text:s text:c="4"/><text:span text:style-name="style11">Compass</text:span><text:span text:style-name="style10">.</text:span><text:span text:style-name="style11">Text</text:span><text:span text:style-name="style10">( </text:span><text:span text:style-name="style11">_South</text:span><text:span text:style-name="style10">, </text:span><text:span text:style-name="style11">Lp</text:span><text:span text:style-name="style10">,<text:s text:c="8"/></text:span><text:span text:style-name="style4">1</text:span><text:span text:style-name="style10">,</text:span><text:span text:style-name="style4">0</text:span><text:span text:style-name="style10">,</text:span><text:span text:style-name="style6">" 3g" </text:span><text:span text:style-name="style10">);</text:span></text:h>
      <text:h text:style-name="Default">305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306<text:s text:c="2"/><text:span text:style-name="style10">}</text:span></text:h>
      <text:h text:style-name="Default">307<text:s text:c="2"/><text:span text:style-name="style2">//<text:s text:c="2"/>Простая визуализация формы исходного корпуса в независимом графическом окне</text:span></text:h>
      <text:h text:style-name="Default">308<text:s text:c="2"/><text:span text:style-name="style2">//<text:s text:c="2"/>с прорисовкой корпуса корабля после специальной настройки графической среды</text:span></text:h>
      <text:h text:style-name="Default">309<text:s text:c="2"/><text:span text:style-name="style2">//</text:span></text:h>
      <text:h text:style-name="Default">310<text:s text:c="2"/><text:span text:style-name="style5">bool </text:span><text:span text:style-name="style11">Hull</text:span><text:span text:style-name="style10">::</text:span><text:span text:style-name="style11">Draw</text:span><text:span text:style-name="style10">()<text:s text:c="18"/></text:span><text:span text:style-name="style2">// Виртуальная процедура простой перерисовки</text:span></text:h>
      <text:h text:style-name="Default">311<text:s text:c="2"/><text:span text:style-name="style10">{ </text:span><text:span text:style-name="style5">static bool </text:span><text:span text:style-name="style11">Recurse</text:span><text:span text:style-name="style10">=</text:span><text:span text:style-name="style5">false</text:span><text:span text:style-name="style10">;</text:span></text:h>
      <text:h text:style-name="Default">312<text:s text:c="2"/><text:s text:c="2"/><text:span text:style-name="style5">if</text:span><text:span text:style-name="style10">( </text:span><text:span text:style-name="style11">Recurse </text:span><text:span text:style-name="style10">|| !</text:span><text:span text:style-name="style11">ShipName </text:span><text:span text:style-name="style10">)</text:span><text:span text:style-name="style5">return false</text:span><text:span text:style-name="style10">; </text:span><text:span text:style-name="style11">Recurse</text:span><text:span text:style-name="style10">=</text:span><text:span text:style-name="style5">true</text:span><text:span text:style-name="style10">; </text:span><text:span text:style-name="style11">Activate</text:span><text:span text:style-name="style10">();</text:span></text:h>
      <text:h text:style-name="Default">313<text:s text:c="2"/><text:s text:c="2"/><text:span text:style-name="style11">glEnable</text:span><text:span text:style-name="style10">( </text:span><text:span text:style-name="style11">GL_LIGHTING </text:span><text:span text:style-name="style10">);<text:s text:c="32"/></text:span><text:span text:style-name="style2">// OpenGL - на корпус</text:span></text:h>
      <text:h text:style-name="Default">314<text:s text:c="2"/><text:s text:c="2"/><text:span text:style-name="style11">glEnable</text:span><text:span text:style-name="style10">( </text:span><text:span text:style-name="style11">GL_CULL_FACE </text:span><text:span text:style-name="style10">);</text:span></text:h>
      <text:h text:style-name="Default">315<text:s text:c="2"/><text:s text:c="2"/><text:span text:style-name="style11">glEnable</text:span><text:span text:style-name="style10">( </text:span><text:span text:style-name="style11">GL_DEPTH_TEST </text:span><text:span text:style-name="style10">);</text:span></text:h>
      <text:h text:style-name="Default">316<text:s text:c="2"/><text:s text:c="2"/><text:span text:style-name="style11">glClearColor</text:span><text:span text:style-name="style10">( </text:span><text:span text:style-name="style11">BkColor</text:span><text:span text:style-name="style10">,</text:span><text:span text:style-name="style4">1 </text:span><text:span text:style-name="style10">);<text:s text:c="18"/></text:span><text:span text:style-name="style2">// голубоватый цвет фона и полная</text:span></text:h>
      <text:h text:style-name="Default">317<text:s text:c="2"/><text:s text:c="2"/><text:span text:style-name="style11">glClear</text:span><text:span text:style-name="style10">( </text:span><text:span text:style-name="style11">GL_COLOR_BUFFER_BIT</text:span><text:span text:style-name="style10">|</text:span><text:span text:style-name="style11">GL_DEPTH_BUFFER_BIT </text:span><text:span text:style-name="style10">); </text:span><text:span text:style-name="style2">// расчистка всего экрана</text:span></text:h>
      <text:h text:style-name="Default">318<text:s text:c="2"/><text:s text:c="2"/><text:span text:style-name="style11">glMatrixMode</text:span><text:span text:style-name="style10">( </text:span><text:span text:style-name="style11">GL_PROJECTION </text:span><text:span text:style-name="style10">); </text:span><text:span text:style-name="style11">glLoadIdentity</text:span><text:span text:style-name="style10">(); </text:span><text:span text:style-name="style2">// сброс матричных координат</text:span></text:h>
      <text:h text:style-name="Default">319<text:s text:c="2"/><text:s text:c="2"/><text:span text:style-name="style11">gluPerspective</text:span><text:span text:style-name="style10">( </text:span><text:span text:style-name="style4">15</text:span><text:span text:style-name="style10">,</text:span><text:span text:style-name="style5">Real</text:span><text:span text:style-name="style10">(</text:span><text:span text:style-name="style11">Width</text:span><text:span text:style-name="style10">)/</text:span><text:span text:style-name="style11">Height</text:span><text:span text:style-name="style10">,-</text:span><text:span text:style-name="style4">1e6</text:span><text:span text:style-name="style10">,</text:span><text:span text:style-name="style4">1e1 </text:span><text:span text:style-name="style10">); </text:span><text:span text:style-name="style2">// к перспективной проекции</text:span></text:h>
      <text:h text:style-name="Default">320<text:s text:c="2"/><text:s text:c="2"/><text:span text:style-name="style11">gluLookA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Distance</text:span><text:span text:style-name="style10">,</text:span><text:span text:style-name="style11">look</text:span><text:span text:style-name="style10">.</text:span><text:span text:style-name="style11">x</text:span><text:span text:style-name="style10">,</text:span><text:span text:style-name="style11">look</text:span><text:span text:style-name="style10">.</text:span><text:span text:style-name="style11">y</text:span><text:span text:style-name="style10">,</text:span><text:span text:style-name="style11">look</text:span><text:span text:style-name="style10">.</text:span><text:span text:style-name="style11">z</text:span><text:span text:style-name="style10">,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 </text:span><text:span text:style-name="style2">// позиция точки обзора</text:span></text:h>
      <text:h text:style-name="Default">321<text:s text:c="2"/><text:s text:c="2"/><text:span text:style-name="style11">glMatrixMode</text:span><text:span text:style-name="style10">( </text:span><text:span text:style-name="style11">GL_MODELVIEW </text:span><text:span text:style-name="style10">); </text:span><text:span text:style-name="style11">glLoadIdentity</text:span><text:span text:style-name="style10">();<text:s text:c="9"/></text:span><text:span text:style-name="style2">// исходное состояние</text:span></text:h>
      <text:h text:style-name="Default">322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y</text:span><text:span text:style-name="style10">-</text:span><text:span text:style-name="style4">90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<text:s text:c="28"/></text:span><text:span text:style-name="style2">//<text:s text:c="2"/>поставить на киль</text:span></text:h>
      <text:h text:style-name="Default">323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x</text:span><text:span text:style-name="style10">+</text:span><text:span text:style-name="style11">atan2</text:span><text:span text:style-name="style10">(</text:span><text:span text:style-name="style11">x</text:span><text:span text:style-name="style10">.</text:span><text:span text:style-name="style11">x</text:span><text:span text:style-name="style10">,</text:span><text:span text:style-name="style11">x</text:span><text:span text:style-name="style10">.</text:span><text:span text:style-name="style11">y</text:span><text:span text:style-name="style10">)*</text:span><text:span text:style-name="style11">_Rd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;<text:s text:c="12"/></text:span><text:span text:style-name="style2">//<text:s text:c="11"/>рыскание</text:span></text:h>
      <text:h text:style-name="Default">324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z</text:span><text:span text:style-name="style10">,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<text:s text:c="31"/></text:span><text:span text:style-name="style2">//<text:s text:c="10"/>дифферент</text:span></text:h>
      <text:h text:style-name="Default">325<text:s text:c="2"/><text:span text:style-name="style2">//axis(*this,Length/1.8,Breadth/1.8,Draught,"X","Y","Z"); // Координатные оси и</text:span></text:h>
      <text:h text:style-name="Default">326<text:s text:c="2"/><text:s text:c="2"/><text:span text:style-name="style11">Drawing</text:span><text:span text:style-name="style10">(); </text:span><text:span text:style-name="style11">color</text:span><text:span text:style-name="style10">( </text:span><text:span text:style-name="style11">blue </text:span><text:span text:style-name="style10">);<text:s text:c="31"/></text:span><text:span text:style-name="style2">//<text:s text:c="3"/>рисунок в памяти</text:span></text:h>
      <text:h text:style-name="Default">327<text:s text:c="2"/><text:s text:c="2"/><text:span text:style-name="style11">Print</text:span><text:span text:style-name="style10">( </text:span><text:span text:style-name="style4">2</text:span><text:span text:style-name="style10">,</text:span><text:span text:style-name="style4">1</text:span><text:span text:style-name="style10">,</text:span><text:span text:style-name="style6">"%s\n { %s }\n %s"</text:span><text:span text:style-name="style10">,</text:span><text:span text:style-name="style11">sname</text:span><text:span text:style-name="style10">( </text:span><text:span text:style-name="style11">FileName </text:span><text:span text:style-name="style10">),</text:span><text:span text:style-name="style11">ShipName</text:span><text:span text:style-name="style10">,</text:span><text:span text:style-name="style11">Model</text:span><text:span text:style-name="style10">[</text:span><text:span text:style-name="style11">Statum</text:span><text:span text:style-name="style10">] );</text:span></text:h>
      <text:h text:style-name="Default">328<text:s text:c="2"/><text:s text:c="2"/><text:span text:style-name="style11">Save</text:span><text:span text:style-name="style10">().</text:span><text:span text:style-name="style11">Refresh</text:span><text:span text:style-name="style10">(); </text:span><text:span text:style-name="style11">Recurse</text:span><text:span text:style-name="style10">=</text:span><text:span text:style-name="style5">false</text:span><text:span text:style-name="style10">; </text:span><text:span text:style-name="style5">return false</text:span><text:span text:style-name="style10">;</text:span></text:h>
      <text:h text:style-name="Default">329<text:s text:c="2"/><text:span text:style-name="style10">}</text:span></text:h>
      <text:h text:style-name="Default">330<text:s text:c="2"/><text:span text:style-name="style1">/*</text:span></text:h>
      <text:h text:style-name="Default">331<text:s text:c="2"/><text:span text:style-name="style1">⁰ⁱ⁴⁵⁶⁷⁸⁹⁺⁻⁼⁽⁾ⁿ₀₁₂₃₄₅₆₇₈₉</text:span></text:h>
      <text:h text:style-name="Default">332<text:s text:c="2"/><text:span text:style-name="style1">static void star( _Real r, int n=32 );</text:span></text:h>
      <text:h text:style-name="Default">333<text:s text:c="2"/><text:s text:c="2"/><text:span text:style-name="style1">star( 1.0,32 );</text:span></text:h>
      <text:h text:style-name="Default">334<text:s text:c="2"/><text:span text:style-name="style1">static void peak(_Real r,_Real b,_Real a,colors c )<text:s text:c="6"/>// длина, ширина, угол</text:span></text:h>
      <text:h text:style-name="Default">335<text:s text:c="2"/><text:span text:style-name="style1">{ glBegin( GL_POLYGON ); color( c,0.5 ); glVertex3dv( (Vector){ 0,0,1 } ); color( c );</text:span></text:h>
      <text:h text:style-name="Default">336<text:s text:c="2"/><text:s text:c="2"/><text:span text:style-name="style1">glVertex3dv( (Vector){ b*sin( a-_Ph/2 ),b*cos( a-_Ph/2 ),1 } ); color( c,0.5 );</text:span></text:h>
      <text:h text:style-name="Default">337<text:s text:c="2"/><text:s text:c="2"/><text:span text:style-name="style1">glVertex3dv( (Vector){ r*sin( a ),<text:s text:c="6"/>r*cos( a ),<text:s text:c="6"/>1 } ); color( c,0.75 );</text:span></text:h>
      <text:h text:style-name="Default">338<text:s text:c="2"/><text:s text:c="2"/><text:span text:style-name="style1">glVertex3dv( (Vector){ b*sin( a+_Ph/2 ),b*cos( a+_Ph/2 ),1 } ); glEnd();</text:span></text:h>
      <text:h text:style-name="Default">339<text:s text:c="2"/><text:span text:style-name="style1">}</text:span></text:h>
      <text:h text:style-name="Default">340<text:s text:c="2"/><text:span text:style-name="style1">static void star( _Real r, int n )</text:span></text:h>
      <text:h text:style-name="Default">341<text:s text:c="2"/><text:span text:style-name="style1">{ for( int i=0; i&lt;16; i++ )peak( r,r/40,i*_Ph/4.0+_Ph/8.0,gray );</text:span></text:h>
      <text:h text:style-name="Default">342<text:s text:c="2"/><text:s text:c="2"/><text:span text:style-name="style1">for( int i=0; i&lt;8;<text:s text:c="2"/>i++ )peak( r,r/20,i*_Ph/2.0+_Ph/4.0,cyan );</text:span></text:h>
      <text:h text:style-name="Default">343<text:s text:c="2"/><text:s text:c="2"/><text:span text:style-name="style1">for( int i=0; i&lt;4;<text:s text:c="2"/>i++ )peak( r,r/15,i*_Ph+_Ph/2.0,green );</text:span></text:h>
      <text:h text:style-name="Default">344<text:s text:c="2"/><text:s text:c="2"/><text:span text:style-name="style1">for( int i=0; i&lt;4;<text:s text:c="2"/>i++ )peak( r,r/10,i*_Ph,blue ); color( white,0.5,0.5 );</text:span></text:h>
      <text:h text:style-name="Default">345<text:s text:c="2"/><text:span text:style-name="style1">}*/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